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/>
      <style:text-properties fo:font-weight="bold" style:font-weight-asian="bold" style:font-weight-complex="bold"/>
      <style:map style:condition="is-true-formula(AND(COUNTIF([.$A$1:.$A$1048576]; [.A1])&gt;1;NOT(ISBLANK([.A1]))))" style:apply-style-name="cf6" style:base-cell-address="IEEE.A1"/>
      <style:map style:condition="is-true-formula(AND(COUNTIF([.$A$1:.$A$1048576]; [.A1])&gt;1;NOT(ISBLANK([.A1]))))" style:apply-style-name="cf5" style:base-cell-address="IEEE.A1"/>
    </style:style>
    <style:style style:name="ce38" style:family="table-cell" style:parent-style-name="Default" style:data-style-name="N0">
      <style:table-cell-properties fo:background-color="#ffffff"/>
      <style:map style:condition="is-true-formula(AND(COUNTIF([.$A$1:.$A$1048576]; [.A1])&gt;1;NOT(ISBLANK([.A1]))))" style:apply-style-name="cf6" style:base-cell-address="IEEE.A1"/>
      <style:map style:condition="is-true-formula(AND(COUNTIF([.$A$1:.$A$1048576]; [.A1])&gt;1;NOT(ISBLANK([.A1]))))" style:apply-style-name="cf5" style:base-cell-address="IEEE.A1"/>
    </style:style>
    <style:style style:name="ce39" style:family="table-cell" style:parent-style-name="Default" style:data-style-name="N0">
      <style:table-cell-properties fo:background-color="#ffffff"/>
      <style:map style:condition="is-true-formula(AND(COUNTIF([.$A$1:.$A$1048576]; [.A237])&gt;1;NOT(ISBLANK([.A237]))))" style:apply-style-name="cf6" style:base-cell-address="IEEE.A237"/>
      <style:map style:condition="is-true-formula(AND(COUNTIF([.$A$1:.$A$1048576]; [.A237])&gt;1;NOT(ISBLANK([.A237]))))" style:apply-style-name="cf5" style:base-cell-address="IEEE.A237"/>
      <style:map style:condition="is-true-formula(AND(COUNTIF([.$A$237:.$AMJ$238]; [.A237])&gt;1;NOT(ISBLANK([.A237]))))" style:apply-style-name="cf5" style:base-cell-address="IEEE.A237"/>
    </style:style>
    <style:style style:name="ce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ff"/>
    </style:style>
    <style:style style:name="ce41" style:family="table-cell" style:parent-style-name="Default" style:data-style-name="N0">
      <style:table-cell-properties fo:background-color="#ffffff"/>
      <style:map style:condition="is-true-formula(AND(COUNTIF([.$A$237:.$AMJ$238]; [.B237])&gt;1;NOT(ISBLANK([.B237]))))" style:apply-style-name="cf5" style:base-cell-address="IEEE.B237"/>
    </style:style>
    <style:style style:name="ce9" style:family="table-cell" style:parent-style-name="Default" style:data-style-name="N0">
      <style:table-cell-properties fo:background-color="#ffffff"/>
      <style:text-properties fo:font-weight="bold" style:font-weight-asian="bold" style:font-weight-complex="bold"/>
      <style:map style:condition="is-true-formula(AND(COUNTIF([.$A$1:.$A$1048576]; [.A1])&gt;1;NOT(ISBLANK([.A1]))))" style:apply-style-name="cf6" style:base-cell-address="ACM.A1"/>
      <style:map style:condition="is-true-formula(AND(COUNTIF([.$A$1:.$A$1048576]; [.A1])&gt;1;NOT(ISBLANK([.A1]))))" style:apply-style-name="cf5" style:base-cell-address="ACM.A1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  <style:map style:condition="is-true-formula(AND(COUNTIF([.$A$1:.$A$1048576]; [.A1])&gt;1;NOT(ISBLANK([.A1]))))" style:apply-style-name="cf6" style:base-cell-address="Scopus.A1"/>
      <style:map style:condition="is-true-formula(AND(COUNTIF([.$A$1:.$A$1048576]; [.A1])&gt;1;NOT(ISBLANK([.A1]))))" style:apply-style-name="cf5" style:base-cell-address="Scopus.A1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  <style:map style:condition="is-true-formula(AND(COUNTIF([.$A$1:.$A$1048576]; [.A1])&gt;1;NOT(ISBLANK([.A1]))))" style:apply-style-name="cf6" style:base-cell-address="Springerlink.A1"/>
      <style:map style:condition="is-true-formula(AND(COUNTIF([.$A$1:.$A$1048576]; [.A1])&gt;1;NOT(ISBLANK([.A1]))))" style:apply-style-name="cf5" style:base-cell-address="Springerlink.A1"/>
    </style:style>
    <style:style style:name="ce12" style:family="table-cell" style:parent-style-name="Default" style:data-style-name="N0">
      <style:table-cell-properties fo:background-color="#ffffff"/>
      <style:text-properties fo:font-weight="bold" style:font-weight-asian="bold" style:font-weight-complex="bold"/>
      <style:map style:condition="is-true-formula(AND(COUNTIF([.$A$1:.$A$1048576]; [.A1])&gt;1;NOT(ISBLANK([.A1]))))" style:apply-style-name="cf6" style:base-cell-address="ScienceDirect.A1"/>
      <style:map style:condition="is-true-formula(AND(COUNTIF([.$A$1:.$A$1048576]; [.A1])&gt;1;NOT(ISBLANK([.A1]))))" style:apply-style-name="cf5" style:base-cell-address="ScienceDirect.A1"/>
    </style:style>
  </office:automatic-styles>
  <office:body>
    <office:spreadsheet>
      <table:calculation-settings table:automatic-find-labels="false" table:use-regular-expressions="false" table:use-wildcards="true"/>
      <table:table table:name="IEEE" table:style-name="ta1">
        <table:table-column table:style-name="co1" table:default-cell-style-name="ce38"/>
        <table:table-column table:style-name="co2" table:number-columns-repeated="3" table:default-cell-style-name="ce40"/>
        <table:table-row table:style-name="ro1">
          <table:table-cell table:style-name="ce1" office:value-type="string" calcext:value-type="string">
            <text:p>Document 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Publication Title</text:p>
          </table:table-cell>
          <table:table-cell table:style-name="ce4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Assessing data quality in open data: A case study</text:p>
          </table:table-cell>
          <table:table-cell office:value-type="string" calcext:value-type="string">
            <text:p>J. F. Mahecha Moyano; N. E. LÃ³pez BeltrÃ¡n; J. A. Velandia Vega</text:p>
          </table:table-cell>
          <table:table-cell office:value-type="string" calcext:value-type="string">
            <text:p>2017 Congreso Internacional de Innovacion y Tendencias en Ingenieria (CONIIT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etrics and Antipatterns for Software Quality Evaluation</text:p>
          </table:table-cell>
          <table:table-cell office:value-type="string" calcext:value-type="string">
            <text:p>F. A. Fontana; S. Maggioni</text:p>
          </table:table-cell>
          <table:table-cell office:value-type="string" calcext:value-type="string">
            <text:p>2011 IEEE 34th Software Engineering Workshop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Web-Based Reference Architecture for Mobile Learning: Its Quality Aspects and Evaluation</text:p>
          </table:table-cell>
          <table:table-cell office:value-type="string" calcext:value-type="string">
            <text:p>J. Zbick</text:p>
          </table:table-cell>
          <table:table-cell office:value-type="string" calcext:value-type="string">
            <text:p>2017 IEEE International Conference on Software Architecture Workshops (ICSAW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valuation of Voice-driven Web Application Architecture</text:p>
          </table:table-cell>
          <table:table-cell office:value-type="string" calcext:value-type="string">
            <text:p>C. Niyizamwiyitira; L. Lundberg; M. Svahnberg</text:p>
          </table:table-cell>
          <table:table-cell office:value-type="string" calcext:value-type="string">
            <text:p>2012 Eighth International Conference on Signal Image Technology and Internet Based System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owards Validating Complexity-Based Metrics for Software Product Line Architectures</text:p>
          </table:table-cell>
          <table:table-cell office:value-type="string" calcext:value-type="string">
            <text:p>A. Marcolino; E. Oliveira; I. Gimenes; T. U. Conte</text:p>
          </table:table-cell>
          <table:table-cell office:value-type="string" calcext:value-type="string">
            <text:p>2013 VII Brazilian Symposium on Software Components, Architectures and Reus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ftware Quality Models: A Systematic Mapping Study</text:p>
          </table:table-cell>
          <table:table-cell office:value-type="string" calcext:value-type="string">
            <text:p>P. Nistala; K. V. Nori; R. Reddy</text:p>
          </table:table-cell>
          <table:table-cell office:value-type="string" calcext:value-type="string">
            <text:p>2019 IEEE/ACM International Conference on Software and System Processes (ICSSP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Quality Evaluation of PaaS Cloud Application Design Using Generated Prototypes</text:p>
          </table:table-cell>
          <table:table-cell office:value-type="string" calcext:value-type="string">
            <text:p>D. Gesvindr; B. Buhnova; O. Gasior</text:p>
          </table:table-cell>
          <table:table-cell office:value-type="string" calcext:value-type="string">
            <text:p>2017 IEEE International Conference on Software Architecture (ICS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Reference Structure for Metamodels of Quality-Aware Domain-Specific Languages</text:p>
          </table:table-cell>
          <table:table-cell office:value-type="string" calcext:value-type="string">
            <text:p>M. Strittmatter; R. Heinrich</text:p>
          </table:table-cell>
          <table:table-cell office:value-type="string" calcext:value-type="string">
            <text:p>2016 13th Working IEEE/IFIP Conference on Software Architecture (WIC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xperiences Applying Automated Architecture Analysis Tool Suites</text:p>
          </table:table-cell>
          <table:table-cell office:value-type="string" calcext:value-type="string">
            <text:p>R. Mo; W. Snipes; Y. Cai; S. Ramaswamy; R. Kazman; M. Naedele</text:p>
          </table:table-cell>
          <table:table-cell office:value-type="string" calcext:value-type="string">
            <text:p>2018 33rd IEEE/ACM International Conference on Automated Software Engineering (ASE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4 9th International Conference on Software Paradigm Trends (ICSOFT-PT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valuating a Representational State Transfer (REST) Architecture: What is the Impact of REST in My Architecture?</text:p>
          </table:table-cell>
          <table:table-cell office:value-type="string" calcext:value-type="string">
            <text:p>B. Costa; P. F. Pires; F. C. Delicato; P. Merson</text:p>
          </table:table-cell>
          <table:table-cell office:value-type="string" calcext:value-type="string">
            <text:p>2014 IEEE/IFIP Conference on Software Architectu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pplying Software Design Metrics to Developer Story: A Supervised Machine Learning Analysis</text:p>
          </table:table-cell>
          <table:table-cell office:value-type="string" calcext:value-type="string">
            <text:p>A. Algarni; K. Magel</text:p>
          </table:table-cell>
          <table:table-cell office:value-type="string" calcext:value-type="string">
            <text:p>2019 IEEE First International Conference on Cognitive Machine Intelligence (CogMI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xtracting Quality Attributes from User Stories for Early Architecture Decision Making</text:p>
          </table:table-cell>
          <table:table-cell office:value-type="string" calcext:value-type="string">
            <text:p>F. Gilson; M. Galster; F. Georis</text:p>
          </table:table-cell>
          <table:table-cell office:value-type="string" calcext:value-type="string">
            <text:p>2019 IEEE International Conference on Software Architecture Companion (ICSA-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Queueing Modeling in the Course in Software Architecture Design</text:p>
          </table:table-cell>
          <table:table-cell office:value-type="string" calcext:value-type="string">
            <text:p>V. Liubchenko</text:p>
          </table:table-cell>
          <table:table-cell office:value-type="string" calcext:value-type="string">
            <text:p>2018 IEEE 13th International Scientific and Technical Conference on Computer Sciences and Information Technologies (CSIT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oftware Metrics as Indicators of Security Vulnerabilities</text:p>
          </table:table-cell>
          <table:table-cell office:value-type="string" calcext:value-type="string">
            <text:p>N. Medeiros; N. Ivaki; P. Costa; M. Vieira</text:p>
          </table:table-cell>
          <table:table-cell office:value-type="string" calcext:value-type="string">
            <text:p>2017 IEEE 28th International Symposium on Software Reliability Engineering (ISSRE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chitecture Knowledge for Evaluating Scalable Databases</text:p>
          </table:table-cell>
          <table:table-cell office:value-type="string" calcext:value-type="string">
            <text:p>I. Gorton; J. Klein; A. Nurgaliev</text:p>
          </table:table-cell>
          <table:table-cell office:value-type="string" calcext:value-type="string">
            <text:p>2015 12th Working IEEE/IFIP Conference on Software Architectu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Understanding Quality Attributes in Microservice Architecture</text:p>
          </table:table-cell>
          <table:table-cell office:value-type="string" calcext:value-type="string">
            <text:p>S. Li</text:p>
          </table:table-cell>
          <table:table-cell office:value-type="string" calcext:value-type="string">
            <text:p>2017 24th Asia-Pacific Software Engineering Conference Workshops (APSECW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Prioritization of Metrics-Based Design Flaws in UML Class Diagrams</text:p>
          </table:table-cell>
          <table:table-cell office:value-type="string" calcext:value-type="string">
            <text:p>M. R. V. Chaudron; B. Katumba; X. Ran</text:p>
          </table:table-cell>
          <table:table-cell office:value-type="string" calcext:value-type="string">
            <text:p>2014 40th EUROMICRO Conference on Software Engineering and Advanced Applicatio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nsidering Not-Quantified Quality Attributes in an Automated Design Space Exploration</text:p>
          </table:table-cell>
          <table:table-cell office:value-type="string" calcext:value-type="string">
            <text:p>A. Busch; A. Koziolek</text:p>
          </table:table-cell>
          <table:table-cell office:value-type="string" calcext:value-type="string">
            <text:p>2016 12th International ACM SIGSOFT Conference on Quality of Software Architectures (Qo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owards Assessing Software Architecture Quality by Exploiting Code Smell Relations</text:p>
          </table:table-cell>
          <table:table-cell office:value-type="string" calcext:value-type="string">
            <text:p>F. A. Fontana; V. Ferme; M. Zanoni</text:p>
          </table:table-cell>
          <table:table-cell office:value-type="string" calcext:value-type="string">
            <text:p>2015 IEEE/ACM 2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Program Slicing-Based Bayesian Network Model for Change Impact Analysis</text:p>
          </table:table-cell>
          <table:table-cell office:value-type="string" calcext:value-type="string">
            <text:p>E. Ufuktepe; T. Tuglular</text:p>
          </table:table-cell>
          <table:table-cell office:value-type="string" calcext:value-type="string">
            <text:p>2018 IEEE International Conference on Software Quality, Reliability and Security (QRS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oftware Architecture Optimization Methods: A Systematic Literature Review</text:p>
          </table:table-cell>
          <table:table-cell office:value-type="string" calcext:value-type="string">
            <text:p>A. Aleti; B. Buhnova; L. Grunske; A. Koziolek; I. Meedeniya</text:p>
          </table:table-cell>
          <table:table-cell office:value-type="string" calcext:value-type="string">
            <text:p>IEEE Transactions on Software Engineer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chitectural Patterns and Quality Attributes Interaction</text:p>
          </table:table-cell>
          <table:table-cell office:value-type="string" calcext:value-type="string">
            <text:p>G. Me; C. Calero; P. Lago</text:p>
          </table:table-cell>
          <table:table-cell office:value-type="string" calcext:value-type="string">
            <text:p>2016 Qualitative Reasoning about Software Architectures (QRA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rchitectural Analysis of MATLAB/Simulink Models with Artshop</text:p>
          </table:table-cell>
          <table:table-cell office:value-type="string" calcext:value-type="string">
            <text:p>T. Gerlitz; S. Kowalewski</text:p>
          </table:table-cell>
          <table:table-cell office:value-type="string" calcext:value-type="string">
            <text:p>2016 13th Working IEEE/IFIP Conference on Software Architecture (WIC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ocumenting Early Architectural Assumptions in Scenario-Based Requirements</text:p>
          </table:table-cell>
          <table:table-cell office:value-type="string" calcext:value-type="string">
            <text:p>D. Van Landuyt; E. Truyen; W. Joosen</text:p>
          </table:table-cell>
          <table:table-cell office:value-type="string" calcext:value-type="string">
            <text:p>2012 Joint Working IEEE/IFIP Conference on Software Architecture and European Conference on Software Architectu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rchitecture-Based Quality Attribute Synergies and Conflicts</text:p>
          </table:table-cell>
          <table:table-cell office:value-type="string" calcext:value-type="string">
            <text:p>B. Boehm</text:p>
          </table:table-cell>
          <table:table-cell office:value-type="string" calcext:value-type="string">
            <text:p>2015 IEEE/ACM 2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 Empirical Study of the Effectiveness of Software Architecture Evaluation Meetings</text:p>
          </table:table-cell>
          <table:table-cell office:value-type="string" calcext:value-type="string">
            <text:p>M. Ali Babar; H. Shen; S. Biffl; D. Winkler</text:p>
          </table:table-cell>
          <table:table-cell office:value-type="string" calcext:value-type="string">
            <text:p>IEEE Acces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Software Architecture for Video Analytics</text:p>
          </table:table-cell>
          <table:table-cell office:value-type="string" calcext:value-type="string">
            <text:p>I. Cabezas; J. Palacios</text:p>
          </table:table-cell>
          <table:table-cell office:value-type="string" calcext:value-type="string">
            <text:p>2020 10th International Conference on Advanced Computer Information Technologies (ACIT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Model-Driven Architectural Design Method for Big Data Analytics Applications</text:p>
          </table:table-cell>
          <table:table-cell office:value-type="string" calcext:value-type="string">
            <text:p>C. Castellanos; B. PÃ©rez; D. Correal; C. A. Varela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Quality attributes for mission flight software: A reference for architects</text:p>
          </table:table-cell>
          <table:table-cell office:value-type="string" calcext:value-type="string">
            <text:p>J. Wilmot; L. Fesq; D. Dvorak</text:p>
          </table:table-cell>
          <table:table-cell office:value-type="string" calcext:value-type="string">
            <text:p>2016 IEEE Aerospace Confer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owards a Taxonomy for the Evaluation of Self-* Software</text:p>
          </table:table-cell>
          <table:table-cell office:value-type="string" calcext:value-type="string">
            <text:p>C. Raibulet</text:p>
          </table:table-cell>
          <table:table-cell office:value-type="string" calcext:value-type="string">
            <text:p>2018 IEEE 3rd International Workshops on Foundations and Applications of Self* Systems (FAS*W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Fitness Landscape Characterisation for Constrained Software Architecture Optimisation Problems</text:p>
          </table:table-cell>
          <table:table-cell office:value-type="string" calcext:value-type="string">
            <text:p>A. Aleti; I. Moser</text:p>
          </table:table-cell>
          <table:table-cell office:value-type="string" calcext:value-type="string">
            <text:p>2015 20th International Conference on Engineering of Complex Computer Systems (ICECCS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mputing attributes of software architectures a static method and its validation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5 International Conference on Evaluation of Novel Approaches to Software Engineering (ENA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Qualitative Analysis of the Impact of SOA Patterns on Quality Attributes</text:p>
          </table:table-cell>
          <table:table-cell office:value-type="string" calcext:value-type="string">
            <text:p>M. Galster; P. Avgeriou</text:p>
          </table:table-cell>
          <table:table-cell office:value-type="string" calcext:value-type="string">
            <text:p>2012 12th International Conference on Quality Softwa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ttern-Based Modifiability Analysis of EJB Architectures</text:p>
          </table:table-cell>
          <table:table-cell office:value-type="string" calcext:value-type="string">
            <text:p>J. A. D. Pace; A. Zunino</text:p>
          </table:table-cell>
          <table:table-cell office:value-type="string" calcext:value-type="string">
            <text:p>2012 Sixth Brazilian Symposium on Software Components, Architectures and Reus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etrics Driven Architectural Analysis using Dependency Graphs for C Language Projects</text:p>
          </table:table-cell>
          <table:table-cell office:value-type="string" calcext:value-type="string">
            <text:p>D. Tiwari; H. Washizaki; Y. Fukazawa; T. Fukuoka; J. Tamaki; N. Hosotani; M. Kohama</text:p>
          </table:table-cell>
          <table:table-cell office:value-type="string" calcext:value-type="string">
            <text:p>2019 IEEE 43rd Annual Computer Software and Applications Conference (COMPSA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survey on software architecture evaluation methods</text:p>
          </table:table-cell>
          <table:table-cell office:value-type="string" calcext:value-type="string">
            <text:p>A. Patidar; U. Suman</text:p>
          </table:table-cell>
          <table:table-cell office:value-type="string" calcext:value-type="string">
            <text:p>2015 2nd International Conference on Computing for Sustainable Global Development (INDIACom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contribution to the automation and to the evaluation of open-system software architectures</text:p>
          </table:table-cell>
          <table:table-cell office:value-type="string" calcext:value-type="string">
            <text:p>R. Belkhatir</text:p>
          </table:table-cell>
          <table:table-cell office:value-type="string" calcext:value-type="string">
            <text:p>2015 12th International Conference on Fuzzy Systems and Knowledge Discovery (FSKD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Quality-Centric Approach for Software Component Identification from Object-Oriented Code</text:p>
          </table:table-cell>
          <table:table-cell office:value-type="string" calcext:value-type="string">
            <text:p>S. Kebir; A. Seriai; S. Chardigny; A. Chaoui</text:p>
          </table:table-cell>
          <table:table-cell office:value-type="string" calcext:value-type="string">
            <text:p>2012 Joint Working IEEE/IFIP Conference on Software Architecture and European Conference on Software Architectu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etrics for verification and validation of architecture in powertrain software development</text:p>
          </table:table-cell>
          <table:table-cell office:value-type="string" calcext:value-type="string">
            <text:p>H. Venkitachalam; J. Richenhagen; A. Schlosser; T. Tasky</text:p>
          </table:table-cell>
          <table:table-cell office:value-type="string" calcext:value-type="string">
            <text:p>2015 First International Workshop on Automotive Software Architecture (WAS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delling the Structure of Reusable Solutions for Architecture-Based Quality Evaluation</text:p>
          </table:table-cell>
          <table:table-cell office:value-type="string" calcext:value-type="string">
            <text:p>A. Busch; Y. Schneider; A. Koziolek; K. Rostami; J. Kienzle</text:p>
          </table:table-cell>
          <table:table-cell office:value-type="string" calcext:value-type="string">
            <text:p>2016 IEEE International Conference on Cloud Computing Technology and Science (CloudCom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fining Security Metrics To Evaluate Electronic Health Records Systems: A Case Study in Chile</text:p>
          </table:table-cell>
          <table:table-cell office:value-type="string" calcext:value-type="string">
            <text:p>G. MÃ¡rquez; C. Taramasco; H. Astudillo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ssessing Security to Compare Architecture Alternatives of Component-Based Systems</text:p>
          </table:table-cell>
          <table:table-cell office:value-type="string" calcext:value-type="string">
            <text:p>A. Busch; M. Strittmatter; A. Koziolek</text:p>
          </table:table-cell>
          <table:table-cell office:value-type="string" calcext:value-type="string">
            <text:p>2015 IEEE International Conference on Software Quality, Reliability and Security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ttern-Based Architecture Reviews</text:p>
          </table:table-cell>
          <table:table-cell office:value-type="string" calcext:value-type="string">
            <text:p>N. Harrison; P. Avgeriou</text:p>
          </table:table-cell>
          <table:table-cell office:value-type="string" calcext:value-type="string">
            <text:p>IEEE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comprehensive framework to quantify fault tolerance metrics of web centric mobile applications</text:p>
          </table:table-cell>
          <table:table-cell office:value-type="string" calcext:value-type="string">
            <text:p>A. Mohsin; S. I. R. Naqvi; A. U. Khan; T. Naeem; M. A. AsadUllah</text:p>
          </table:table-cell>
          <table:table-cell office:value-type="string" calcext:value-type="string">
            <text:p>2017 International Conference on Communication Technologies (ComTech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ssessing Platform Suitability for Achieving Quality in Guest Applications</text:p>
          </table:table-cell>
          <table:table-cell office:value-type="string" calcext:value-type="string">
            <text:p>B. Sodhi; T. V. Prabhakar</text:p>
          </table:table-cell>
          <table:table-cell office:value-type="string" calcext:value-type="string">
            <text:p>2012 19th Asia-Pacific Software Engineering Confer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Improving the Modifiability of the Architecture of Business Applications</text:p>
          </table:table-cell>
          <table:table-cell office:value-type="string" calcext:value-type="string">
            <text:p>X. Zhao; F. Khomh; Y. Zou</text:p>
          </table:table-cell>
          <table:table-cell office:value-type="string" calcext:value-type="string">
            <text:p>2011 11th International Conference on Quality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valuating Frameworks Assemblies In Microservices-based Systems Using Imperfect Information</text:p>
          </table:table-cell>
          <table:table-cell office:value-type="string" calcext:value-type="string">
            <text:p>G. MÃ¡rquez; Y. Lazo; H. Astudillo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P. Dugerdil; M. Niculescu</text:p>
          </table:table-cell>
          <table:table-cell office:value-type="string" calcext:value-type="string">
            <text:p>2014 23rd Australian Software Engineering Confer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Quality Attributes Evaluation Method for an Agile Approach</text:p>
          </table:table-cell>
          <table:table-cell office:value-type="string" calcext:value-type="string">
            <text:p>T. Um; N. Kim; D. Lee; H. P. In</text:p>
          </table:table-cell>
          <table:table-cell office:value-type="string" calcext:value-type="string">
            <text:p>2011 First ACIS/JNU International Conference on Computers, Networks, Systems and Industrial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Questionnaire report on matter relating to software architecture evaluation</text:p>
          </table:table-cell>
          <table:table-cell office:value-type="string" calcext:value-type="string">
            <text:p>H. Almari; C. Boughton</text:p>
          </table:table-cell>
          <table:table-cell office:value-type="string" calcext:value-type="string">
            <text:p>15th IEEE/ACIS International Conference on Software Engineering, Artificial Intelligence, Networking and Parallel/Distributed Computing (SNPD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haracterizing Architectural Evaluations and Identifying Quality Attributes addressed in Systems-of-Systems: A Systematic Mapping Study</text:p>
          </table:table-cell>
          <table:table-cell office:value-type="string" calcext:value-type="string">
            <text:p>D. Gatica; F. Ponce; R. NoÃ«l; H. Astudillo</text:p>
          </table:table-cell>
          <table:table-cell office:value-type="string" calcext:value-type="string">
            <text:p>2018 37th International Conference of the Chilean Computer Science Society (SCCC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technique to evaluate software evolution based on architecture metric</text:p>
          </table:table-cell>
          <table:table-cell office:value-type="string" calcext:value-type="string">
            <text:p>B. Li; L. Liao; J. Si</text:p>
          </table:table-cell>
          <table:table-cell office:value-type="string" calcext:value-type="string">
            <text:p>2016 IEEE 14th International Conference on Software Engineering Research, Management and Applications (SER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alysis of Architecturally Significant Requirements for Enterprise Systems</text:p>
          </table:table-cell>
          <table:table-cell office:value-type="string" calcext:value-type="string">
            <text:p>N. Niu; L. Da Xu; J. C. Cheng; Z. Niu</text:p>
          </table:table-cell>
          <table:table-cell office:value-type="string" calcext:value-type="string">
            <text:p>IEEE Systems Journa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vailability Evaluation of Software Architectures through Formal Methods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4 9th International Conference on the Quality of Information and Communications Technology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erOpteryx: Automated Improvement of Software Architectures</text:p>
          </table:table-cell>
          <table:table-cell office:value-type="string" calcext:value-type="string">
            <text:p>A. Busch; D. FuchÃŸ; A. Koziolek</text:p>
          </table:table-cell>
          <table:table-cell office:value-type="string" calcext:value-type="string">
            <text:p>2019 IEEE International Conference on Software Architecture Companion (ICSA-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etric-Based Quality Evaluations for Iterative Software Development Approaches Like Agile</text:p>
          </table:table-cell>
          <table:table-cell office:value-type="string" calcext:value-type="string">
            <text:p>K. Jinzenji; T. Hoshino; L. Williams; K. Takahashi</text:p>
          </table:table-cell>
          <table:table-cell office:value-type="string" calcext:value-type="string">
            <text:p>2012 IEEE 23rd International Symposium on Software Reliability Engineering Workshop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rchitecture Patterns, Quality Attributes, and Design Contexts: How Developers Design with Them</text:p>
          </table:table-cell>
          <table:table-cell office:value-type="string" calcext:value-type="string">
            <text:p>T. Bi; P. Liang; A. Tang</text:p>
          </table:table-cell>
          <table:table-cell office:value-type="string" calcext:value-type="string">
            <text:p>2018 25th Asia-Pacific Software Engineering Conference (APSEC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ATT: Tailoring Code Metric Thresholds for Different Software Architectures</text:p>
          </table:table-cell>
          <table:table-cell office:value-type="string" calcext:value-type="string">
            <text:p>M. Aniche; C. Treude; A. Zaidman; A. Van Deursen; M. A. Gerosa</text:p>
          </table:table-cell>
          <table:table-cell office:value-type="string" calcext:value-type="string">
            <text:p>2016 IEEE 16th International Working Conference on Source Code Analysis and Manipulation (SCAM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valuating the Quality of Social Media Data in Big Data Architecture</text:p>
          </table:table-cell>
          <table:table-cell office:value-type="string" calcext:value-type="string">
            <text:p>A. Immonen; P. PÃ¤Ã¤kkÃ¶nen; E. Ovaska</text:p>
          </table:table-cell>
          <table:table-cell office:value-type="string" calcext:value-type="string">
            <text:p>IEEE Acces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T. Wang; B. Li</text:p>
          </table:table-cell>
          <table:table-cell office:value-type="string" calcext:value-type="string">
            <text:p>2019 IEEE 19th International Conference on Software Quality, Reliability and Security (QRS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lationship between features volatility and software architecture design stability in object-oriented software: Preliminary analysis</text:p>
          </table:table-cell>
          <table:table-cell office:value-type="string" calcext:value-type="string">
            <text:p>F. Handani; S. Rochimah</text:p>
          </table:table-cell>
          <table:table-cell office:value-type="string" calcext:value-type="string">
            <text:p>2015 International Conference on Information Technology Systems and Innovation (ICIT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Framework for the Structural Analysis of REST APIs</text:p>
          </table:table-cell>
          <table:table-cell office:value-type="string" calcext:value-type="string">
            <text:p>F. Haupt; F. Leymann; A. Scherer; K. Vukojevic-Haupt</text:p>
          </table:table-cell>
          <table:table-cell office:value-type="string" calcext:value-type="string">
            <text:p>2017 IEEE International Conference on Software Architecture (ICS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Reliability Prediction from Formal Architectural Descriptions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2 Joint Working IEEE/IFIP Conference on Software Architecture and European Conference on Software Architectu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 role-playing game to teach ATAM (Architecture Trade-off Analysis Method) a simulation tool and case study</text:p>
          </table:table-cell>
          <table:table-cell office:value-type="string" calcext:value-type="string">
            <text:p>C. H. Montenegro; H. Astudillo</text:p>
          </table:table-cell>
          <table:table-cell office:value-type="string" calcext:value-type="string">
            <text:p>2014 IEEE ANDESC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deling of UAS Swarms Using Dynamic and Re-Configurable Software Architecture</text:p>
          </table:table-cell>
          <table:table-cell office:value-type="string" calcext:value-type="string">
            <text:p>H. Reza; K. Ogaard</text:p>
          </table:table-cell>
          <table:table-cell office:value-type="string" calcext:value-type="string">
            <text:p>2011 21st International Conference on Systems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ntology of architectural decisions supporting ATAM based assessment of SOA architectures</text:p>
          </table:table-cell>
          <table:table-cell office:value-type="string" calcext:value-type="string">
            <text:p>P. Szwed; P. Skrzynski; G. Rogus; J. Werewka</text:p>
          </table:table-cell>
          <table:table-cell office:value-type="string" calcext:value-type="string">
            <text:p>2013 Federated Conference on Computer Science and Information System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laboration on an integrated architecture and requirement practice: Prototyping with quality attribute focus</text:p>
          </table:table-cell>
          <table:table-cell office:value-type="string" calcext:value-type="string">
            <text:p>S. Bellomo; R. L. Nord; I. Ozkaya</text:p>
          </table:table-cell>
          <table:table-cell office:value-type="string" calcext:value-type="string">
            <text:p>2013 2nd International Workshop on the Twin Peaks of Requirements and Architecture (TwinPeak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xploring the Relationships between the Understandability of Architectural Components and Graph-Based Component Level Metrics</text:p>
          </table:table-cell>
          <table:table-cell office:value-type="string" calcext:value-type="string">
            <text:p>S. Stevanetic; U. Zdun</text:p>
          </table:table-cell>
          <table:table-cell office:value-type="string" calcext:value-type="string">
            <text:p>2014 14th International Conference on Quality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valuation of the Use of Quality Attribute Scenarios in a Plug-In Hybrid Electric Vehicle Controls System - Industrial Case Study</text:p>
          </table:table-cell>
          <table:table-cell office:value-type="string" calcext:value-type="string">
            <text:p>A. Tsakiris; J. Kristinsson; R. McGee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 approach for collaborative code reviews using multi-touch technology</text:p>
          </table:table-cell>
          <table:table-cell office:value-type="string" calcext:value-type="string">
            <text:p>S. MÃ¼ller; M. WÃ¼rsch; T. Fritz; H. C. Gall</text:p>
          </table:table-cell>
          <table:table-cell office:value-type="string" calcext:value-type="string">
            <text:p>2012 5th International Workshop on Co-operative and Human Aspects of Software Engineering (CHAS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Quality Attribute Driven Agile Development</text:p>
          </table:table-cell>
          <table:table-cell office:value-type="string" calcext:value-type="string">
            <text:p>S. Jeon; M. Han; E. Lee; K. Lee</text:p>
          </table:table-cell>
          <table:table-cell office:value-type="string" calcext:value-type="string">
            <text:p>2011 Ninth International Conference on Software Engineering Research, Management and Application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ward Systematic Conveying of Architecture Design Knowledge for Self-Adaptive Systems</text:p>
          </table:table-cell>
          <table:table-cell office:value-type="string" calcext:value-type="string">
            <text:p>S. S. Andrade; R. J. de AraÃºjo MacÃªdo</text:p>
          </table:table-cell>
          <table:table-cell office:value-type="string" calcext:value-type="string">
            <text:p>2013 IEEE 7th International Conference on Self-Adaptation and Self-Organizing Systems Workshop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hallenges on the Relationship between Architectural Patterns and Quality Attributes</text:p>
          </table:table-cell>
          <table:table-cell office:value-type="string" calcext:value-type="string">
            <text:p>G. Me; G. Procaccianti; P. Lago</text:p>
          </table:table-cell>
          <table:table-cell office:value-type="string" calcext:value-type="string">
            <text:p>2017 IEEE International Conference on Software Architecture (ICS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Reliability Analysis of Software Architecture Evolution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3 Sixth Latin-American Symposium on Dependable Comput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ulti-tenant Quality Attributes to Manage Tenants in SaaS Applications</text:p>
          </table:table-cell>
          <table:table-cell office:value-type="string" calcext:value-type="string">
            <text:p>S. Kalra; T. V. Prabhakar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Quantifying the Analyzability of Software Architectures</text:p>
          </table:table-cell>
          <table:table-cell office:value-type="string" calcext:value-type="string">
            <text:p>E. Bouwers; J. P. Correia; A. v. Deursen; J. Visser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wards Automation of Performance Architectural Tactics Application</text:p>
          </table:table-cell>
          <table:table-cell office:value-type="string" calcext:value-type="string">
            <text:p>R. Champagne; S. Gagne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ecover and RELAX: Concern-Oriented Software Architecture Recovery for Systems Development and Maintenance</text:p>
          </table:table-cell>
          <table:table-cell office:value-type="string" calcext:value-type="string">
            <text:p>D. Link; P. Behnamghader; R. Moazeni; B. Boehm</text:p>
          </table:table-cell>
          <table:table-cell office:value-type="string" calcext:value-type="string">
            <text:p>2019 IEEE/ACM International Conference on Software and System Processes (ICSSP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Quality Based Software Architectural Decision Making</text:p>
          </table:table-cell>
          <table:table-cell office:value-type="string" calcext:value-type="string">
            <text:p>T. Aslam; T. Rana; M. Batool; A. Naheed; A. Andaleeb</text:p>
          </table:table-cell>
          <table:table-cell office:value-type="string" calcext:value-type="string">
            <text:p>2019 International Conference on Communication Technologies (ComTech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calability, elasticity, and efficiency in cloud computing: A systematic literature review of definitions and metrics</text:p>
          </table:table-cell>
          <table:table-cell office:value-type="string" calcext:value-type="string">
            <text:p>S. Lehrig; H. Eikerling; S. Becker</text:p>
          </table:table-cell>
          <table:table-cell office:value-type="string" calcext:value-type="string">
            <text:p>2015 11th International ACM SIGSOFT Conference on Quality of Software Architectures (QoS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VS-based methodological framework for multi-quality attribute evaluation using software architectures</text:p>
          </table:table-cell>
          <table:table-cell office:value-type="string" calcext:value-type="string">
            <text:p>V. Bogado; S. Gonnet; H. Leone</text:p>
          </table:table-cell>
          <table:table-cell office:value-type="string" calcext:value-type="string">
            <text:p>2017 XLIII Latin American Computer Conference (CLE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oftware architecture for social media data analytics</text:p>
          </table:table-cell>
          <table:table-cell office:value-type="string" calcext:value-type="string">
            <text:p>A. Perwitasari; S. Akbar; G. A. P. Saptawati</text:p>
          </table:table-cell>
          <table:table-cell office:value-type="string" calcext:value-type="string">
            <text:p>2015 International Conference on Data and Software Engineering (ICoD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aluating the correlation between software defect and design coupling metrics</text:p>
          </table:table-cell>
          <table:table-cell office:value-type="string" calcext:value-type="string">
            <text:p>A. Abuasad; I. M. Alsmadi</text:p>
          </table:table-cell>
          <table:table-cell office:value-type="string" calcext:value-type="string">
            <text:p>2012 International Conference on Computer, Information and Telecommunication Systems (CITS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he Impact of Software Development Process on Software Quality: A Review</text:p>
          </table:table-cell>
          <table:table-cell office:value-type="string" calcext:value-type="string">
            <text:p>B. Singh; S. Gautam</text:p>
          </table:table-cell>
          <table:table-cell office:value-type="string" calcext:value-type="string">
            <text:p>2016 8th International Conference on Computational Intelligence and Communication Networks (CIC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econd International Workshop on Software Architecture and Metrics (SAM 2015)</text:p>
          </table:table-cell>
          <table:table-cell office:value-type="string" calcext:value-type="string">
            <text:p>I. Ozkaya; R. L. Nord; H. Koziolek; P. Avgeriou</text:p>
          </table:table-cell>
          <table:table-cell office:value-type="string" calcext:value-type="string">
            <text:p>2015 IEEE/ACM 37th IEEE International Conference on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olution of Object Oriented Coupling Metrics: A Sampling of 25 Years of Research</text:p>
          </table:table-cell>
          <table:table-cell office:value-type="string" calcext:value-type="string">
            <text:p>A. Nicolaescu; H. Lichter; Y. Xu</text:p>
          </table:table-cell>
          <table:table-cell office:value-type="string" calcext:value-type="string">
            <text:p>2015 IEEE/ACM 2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Lightweight Architecture Analysis of a Monolithic Messaging Gateway</text:p>
          </table:table-cell>
          <table:table-cell office:value-type="string" calcext:value-type="string">
            <text:p>D. Brahneborg; W. Afzal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ncidence of software quality attributes in the design, construction and deployment of Cloud architectural environments</text:p>
          </table:table-cell>
          <table:table-cell office:value-type="string" calcext:value-type="string">
            <text:p>S. Armando Cabrera; E. M. Abad; H. Danilo Jaramillo; G. A. Poma; J. C. VerdÃºm</text:p>
          </table:table-cell>
          <table:table-cell office:value-type="string" calcext:value-type="string">
            <text:p>2015 10th Iberian Conference on Information Systems and Technologies (CIST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deling Quality Attributes in Software Product Line Architecture</text:p>
          </table:table-cell>
          <table:table-cell office:value-type="string" calcext:value-type="string">
            <text:p>L. Tan; Y. Lin; H. Ye</text:p>
          </table:table-cell>
          <table:table-cell office:value-type="string" calcext:value-type="string">
            <text:p>2012 Spring Congress on Engineering and Technology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oal-Lever-Indicator-Principle to Derive Recommendations for Improving IEC 61131-3 Control Software</text:p>
          </table:table-cell>
          <table:table-cell office:value-type="string" calcext:value-type="string">
            <text:p>B. Vogel-Heuser; J. Fischer; E. . -M. Neumann</text:p>
          </table:table-cell>
          <table:table-cell office:value-type="string" calcext:value-type="string">
            <text:p>2020 IEEE International Conference on Industrial Engineering and Engineering Management (IEEM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 evaluation of the internal quality of business applications: does size matter?</text:p>
          </table:table-cell>
          <table:table-cell office:value-type="string" calcext:value-type="string">
            <text:p>B. Curtis; J. Sappidi; J. Subramanyam</text:p>
          </table:table-cell>
          <table:table-cell office:value-type="string" calcext:value-type="string">
            <text:p>2011 33rd International Conference on Software Engineering (ICS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M. Vimaladevi; G. Zayaraz</text:p>
          </table:table-cell>
          <table:table-cell office:value-type="string" calcext:value-type="string">
            <text:p>2017 International Conference on Communication and Signal Processing (ICCSP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Hybrid ANP: Quality attributes decision modeling of a product line architecture design</text:p>
          </table:table-cell>
          <table:table-cell office:value-type="string" calcext:value-type="string">
            <text:p>I. M. Murwantara</text:p>
          </table:table-cell>
          <table:table-cell office:value-type="string" calcext:value-type="string">
            <text:p>2012 2nd International Conference on Uncertainty Reasoning and Knowledge Engineer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Independent Assessment of Safety-Critical Systems: We Bring Data!</text:p>
          </table:table-cell>
          <table:table-cell office:value-type="string" calcext:value-type="string">
            <text:p>N. Silva; R. Lopes</text:p>
          </table:table-cell>
          <table:table-cell office:value-type="string" calcext:value-type="string">
            <text:p>2012 IEEE 23rd International Symposium on Software Reliability Engineering Workshop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elating Architectural Decay and Sustainability of Software Systems</text:p>
          </table:table-cell>
          <table:table-cell office:value-type="string" calcext:value-type="string">
            <text:p>D. M. Le; C. Carrillo; R. Capilla; N. Medvidovic</text:p>
          </table:table-cell>
          <table:table-cell office:value-type="string" calcext:value-type="string">
            <text:p>2016 13th Working IEEE/IFIP Conference on Software Architecture (WIC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owards software metrics for evaluating quality of IEC 61499 automation software</text:p>
          </table:table-cell>
          <table:table-cell office:value-type="string" calcext:value-type="string">
            <text:p>G. Zhabelova; V. Vyatkin</text:p>
          </table:table-cell>
          <table:table-cell office:value-type="string" calcext:value-type="string">
            <text:p>2015 IEEE 20th Conference on Emerging Technologies &amp; Factory Automation (ETF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pace systems modeling using the Architecture Analysis &amp; Design Language (AADL)</text:p>
          </table:table-cell>
          <table:table-cell office:value-type="string" calcext:value-type="string">
            <text:p>M. Munoz</text:p>
          </table:table-cell>
          <table:table-cell office:value-type="string" calcext:value-type="string">
            <text:p>2013 IEEE International Symposium on Software Reliability Engineering Workshops (ISSREW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ward Evaluation of Deployment Architecture of ML-Based Cyber-Physical Systems</text:p>
          </table:table-cell>
          <table:table-cell office:value-type="string" calcext:value-type="string">
            <text:p>L. Gisselaire; F. Cario; Q. Guerre-berthelot; B. Zigmann; L. du Bousquet; M. Nakamura</text:p>
          </table:table-cell>
          <table:table-cell office:value-type="string" calcext:value-type="string">
            <text:p>2019 34th IEEE/ACM International Conference on Automated Software Engineering Workshop (ASEW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DEMINE: Building a Software Development Data Analytics Platform at Microsoft</text:p>
          </table:table-cell>
          <table:table-cell office:value-type="string" calcext:value-type="string">
            <text:p>J. Czerwonka; N. Nagappan; W. Schulte; B. Murphy</text:p>
          </table:table-cell>
          <table:table-cell office:value-type="string" calcext:value-type="string">
            <text:p>IEEE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enerator Flow: An XML Configurable Design Pattern Used in NoGAP</text:p>
          </table:table-cell>
          <table:table-cell office:value-type="string" calcext:value-type="string">
            <text:p>P. Karlstrom; W. Zhou</text:p>
          </table:table-cell>
          <table:table-cell office:value-type="string" calcext:value-type="string">
            <text:p>2012 Ninth International Conference on Information Technology - New Generation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rchimetrix: Improved Software Architecture Recovery in the Presence of Design Deficiencies</text:p>
          </table:table-cell>
          <table:table-cell office:value-type="string" calcext:value-type="string">
            <text:p>M. C. Platenius; M. von Detten; S. Becker</text:p>
          </table:table-cell>
          <table:table-cell office:value-type="string" calcext:value-type="string">
            <text:p>2012 16th European Conference on Software Maintenance and Reengineer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ontinuous Deployment for Dependable Systems with Continuous Assurance Cases</text:p>
          </table:table-cell>
          <table:table-cell office:value-type="string" calcext:value-type="string">
            <text:p>F. Warg; H. Blom; J. Borg; R. Johansson</text:p>
          </table:table-cell>
          <table:table-cell office:value-type="string" calcext:value-type="string">
            <text:p>2019 IEEE International Symposium on Software Reliability Engineering Workshops (ISSREW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mparing maintainability evolution of object-oriented and aspect-oriented software product lines</text:p>
          </table:table-cell>
          <table:table-cell office:value-type="string" calcext:value-type="string">
            <text:p>W. Abdelmoez; H. Khater; N. El-shoafy</text:p>
          </table:table-cell>
          <table:table-cell office:value-type="string" calcext:value-type="string">
            <text:p>2012 8th International Conference on Informatics and Systems (INFOS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del-Based Analysis of Microservice Resiliency Patterns</text:p>
          </table:table-cell>
          <table:table-cell office:value-type="string" calcext:value-type="string">
            <text:p>N. C. Mendonca; C. M. Aderaldo; J. Camara; D. Garlan</text:p>
          </table:table-cell>
          <table:table-cell office:value-type="string" calcext:value-type="string">
            <text:p>2020 IEEE International Conference on Software Architecture (ICSA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HIPAA and QMS Based Architectural Requirements to Cope with the OCR Audit Program</text:p>
          </table:table-cell>
          <table:table-cell office:value-type="string" calcext:value-type="string">
            <text:p>S. U. Gardazi; A. A. Shahid; C. Salimbene</text:p>
          </table:table-cell>
          <table:table-cell office:value-type="string" calcext:value-type="string">
            <text:p>2012 Third FTRA International Conference on Mobile, Ubiquitous, and Intelligent Comput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ssessing Architectural Patterns Trade-offs using Moment-based Pattern Taxonomies</text:p>
          </table:table-cell>
          <table:table-cell office:value-type="string" calcext:value-type="string">
            <text:p>C. Orellana; M. M. Villegas; H. Astudillo</text:p>
          </table:table-cell>
          <table:table-cell office:value-type="string" calcext:value-type="string">
            <text:p>2019 XLV Latin American Computing Conference (CLEI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TAM-RPG: A role-playing game to teach architecture trade-off analysis method (ATAM)</text:p>
          </table:table-cell>
          <table:table-cell office:value-type="string" calcext:value-type="string">
            <text:p>C. H. Montenegro; H. Astudillo; M. C. GÃ³mez Ãlvarez</text:p>
          </table:table-cell>
          <table:table-cell office:value-type="string" calcext:value-type="string">
            <text:p>2017 XLIII Latin American Computer Conference (CLE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Robust ArcheOpterix: Architecture optimization of embedded systems under uncertainty</text:p>
          </table:table-cell>
          <table:table-cell office:value-type="string" calcext:value-type="string">
            <text:p>I. Meedeniya; A. Aleti; I. Avazpour; A. Amin</text:p>
          </table:table-cell>
          <table:table-cell office:value-type="string" calcext:value-type="string">
            <text:p>2012 Second International Workshop on Software Engineering for Embedded Systems (SEES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Notice of Violation of IEEE Publication Principles: A Systematic literature survey for integrating design algebra with object oriented design methods in the context of Software architecture</text:p>
          </table:table-cell>
          <table:table-cell office:value-type="string" calcext:value-type="string">
            <text:p>P. Rajarajeswari; A. R. Reddy; D. Vasumathi; R. Sathiyaraj</text:p>
          </table:table-cell>
          <table:table-cell office:value-type="string" calcext:value-type="string">
            <text:p>2014 International Conference on Issues and Challenges in Intelligent Computing Techniques (ICICT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structural-parametrical integration of modules for software algorithms. Part I</text:p>
          </table:table-cell>
          <table:table-cell office:value-type="string" calcext:value-type="string">
            <text:p>A. A. Mikhaylov; S. A. Bazuyeva</text:p>
          </table:table-cell>
          <table:table-cell office:value-type="string" calcext:value-type="string">
            <text:p>2016 2nd International Conference on Industrial Engineering, Applications and Manufacturing (ICIEAM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How Developers Discuss Architecture Smells? An Exploratory Study on Stack Overflow</text:p>
          </table:table-cell>
          <table:table-cell office:value-type="string" calcext:value-type="string">
            <text:p>F. Tian; P. Liang; M. A. Babar</text:p>
          </table:table-cell>
          <table:table-cell office:value-type="string" calcext:value-type="string">
            <text:p>2019 IEEE International Conference on Software Architecture (ICSA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isualizing Design Erosion: How Big Balls of Mud are Made</text:p>
          </table:table-cell>
          <table:table-cell office:value-type="string" calcext:value-type="string">
            <text:p>D. Baum; J. Dietrich; C. Anslow; R. MÃ¼ller</text:p>
          </table:table-cell>
          <table:table-cell office:value-type="string" calcext:value-type="string">
            <text:p>2018 IEEE Working Conference on Software Visualization (VISSOFT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owards an Architectural Design Framework for Data Management in Industry 4.0</text:p>
          </table:table-cell>
          <table:table-cell office:value-type="string" calcext:value-type="string">
            <text:p>E. A. Hinojosa-Palafox; O. M. RodrÃ­guez-ElÃ­as; J. A. Hoyo-MontaÃ±o; J. H. Pacheco-RamÃ­rez</text:p>
          </table:table-cell>
          <table:table-cell office:value-type="string" calcext:value-type="string">
            <text:p>2019 7th International Conference in Software Engineering Research and Innovation (CONISOFT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Why Securing Your Code Architecture: Detection of Architectural Vulnerabilities in Industrial Products</text:p>
          </table:table-cell>
          <table:table-cell office:value-type="string" calcext:value-type="string">
            <text:p>I. Michard</text:p>
          </table:table-cell>
          <table:table-cell office:value-type="string" calcext:value-type="string">
            <text:p>2017 IEEE International Symposium on Software Reliability Engineering Workshops (ISSREW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loudMeasure: A Platform for Performance Analysis of Cloud Computing Systems</text:p>
          </table:table-cell>
          <table:table-cell office:value-type="string" calcext:value-type="string">
            <text:p>L. E. B. Villalpando; A. April; A. Abran</text:p>
          </table:table-cell>
          <table:table-cell office:value-type="string" calcext:value-type="string">
            <text:p>2016 IEEE 9th International Conference on Cloud Computing (CLOUD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rocessing the Evolution of Quality Requirements of Web Service Orchestrations: A Pattern-Based Approach</text:p>
          </table:table-cell>
          <table:table-cell office:value-type="string" calcext:value-type="string">
            <text:p>T. Zernadji; C. Tibermacine; F. Cherif</text:p>
          </table:table-cell>
          <table:table-cell office:value-type="string" calcext:value-type="string">
            <text:p>2014 IEEE/IFIP Conference on Software Architectu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nterprise Architecture Evaluation Using Utility Theory</text:p>
          </table:table-cell>
          <table:table-cell office:value-type="string" calcext:value-type="string">
            <text:p>M. Ã–sterlind; P. Johnson; K. Karnati; R. LagerstrÃ¶m; M. VÃ¤lja</text:p>
          </table:table-cell>
          <table:table-cell office:value-type="string" calcext:value-type="string">
            <text:p>2013 17th IEEE International Enterprise Distributed Object Computing Conference Workshop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B4CP 2015 Keynote I: Dependability Modeling and Analysis Methods Integrated in Model-Driven Industrial Architectural Frameworks</text:p>
          </table:table-cell>
          <table:table-cell office:value-type="string" calcext:value-type="string">
            <text:p>A. Bondavalli</text:p>
          </table:table-cell>
          <table:table-cell office:value-type="string" calcext:value-type="string">
            <text:p>2015 IEEE International Conference on Dependable Systems and Networks Workshop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Novel Integrated Architecture for Ambient Assisted Living Systems</text:p>
          </table:table-cell>
          <table:table-cell office:value-type="string" calcext:value-type="string">
            <text:p>A. Kunnappilly; A. Sorici; I. A. Awada; I. Mocanu; C. Seceleanu; A. M. Florea</text:p>
          </table:table-cell>
          <table:table-cell office:value-type="string" calcext:value-type="string">
            <text:p>2017 IEEE 41st Annual Computer Software and Applications Conference (COMPSAC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Functionality-Oriented Microservice Extraction Based on Execution Trace Clustering</text:p>
          </table:table-cell>
          <table:table-cell office:value-type="string" calcext:value-type="string">
            <text:p>W. Jin; T. Liu; Q. Zheng; D. Cui; Y. Cai</text:p>
          </table:table-cell>
          <table:table-cell office:value-type="string" calcext:value-type="string">
            <text:p>2018 IEEE International Conference on Web Services (ICWS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High-Level Design Stories in Architecture-Centric Agile Development</text:p>
          </table:table-cell>
          <table:table-cell office:value-type="string" calcext:value-type="string">
            <text:p>J. A. Diaz-Pace; A. J. Bianchi</text:p>
          </table:table-cell>
          <table:table-cell office:value-type="string" calcext:value-type="string">
            <text:p>2019 IEEE International Conference on Software Architecture Companion (ICSA-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uilding simulation models to evaluate web application architectures</text:p>
          </table:table-cell>
          <table:table-cell office:value-type="string" calcext:value-type="string">
            <text:p>M. J. Blas; S. Gonnet; H. Leone</text:p>
          </table:table-cell>
          <table:table-cell office:value-type="string" calcext:value-type="string">
            <text:p>2016 XLII Latin American Computing Conference (CLE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igorous Architectural Reasoning for Self-Adaptive Software Systems</text:p>
          </table:table-cell>
          <table:table-cell office:value-type="string" calcext:value-type="string">
            <text:p>N. Abbas; J. Andersson; M. U. Iftikhar; D. Weyns</text:p>
          </table:table-cell>
          <table:table-cell office:value-type="string" calcext:value-type="string">
            <text:p>2016 Qualitative Reasoning about Software Architectures (QRA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Fuzzy Logic based QoS Management and Monitoring System for Cloud Computing</text:p>
          </table:table-cell>
          <table:table-cell office:value-type="string" calcext:value-type="string">
            <text:p>S. B. Bose; S. S. Sujatha</text:p>
          </table:table-cell>
          <table:table-cell office:value-type="string" calcext:value-type="string">
            <text:p>2020 3rd International Conference on Intelligent Sustainable Systems (ICISS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olicy enforcement upon software based on microservice architecture</text:p>
          </table:table-cell>
          <table:table-cell office:value-type="string" calcext:value-type="string">
            <text:p>T. Asik; Y. E. Selcuk</text:p>
          </table:table-cell>
          <table:table-cell office:value-type="string" calcext:value-type="string">
            <text:p>2017 IEEE 15th International Conference on Software Engineering Research, Management and Applications (SER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ynamic Data Routing Decisions for Compliant Data Handling in Service-and Cloud-Based Architectures: A Performance Analysis</text:p>
          </table:table-cell>
          <table:table-cell office:value-type="string" calcext:value-type="string">
            <text:p>A. Amiri; C. Krieger; U. Zdun; F. Leymann</text:p>
          </table:table-cell>
          <table:table-cell office:value-type="string" calcext:value-type="string">
            <text:p>2019 IEEE International Conference on Services Computing (SC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he PreCertification Kit for Operating Systems in Safety Domains</text:p>
          </table:table-cell>
          <table:table-cell office:value-type="string" calcext:value-type="string">
            <text:p>D. Cotroneo; D. D. Leo; N. Silva; R. Barbosa</text:p>
          </table:table-cell>
          <table:table-cell office:value-type="string" calcext:value-type="string">
            <text:p>2011 First International Workshop on Software Certificatio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Quality-Driven Architectural Patterns for Self-Aware Cloud-Based Software</text:p>
          </table:table-cell>
          <table:table-cell office:value-type="string" calcext:value-type="string">
            <text:p>M. Salama; R. Bahsoon</text:p>
          </table:table-cell>
          <table:table-cell office:value-type="string" calcext:value-type="string">
            <text:p>2015 IEEE 8th International Conference on Cloud Comput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erformance evaluation in the migration process from a monolithic application to microservices</text:p>
          </table:table-cell>
          <table:table-cell office:value-type="string" calcext:value-type="string">
            <text:p>D. Guaman; L. Yaguachi; C. C. Samanta; J. H. Danilo; F. Soto</text:p>
          </table:table-cell>
          <table:table-cell office:value-type="string" calcext:value-type="string">
            <text:p>2018 13th Iberian Conference on Information Systems and Technologies (CISTI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dentification and implementation of observer and state pattern in internet banking application</text:p>
          </table:table-cell>
          <table:table-cell office:value-type="string" calcext:value-type="string">
            <text:p>A. Meiappane; B. Chithra; V. P. Venkatesan</text:p>
          </table:table-cell>
          <table:table-cell office:value-type="string" calcext:value-type="string">
            <text:p>2012 International Conference on Radar, Communication and Computing (ICRC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yered Software Architecture for the Development of Mobile Learning Objects With Augmented Reality</text:p>
          </table:table-cell>
          <table:table-cell office:value-type="string" calcext:value-type="string">
            <text:p>L. A. Rivera Alvarado; E. LÃ³pez DomÃ­nguez; Y. HernÃ¡ndez VelÃ¡zquez; S. DomÃ­nguez Isidro; C. B. Excelente Toledo</text:p>
          </table:table-cell>
          <table:table-cell office:value-type="string" calcext:value-type="string">
            <text:p>IEEE Acces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How â€˜microâ€™ are your services?</text:p>
          </table:table-cell>
          <table:table-cell office:value-type="string" calcext:value-type="string">
            <text:p>T. d. O. Rosa; A. Goldman; E. M. Guerra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imating the Complexity of Architectural Design Decision Networks</text:p>
          </table:table-cell>
          <table:table-cell office:value-type="string" calcext:value-type="string">
            <text:p>C. C. Sanchez; R. Capilla; M. Staron</text:p>
          </table:table-cell>
          <table:table-cell office:value-type="string" calcext:value-type="string">
            <text:p>IEEE Acces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 evolutionary multiobjective optimization approach to component-based software architecture design</text:p>
          </table:table-cell>
          <table:table-cell office:value-type="string" calcext:value-type="string">
            <text:p>R. Li; R. Etemaadi; M. T. M. Emmerich; M. R. V. Chaudron</text:p>
          </table:table-cell>
          <table:table-cell office:value-type="string" calcext:value-type="string">
            <text:p>2011 IEEE Congress of Evolutionary Computation (CE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dentifying Implicit Architectural Dependencies Using Measures of Source Code Change Waves</text:p>
          </table:table-cell>
          <table:table-cell office:value-type="string" calcext:value-type="string">
            <text:p>M. Staron; W. Meding; C. HÃ¶glund; P. Eriksson; J. Nilsson; J. Hansson</text:p>
          </table:table-cell>
          <table:table-cell office:value-type="string" calcext:value-type="string">
            <text:p>2013 39th Euromicro Conference on Software Engineering and Advanced Application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xtending a Multi-Agent Systems Simulation Architecture for Systems-of-Systems Security Analysis</text:p>
          </table:table-cell>
          <table:table-cell office:value-type="string" calcext:value-type="string">
            <text:p>J. El Hachem; V. Chiprianov; V. V. Graciano Neto; P. Aniorte</text:p>
          </table:table-cell>
          <table:table-cell office:value-type="string" calcext:value-type="string">
            <text:p>2018 13th Annual Conference on System of Systems Engineering (SoSE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ecAgreement: Advancing Security Risk Calculations in Cloud Services</text:p>
          </table:table-cell>
          <table:table-cell office:value-type="string" calcext:value-type="string">
            <text:p>M. L. Hale; R. Gamble</text:p>
          </table:table-cell>
          <table:table-cell office:value-type="string" calcext:value-type="string">
            <text:p>2012 IEEE Eighth World Congress on Servic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rchitecture evaluation without an architecture: experience with the smart grid</text:p>
          </table:table-cell>
          <table:table-cell office:value-type="string" calcext:value-type="string">
            <text:p>R. Kazman; L. Bass; J. Ivers; G. A. Moreno</text:p>
          </table:table-cell>
          <table:table-cell office:value-type="string" calcext:value-type="string">
            <text:p>2011 33rd International Conference on Software Engineering (ICS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ssessment of software system presentation layers based on an ECORAM reference architecture model</text:p>
          </table:table-cell>
          <table:table-cell office:value-type="string" calcext:value-type="string">
            <text:p>M. Turek; J. Werewka; K. Sztandera; G. Rogus</text:p>
          </table:table-cell>
          <table:table-cell office:value-type="string" calcext:value-type="string">
            <text:p>2015 Federated Conference on Computer Science and Information Systems (FedCSIS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aluating Security Properties of Architectures in Unpredictable Environments: A Case for Cloud</text:p>
          </table:table-cell>
          <table:table-cell office:value-type="string" calcext:value-type="string">
            <text:p>F. Faniyi; R. Bahsoon; A. Evans; R. Kazman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naging Technical Debt in Database Normalization</text:p>
          </table:table-cell>
          <table:table-cell office:value-type="string" calcext:value-type="string">
            <text:p>M. Albarak; R. Bahsoon; I. Ozkaya; R. L. Nord</text:p>
          </table:table-cell>
          <table:table-cell office:value-type="string" calcext:value-type="string">
            <text:p>IEEE Transactions on Software Engineer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 evaluation method for Self-Adaptive systems</text:p>
          </table:table-cell>
          <table:table-cell office:value-type="string" calcext:value-type="string">
            <text:p>A. Farahani; E. Nazemi; G. Cabri; A. Rafizadeh</text:p>
          </table:table-cell>
          <table:table-cell office:value-type="string" calcext:value-type="string">
            <text:p>2016 IEEE International Conference on Systems, Man, and Cybernetics (SM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xploring Architecture-Based Reliability Analysis of Current Multi-layered Web Applications</text:p>
          </table:table-cell>
          <table:table-cell office:value-type="string" calcext:value-type="string">
            <text:p>E. H. Marinho; A. A. Mendonca; G. N. Rodrigues; V. Alves; R. BonifÂ´cio</text:p>
          </table:table-cell>
          <table:table-cell office:value-type="string" calcext:value-type="string">
            <text:p>2011 Fifth Brazilian Symposium on Software Components, Architectures and Reus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ta-driven Adaptation in Microservice-based IoT Architectures</text:p>
          </table:table-cell>
          <table:table-cell office:value-type="string" calcext:value-type="string">
            <text:p>M. D. Sanctis; H. Muccini; K. Vaidhyanathan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Research Landscape on Formal Verification of Software Architecture Descriptions</text:p>
          </table:table-cell>
          <table:table-cell office:value-type="string" calcext:value-type="string">
            <text:p>C. AraÃºjo; E. Cavalcante; T. Batista; M. Oliveira; F. Oquendo</text:p>
          </table:table-cell>
          <table:table-cell office:value-type="string" calcext:value-type="string">
            <text:p>IEEE Acces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naging trade-offs among architectural tactics using feature models and feature-solution graphs</text:p>
          </table:table-cell>
          <table:table-cell office:value-type="string" calcext:value-type="string">
            <text:p>J. Chavarriaga; C. Noguera; R. Casallas; V. Jonckers</text:p>
          </table:table-cell>
          <table:table-cell office:value-type="string" calcext:value-type="string">
            <text:p>2015 10th Computing Colombian Conference (10CCC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n Network Analysis Techniques Help to Predict Design Dependencies? An Initial Study</text:p>
          </table:table-cell>
          <table:table-cell office:value-type="string" calcext:value-type="string">
            <text:p>J. A. Diaz-Pace; A. Tommasel; D. Godoy</text:p>
          </table:table-cell>
          <table:table-cell office:value-type="string" calcext:value-type="string">
            <text:p>2018 IEEE International Conference on Software Architecture Companion (ICSA-C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oal model driven alternative selection: a quantitative approach</text:p>
          </table:table-cell>
          <table:table-cell office:value-type="string" calcext:value-type="string">
            <text:p>T. Zhao; H. Zhao; W. Zhang; Z. Jin</text:p>
          </table:table-cell>
          <table:table-cell office:value-type="string" calcext:value-type="string">
            <text:p>2015 IEEE International Model-Driven Requirements Engineering Workshop (MoDR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asuring Inappropriate Generosity with Access Modifiers in Java Systems</text:p>
          </table:table-cell>
          <table:table-cell office:value-type="string" calcext:value-type="string">
            <text:p>C. Zoller; A. Schmolitzky</text:p>
          </table:table-cell>
          <table:table-cell office:value-type="string" calcext:value-type="string">
            <text:p>2012 Joint Conference of the 22nd International Workshop on Software Measurement and the 2012 Seventh International Conference on Software Process and Product Measurement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usiness diagnostic technology for sharing value and social innovation in one-person companies</text:p>
          </table:table-cell>
          <table:table-cell office:value-type="string" calcext:value-type="string">
            <text:p>J. Trujillo DÃ­az; H. Bolivar; J. GÃ³mez; J. Prada</text:p>
          </table:table-cell>
          <table:table-cell office:value-type="string" calcext:value-type="string">
            <text:p>2017 Congreso Internacional de Innovacion y Tendencias en Ingenieria (CONIIT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On the effect of local search in the multi-objective evolutionary discovery of software architectures</text:p>
          </table:table-cell>
          <table:table-cell office:value-type="string" calcext:value-type="string">
            <text:p>A. RamÃ­rez; J. R. Romero; S. Ventura</text:p>
          </table:table-cell>
          <table:table-cell office:value-type="string" calcext:value-type="string">
            <text:p>2017 IEEE Congress on Evolutionary Computation (CEC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marter Architecture &amp; Engineering: Game changer for requirements management: A position paper</text:p>
          </table:table-cell>
          <table:table-cell office:value-type="string" calcext:value-type="string">
            <text:p>P. Bahrs; T. Nguyen</text:p>
          </table:table-cell>
          <table:table-cell office:value-type="string" calcext:value-type="string">
            <text:p>2011 Workshop on Requirements Engineering for Systems, Services and Systems-of-System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eal-time Monitoring System for Container Networks in the Era of Microservices</text:p>
          </table:table-cell>
          <table:table-cell office:value-type="string" calcext:value-type="string">
            <text:p>T. Shiraishi; M. Noro; R. Kondo; Y. Takano; N. Oguchi</text:p>
          </table:table-cell>
          <table:table-cell office:value-type="string" calcext:value-type="string">
            <text:p>2020 21st Asia-Pacific Network Operations and Management Symposium (APNOMS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oward requirements engineering of cyber-physical systems: Modeling CubeSat</text:p>
          </table:table-cell>
          <table:table-cell office:value-type="string" calcext:value-type="string">
            <text:p>H. Reza; C. Korvald; J. Straub; J. Hubber; N. Alexander; A. Chawla</text:p>
          </table:table-cell>
          <table:table-cell office:value-type="string" calcext:value-type="string">
            <text:p>2016 IEEE Aerospace Confer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Improving the quality of software by refactoring</text:p>
          </table:table-cell>
          <table:table-cell office:value-type="string" calcext:value-type="string">
            <text:p>G. Kaur; B. Singh</text:p>
          </table:table-cell>
          <table:table-cell office:value-type="string" calcext:value-type="string">
            <text:p>2017 International Conference on Intelligent Computing and Control Systems (ICICCS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ontinuous detection of design flaws in evolving object-oriented programs using incremental multi-pattern matching</text:p>
          </table:table-cell>
          <table:table-cell office:value-type="string" calcext:value-type="string">
            <text:p>S. Peldszus; G. KulcsÃ¡r; M. Lochau; S. Schulze</text:p>
          </table:table-cell>
          <table:table-cell office:value-type="string" calcext:value-type="string">
            <text:p>2016 31st IEEE/ACM International Conference on Automated Software Engineering (AS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stimating the size, cost, and types of Technical Debt</text:p>
          </table:table-cell>
          <table:table-cell office:value-type="string" calcext:value-type="string">
            <text:p>B. Curtis; J. Sappidi; A. Szynkarski</text:p>
          </table:table-cell>
          <table:table-cell office:value-type="string" calcext:value-type="string">
            <text:p>2012 Third International Workshop on Managing Technical Debt (MTD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ssessment of Software Reliability Needs Using COSMIC Functional Size Measurement</text:p>
          </table:table-cell>
          <table:table-cell office:value-type="string" calcext:value-type="string">
            <text:p>M. Sehit; H. Soubra; A. Ramdane Cherif</text:p>
          </table:table-cell>
          <table:table-cell office:value-type="string" calcext:value-type="string">
            <text:p>2017 IEEE Vehicle Power and Propulsion Conference (VPPC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valuation of Non Functional Requirements in a Request for Proposal (RFP)</text:p>
          </table:table-cell>
          <table:table-cell office:value-type="string" calcext:value-type="string">
            <text:p>Y. Saito; A. Monden; K. Matsumoto</text:p>
          </table:table-cell>
          <table:table-cell office:value-type="string" calcext:value-type="string">
            <text:p>2012 Joint Conference of the 22nd International Workshop on Software Measurement and the 2012 Seventh International Conference on Software Process and Product Measurement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OD Applied to EMIS Based on jBPM</text:p>
          </table:table-cell>
          <table:table-cell office:value-type="string" calcext:value-type="string">
            <text:p>Y. Wang; Q. Han; H. Liu; F. He; C. Liu; Z. Mao</text:p>
          </table:table-cell>
          <table:table-cell office:value-type="string" calcext:value-type="string">
            <text:p>2020 International Conference on Sensing, Diagnostics, Prognostics, and Control (SDP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oT-based Recommendation Systems â€“ An Overview</text:p>
          </table:table-cell>
          <table:table-cell office:value-type="string" calcext:value-type="string">
            <text:p>D. Nawara; R. Kashef</text:p>
          </table:table-cell>
          <table:table-cell office:value-type="string" calcext:value-type="string">
            <text:p>2020 IEEE International IOT, Electronics and Mechatronics Conference (IEMTRONICS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unified framework for software engineering process improvement â€” A taxonomy comparative analysis</text:p>
          </table:table-cell>
          <table:table-cell office:value-type="string" calcext:value-type="string">
            <text:p>A. A. Rahman; S. Sahibuddin; S. Ibrahim</text:p>
          </table:table-cell>
          <table:table-cell office:value-type="string" calcext:value-type="string">
            <text:p>2011 Malaysian Conference in Software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rchitectural Technical Debt Identification Based on Architecture Decisions and Change Scenarios</text:p>
          </table:table-cell>
          <table:table-cell office:value-type="string" calcext:value-type="string">
            <text:p>Z. Li; P. Liang; P. Avgeriou</text:p>
          </table:table-cell>
          <table:table-cell office:value-type="string" calcext:value-type="string">
            <text:p>2015 12th Working IEEE/IFIP Conference on Software Architectu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utomatic Detection of Instability Architectural Smells</text:p>
          </table:table-cell>
          <table:table-cell office:value-type="string" calcext:value-type="string">
            <text:p>F. A. Fontana; I. Pigazzini; R. Roveda; M. Zanoni</text:p>
          </table:table-cell>
          <table:table-cell office:value-type="string" calcext:value-type="string">
            <text:p>2016 IEEE International Conference on Software Maintenance and Evolution (ICSM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oward Agile Architecture: Insights from 15 Years of ATAM Data</text:p>
          </table:table-cell>
          <table:table-cell office:value-type="string" calcext:value-type="string">
            <text:p>S. Bellomo; I. Gorton; R. Kazman</text:p>
          </table:table-cell>
          <table:table-cell office:value-type="string" calcext:value-type="string">
            <text:p>IEEE Softwa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alysis and Improvement of Construction Project Management System Based on Network Information</text:p>
          </table:table-cell>
          <table:table-cell office:value-type="string" calcext:value-type="string">
            <text:p>G. Dehao</text:p>
          </table:table-cell>
          <table:table-cell office:value-type="string" calcext:value-type="string">
            <text:p>2020 12th International Conference on Measuring Technology and Mechatronics Automation (ICMTMA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olution and Evaluation of the Model-View-Controller Architecture in Games</text:p>
          </table:table-cell>
          <table:table-cell office:value-type="string" calcext:value-type="string">
            <text:p>T. Ollsson; D. Toll; A. Wingkvist; M. Ericsson</text:p>
          </table:table-cell>
          <table:table-cell office:value-type="string" calcext:value-type="string">
            <text:p>2015 IEEE/ACM 4th International Workshop on Games and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 approach for identification and implementation of design patterns in online banking</text:p>
          </table:table-cell>
          <table:table-cell office:value-type="string" calcext:value-type="string">
            <text:p>A. Meiappane; V. P. Venkatesan; A. Vikneshraj; N. A. Prasanna; V. Vittal Devanathan</text:p>
          </table:table-cell>
          <table:table-cell office:value-type="string" calcext:value-type="string">
            <text:p>2012 International Conference on Radar, Communication and Computing (ICRC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Quality Attributes of Systems-of-Systems: A Systematic Literature Review</text:p>
          </table:table-cell>
          <table:table-cell office:value-type="string" calcext:value-type="string">
            <text:p>T. Bianchi; D. S. Santos; K. R. Felizardo</text:p>
          </table:table-cell>
          <table:table-cell office:value-type="string" calcext:value-type="string">
            <text:p>2015 IEEE/ACM 3rd International Workshop on Software Engineering for Systems-of-System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CT: An Scalable Multi-Objective Module Clustering Tool</text:p>
          </table:table-cell>
          <table:table-cell office:value-type="string" calcext:value-type="string">
            <text:p>A. P. M. Tarchetti; L. Amaral; M. C. Oliveira; R. BonifÃ¡cio; G. Pinto; D. Lo</text:p>
          </table:table-cell>
          <table:table-cell office:value-type="string" calcext:value-type="string">
            <text:p>2020 IEEE 20th International Working Conference on Source Code Analysis and Manipulation (SCAM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Reference Method for Performance Evaluation in Big Data Architectures</text:p>
          </table:table-cell>
          <table:table-cell office:value-type="string" calcext:value-type="string">
            <text:p>W. S. Martins; B. Tardiole Kuehne; R. F. Sobrinho; F. Preti</text:p>
          </table:table-cell>
          <table:table-cell office:value-type="string" calcext:value-type="string">
            <text:p>2020 IEEE International Conference on Services Computing (SC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Dynamic Software Product Line Architecture for Prepackaged Expert Analytics: Enabling Efficient Capture, Reuse and Adaptation of Operational Knowledge</text:p>
          </table:table-cell>
          <table:table-cell office:value-type="string" calcext:value-type="string">
            <text:p>K. Smiley; S. Mahate; P. Wood</text:p>
          </table:table-cell>
          <table:table-cell office:value-type="string" calcext:value-type="string">
            <text:p>2014 IEEE/IFIP Conference on Software Architectu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ppification of web applications: Architectural aspects</text:p>
          </table:table-cell>
          <table:table-cell office:value-type="string" calcext:value-type="string">
            <text:p>B. Sodhi; A. Agrawal; T. V. Prabhakar</text:p>
          </table:table-cell>
          <table:table-cell office:value-type="string" calcext:value-type="string">
            <text:p>2012 1st IEEE International Conference on Communications in China Workshops (ICC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Using TLA+ in the Development of a Safety-Critical Fault-Tolerant Middleware</text:p>
          </table:table-cell>
          <table:table-cell office:value-type="string" calcext:value-type="string">
            <text:p>S. Resch; M. Paulitsch</text:p>
          </table:table-cell>
          <table:table-cell office:value-type="string" calcext:value-type="string">
            <text:p>2017 IEEE International Symposium on Software Reliability Engineering Workshops (ISSREW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extraction of architecture-level performance models of distributed component-based systems</text:p>
          </table:table-cell>
          <table:table-cell office:value-type="string" calcext:value-type="string">
            <text:p>F. Brosig; N. Huber; S. Kounev</text:p>
          </table:table-cell>
          <table:table-cell office:value-type="string" calcext:value-type="string">
            <text:p>2011 26th IEEE/ACM International Conference on Automated Software Engineering (ASE 2011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mproving Virtual Machine live migration via application-level workload analysis</text:p>
          </table:table-cell>
          <table:table-cell office:value-type="string" calcext:value-type="string">
            <text:p>A. Baruchi; E. T. Midorikawa; M. A. S. Netto</text:p>
          </table:table-cell>
          <table:table-cell office:value-type="string" calcext:value-type="string">
            <text:p>10th International Conference on Network and Service Management (CNSM) and Workshop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del Synthesis and Stochastic Automated Verification of Systems-of-Systems Dynamic Architectures</text:p>
          </table:table-cell>
          <table:table-cell office:value-type="string" calcext:value-type="string">
            <text:p>A. Mohsin; N. K. Janjua; M. Masek; V. V. G. Neto</text:p>
          </table:table-cell>
          <table:table-cell office:value-type="string" calcext:value-type="string">
            <text:p>2020 International Conference on Advanced Computer Science and Information Systems (ICACSIS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odifications, Tweaks, and Bug Fixes in Architectural Tactics</text:p>
          </table:table-cell>
          <table:table-cell office:value-type="string" calcext:value-type="string">
            <text:p>M. Mirakhorli; J. Cleland-Huang</text:p>
          </table:table-cell>
          <table:table-cell office:value-type="string" calcext:value-type="string">
            <text:p>2015 IEEE/ACM 12th Working Conference on Mining Software Repositori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loud Platforms: Impact on Guest Application Quality Attributes</text:p>
          </table:table-cell>
          <table:table-cell office:value-type="string" calcext:value-type="string">
            <text:p>B. Sodhi; T. V. Prabhakar</text:p>
          </table:table-cell>
          <table:table-cell office:value-type="string" calcext:value-type="string">
            <text:p>2012 IEEE Asia-Pacific Services Computing Confer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valuating software architectures using ontologies for storing and versioning of engineering data in heterogeneous systems engineering environments</text:p>
          </table:table-cell>
          <table:table-cell office:value-type="string" calcext:value-type="string">
            <text:p>R. Mordinyi; E. Serral; D. Winkler; S. Biffl</text:p>
          </table:table-cell>
          <table:table-cell office:value-type="string" calcext:value-type="string">
            <text:p>Proceedings of the 2014 IEEE Emerging Technology and Factory Automation (ETF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mponent Comparison, Evaluation, and Selection: A Continuous Approach</text:p>
          </table:table-cell>
          <table:table-cell office:value-type="string" calcext:value-type="string">
            <text:p>N. Ernst; R. Kazman; P. Bianco</text:p>
          </table:table-cell>
          <table:table-cell office:value-type="string" calcext:value-type="string">
            <text:p>2019 IEEE International Conference on Software Architecture Companion (ICSA-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eriving high-priority acceptance test cases using utility trees: A case study</text:p>
          </table:table-cell>
          <table:table-cell office:value-type="string" calcext:value-type="string">
            <text:p>P. Cruz; H. Astudillo</text:p>
          </table:table-cell>
          <table:table-cell office:value-type="string" calcext:value-type="string">
            <text:p>2017 36th International Conference of the Chilean Computer Science Society (SCCC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ffect Analysis of the Introduction of AUTOSAR: A Systematic Literature Review</text:p>
          </table:table-cell>
          <table:table-cell office:value-type="string" calcext:value-type="string">
            <text:p>S. Dersten; J. Axelsson; J. Froberg</text:p>
          </table:table-cell>
          <table:table-cell office:value-type="string" calcext:value-type="string">
            <text:p>2011 37th EUROMICRO Conference on Software Engineering and Advanced Application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wards an extended tool for analysis of extended feature models</text:p>
          </table:table-cell>
          <table:table-cell office:value-type="string" calcext:value-type="string">
            <text:p>I. Achour; L. Labed; H. Ben Ghezala</text:p>
          </table:table-cell>
          <table:table-cell office:value-type="string" calcext:value-type="string">
            <text:p>The 2014 International Symposium on Networks, Computers and Communicatio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ssessing Change Proneness at the Architecture Level: An Empirical Validation</text:p>
          </table:table-cell>
          <table:table-cell office:value-type="string" calcext:value-type="string">
            <text:p>E. M. Arvanitou; A. Ampatzoglou; K. Tzouvalidis; A. Chatzigeorgiou; P. Avgeriou; I. Deligiannis</text:p>
          </table:table-cell>
          <table:table-cell office:value-type="string" calcext:value-type="string">
            <text:p>2017 24th Asia-Pacific Software Engineering Conference Workshops (APSECW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owards an Architectural Debt Index</text:p>
          </table:table-cell>
          <table:table-cell office:value-type="string" calcext:value-type="string">
            <text:p>R. Roveda; F. Arcelli Fontana; I. Pigazzini; M. Zanoni</text:p>
          </table:table-cell>
          <table:table-cell office:value-type="string" calcext:value-type="string">
            <text:p>2018 44th Euromicro Conference on Software Engineering and Advanced Applications (SEAA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valuation of Architecture of Component Based System</text:p>
          </table:table-cell>
          <table:table-cell office:value-type="string" calcext:value-type="string">
            <text:p>P. P. Kaur; H. Singh; M. Singh</text:p>
          </table:table-cell>
          <table:table-cell office:value-type="string" calcext:value-type="string">
            <text:p>2015 International Conference on Computing Communication Control and Autom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n Coherence in Technical Debt Research : Awareness of the Risks Stemming from the Metaphorical Origin and Relevant Remediation Strategies</text:p>
          </table:table-cell>
          <table:table-cell office:value-type="string" calcext:value-type="string">
            <text:p>M. G. Stochel; P. ChoÅ‚da; M. R. Wawrowski</text:p>
          </table:table-cell>
          <table:table-cell office:value-type="string" calcext:value-type="string">
            <text:p>2020 46th Euromicro Conference on Software Engineering and Advanced Applications (SEAA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enerating software architecture spectrum with multi-objective genetic algorithms</text:p>
          </table:table-cell>
          <table:table-cell office:value-type="string" calcext:value-type="string">
            <text:p>O. RÃ¤ihÃ¤; K. Koskimies; E. MÃ¤kinen</text:p>
          </table:table-cell>
          <table:table-cell office:value-type="string" calcext:value-type="string">
            <text:p>2011 Third World Congress on Nature and Biologically Inspired Comput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M-SoS: A Stochastic Software Architecture Modeling and Verification Approach for Complex System-of-Systems</text:p>
          </table:table-cell>
          <table:table-cell office:value-type="string" calcext:value-type="string">
            <text:p>A. Mohsin; N. K. Janjua; S. M. S. Islam; M. A. Babar</text:p>
          </table:table-cell>
          <table:table-cell office:value-type="string" calcext:value-type="string">
            <text:p>IEEE Acces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ssessing Suitability of Cloud Oriented Platforms for Application Development</text:p>
          </table:table-cell>
          <table:table-cell office:value-type="string" calcext:value-type="string">
            <text:p>B. Sodhi; T. V. Prabhakar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tability of Self-Adaptive Software Architectures</text:p>
          </table:table-cell>
          <table:table-cell office:value-type="string" calcext:value-type="string">
            <text:p>M. Salama</text:p>
          </table:table-cell>
          <table:table-cell office:value-type="string" calcext:value-type="string">
            <text:p>2015 30th IEEE/ACM International Conference on Automated Software Engineering (A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Comparative Study of Static Analysis Tools for AUTOSAR Automotive Software Components Development</text:p>
          </table:table-cell>
          <table:table-cell office:value-type="string" calcext:value-type="string">
            <text:p>A. Imparato; R. R. Maietta; S. Scala; V. Vacca</text:p>
          </table:table-cell>
          <table:table-cell office:value-type="string" calcext:value-type="string">
            <text:p>2017 IEEE International Symposium on Software Reliability Engineering Workshops (ISSREW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Resilience, Survivability, and Elasticity: A Taxonomy for Change Impact Quantification of Reconfigurable Systems</text:p>
          </table:table-cell>
          <table:table-cell office:value-type="string" calcext:value-type="string">
            <text:p>A. Hakamian; F. Klinaku; A. van Hoorn; S. Becker</text:p>
          </table:table-cell>
          <table:table-cell office:value-type="string" calcext:value-type="string">
            <text:p>2020 IEEE International Symposium on Software Reliability Engineering Workshops (ISSREW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ntology and Rules for Characterization of Sensors and Actuators Devices in AADL Models</text:p>
          </table:table-cell>
          <table:table-cell office:value-type="string" calcext:value-type="string">
            <text:p>D. C. Sales; C. Koliver; L. B. Becker</text:p>
          </table:table-cell>
          <table:table-cell office:value-type="string" calcext:value-type="string">
            <text:p>2020 X Brazilian Symposium on Computing Systems Engineering (SBES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o Search-Based Approaches Improve the Design of Self-Adaptive Systems? A Controlled Experiment</text:p>
          </table:table-cell>
          <table:table-cell office:value-type="string" calcext:value-type="string">
            <text:p>S. S. Andrade; R. J. d. A. MacÃªdo</text:p>
          </table:table-cell>
          <table:table-cell office:value-type="string" calcext:value-type="string">
            <text:p>2014 Brazilian Symposium on Software Engineer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Taxonomy of Blockchain-Based Systems for Architecture Design</text:p>
          </table:table-cell>
          <table:table-cell office:value-type="string" calcext:value-type="string">
            <text:p>X. Xu; I. Weber; M. Staples; L. Zhu; J. Bosch; L. Bass; C. Pautasso; P. Rimba</text:p>
          </table:table-cell>
          <table:table-cell office:value-type="string" calcext:value-type="string">
            <text:p>2017 IEEE International Conference on Software Architecture (ICS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Dynamic Resource Controller for a Lambda Architecture</text:p>
          </table:table-cell>
          <table:table-cell office:value-type="string" calcext:value-type="string">
            <text:p>M. HoseinyFarahabady; J. Taheri; Z. Tari; A. Y. Zomaya</text:p>
          </table:table-cell>
          <table:table-cell office:value-type="string" calcext:value-type="string">
            <text:p>2017 46th International Conference on Parallel Processing (ICPP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icroValid: A Validation Framework for Automatically Decomposed Microservices</text:p>
          </table:table-cell>
          <table:table-cell office:value-type="string" calcext:value-type="string">
            <text:p>M. Cojocaru; A. Uta; A. Oprescu</text:p>
          </table:table-cell>
          <table:table-cell office:value-type="string" calcext:value-type="string">
            <text:p>2019 IEEE International Conference on Cloud Computing Technology and Science (CloudCom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Process Model for Elastic and Resilient IoT Applications with Emergent Behaviors</text:p>
          </table:table-cell>
          <table:table-cell office:value-type="string" calcext:value-type="string">
            <text:p>F. Klinaku; A. Hakamian; M. Frank</text:p>
          </table:table-cell>
          <table:table-cell office:value-type="string" calcext:value-type="string">
            <text:p>2019 IEEE International Conference on Software Architecture Companion (ICSA-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uzzy AHP based design decision for Product Line architecture</text:p>
          </table:table-cell>
          <table:table-cell office:value-type="string" calcext:value-type="string">
            <text:p>S. A. Halim; S. Deris; M. Z. M. Zaki</text:p>
          </table:table-cell>
          <table:table-cell office:value-type="string" calcext:value-type="string">
            <text:p>2014 8th. Malaysian Software Engineering Conference (MySEC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Search-Based Approach for Architectural Design of Feedback Control Concerns in Self-Adaptive Systems</text:p>
          </table:table-cell>
          <table:table-cell office:value-type="string" calcext:value-type="string">
            <text:p>S. S. Andrade; R. J. d. A. MacÃªdo</text:p>
          </table:table-cell>
          <table:table-cell office:value-type="string" calcext:value-type="string">
            <text:p>2013 IEEE 7th International Conference on Self-Adaptive and Self-Organizing System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ning Big Data for Detecting, Extracting and Recommending Architectural Design Concepts</text:p>
          </table:table-cell>
          <table:table-cell office:value-type="string" calcext:value-type="string">
            <text:p>M. Mirakhorli; H. Chen; R. Kazman</text:p>
          </table:table-cell>
          <table:table-cell office:value-type="string" calcext:value-type="string">
            <text:p>2015 IEEE/ACM 1st International Workshop on Big Data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aluation of NoSQL graph databases for querying and versioning of engineering data in multi-disciplinary engineering environments</text:p>
          </table:table-cell>
          <table:table-cell office:value-type="string" calcext:value-type="string">
            <text:p>R. Mordinyi; P. Schindler; S. Biffl</text:p>
          </table:table-cell>
          <table:table-cell office:value-type="string" calcext:value-type="string">
            <text:p>2015 IEEE 20th Conference on Emerging Technologies &amp; Factory Automation (ETF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ftware development Life cycle model to build software applications with usability</text:p>
          </table:table-cell>
          <table:table-cell office:value-type="string" calcext:value-type="string">
            <text:p>S. Velmourougan; P. Dhavachelvan; R. Baskaran; B. Ravikumar</text:p>
          </table:table-cell>
          <table:table-cell office:value-type="string" calcext:value-type="string">
            <text:p>2014 International Conference on Advances in Computing, Communications and Informatics (ICACCI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xploring the Presence of Technical Debt in Industrial GUI-Based Testware: A Case Study</text:p>
          </table:table-cell>
          <table:table-cell office:value-type="string" calcext:value-type="string">
            <text:p>E. AlÃ©groth; M. Steiner; A. Martini</text:p>
          </table:table-cell>
          <table:table-cell office:value-type="string" calcext:value-type="string">
            <text:p>2016 IEEE Ninth International Conference on Software Testing, Verification and Validation Workshops (ICSTW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cheduling Scientific Workflow Using Multi-Objective Algorithm With Fuzzy Resource Utilization in Multi-Cloud Environment</text:p>
          </table:table-cell>
          <table:table-cell office:value-type="string" calcext:value-type="string">
            <text:p>M. Farid; R. Latip; M. Hussin; N. A. W. Abdul Hamid</text:p>
          </table:table-cell>
          <table:table-cell office:value-type="string" calcext:value-type="string">
            <text:p>IEEE Acces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Systematic Modeling Approach for Failure Indicators of Complex Software-Intensive Systems</text:p>
          </table:table-cell>
          <table:table-cell office:value-type="string" calcext:value-type="string">
            <text:p>L. Li; M. Lu; T. Gu</text:p>
          </table:table-cell>
          <table:table-cell office:value-type="string" calcext:value-type="string">
            <text:p>2018 12th International Conference on Reliability, Maintainability, and Safety (ICRMS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owards a refactoring catalogue for knowledge discovery metamodel</text:p>
          </table:table-cell>
          <table:table-cell office:value-type="string" calcext:value-type="string">
            <text:p>R. S. Durelli; D. S. M. SantibÃ¡Ã±ez; M. E. Delamaro; V. V. de Camargo</text:p>
          </table:table-cell>
          <table:table-cell office:value-type="string" calcext:value-type="string">
            <text:p>Proceedings of the 2014 IEEE 15th International Conference on Information Reuse and Integration (IEEE IRI 2014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loud-Based Control: A Multi-tenant, Horizontally Scalable Soft-PLC</text:p>
          </table:table-cell>
          <table:table-cell office:value-type="string" calcext:value-type="string">
            <text:p>T. Goldschmidt; M. K. Murugaiah; C. Sonntag; B. Schlich; S. Biallas; P. Weber</text:p>
          </table:table-cell>
          <table:table-cell office:value-type="string" calcext:value-type="string">
            <text:p>2015 IEEE 8th International Conference on Cloud Comput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PDSLINKS: Nexus-PORTAL-DOORS-Scribe Learning Intelligence aNd Knowledge System</text:p>
          </table:table-cell>
          <table:table-cell office:value-type="string" calcext:value-type="string">
            <text:p>S. Choksi; P. Hong; S. Mashkoor; C. Taswell</text:p>
          </table:table-cell>
          <table:table-cell office:value-type="string" calcext:value-type="string">
            <text:p>2020 Second International Conference on Transdisciplinary AI (TransAI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EEE Trial-Use Standard for Software Non-Functional Sizing Measurements</text:p>
          </table:table-cell>
          <table:table-cell/>
          <table:table-cell office:value-type="string" calcext:value-type="string">
            <text:p>IEEE Std 2430-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urrent Challenges in Practical Object-Oriented Software Design</text:p>
          </table:table-cell>
          <table:table-cell office:value-type="string" calcext:value-type="string">
            <text:p>M. Aniche; J. Yoder; F. Kon</text:p>
          </table:table-cell>
          <table:table-cell office:value-type="string" calcext:value-type="string">
            <text:p>2019 IEEE/ACM 41st International Conference on Software Engineering: New Ideas and Emerging Results (ICSE-NIER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esigning an Architecture of SNS Platform by Applying a Product Line Engineering Approach</text:p>
          </table:table-cell>
          <table:table-cell office:value-type="string" calcext:value-type="string">
            <text:p>D. Ryu; D. Lee; J. Baik</text:p>
          </table:table-cell>
          <table:table-cell office:value-type="string" calcext:value-type="string">
            <text:p>2012 IEEE/ACIS 11th International Conference on Computer and Information Sci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ool-Supported Requirement Engineering: A Categorization of the State of the Art and Research Trends</text:p>
          </table:table-cell>
          <table:table-cell office:value-type="string" calcext:value-type="string">
            <text:p>M. Cadena-Romero; J. O. OcharÃ¡n-HernÃ¡ndez; M. de los Ãngeles Arenas-ValdÃ©s; J. C. PÃ©rez-Arriaga</text:p>
          </table:table-cell>
          <table:table-cell office:value-type="string" calcext:value-type="string">
            <text:p>2019 4th International Conference on System Reliability and Safety (ICSRS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STful mobile architecture for social security services: A case study</text:p>
          </table:table-cell>
          <table:table-cell office:value-type="string" calcext:value-type="string">
            <text:p>M. Garriga; K. Rozas; D. Anabalon; A. Flores; A. Cechich</text:p>
          </table:table-cell>
          <table:table-cell office:value-type="string" calcext:value-type="string">
            <text:p>2016 XLII Latin American Computing Conference (CLE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ngineering Adaptive Model-Driven User Interfaces</text:p>
          </table:table-cell>
          <table:table-cell office:value-type="string" calcext:value-type="string">
            <text:p>P. A. Akiki; A. K. Bandara; Y. Yu</text:p>
          </table:table-cell>
          <table:table-cell office:value-type="string" calcext:value-type="string">
            <text:p>IEEE Transactions on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lassifying Model-View-Controller Software Applications Using Self-Organizing Maps</text:p>
          </table:table-cell>
          <table:table-cell office:value-type="string" calcext:value-type="string">
            <text:p>D. GuamÃ¡n; S. Delgado; J. PÃ©rez</text:p>
          </table:table-cell>
          <table:table-cell office:value-type="string" calcext:value-type="string">
            <text:p>IEEE Acces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ndscape of Architecture and Design Patterns for IoT Systems</text:p>
          </table:table-cell>
          <table:table-cell office:value-type="string" calcext:value-type="string">
            <text:p>H. Washizaki; S. Ogata; A. Hazeyama; T. Okubo; E. B. Fernandez; N. Yoshioka</text:p>
          </table:table-cell>
          <table:table-cell office:value-type="string" calcext:value-type="string">
            <text:p>IEEE Internet of Things Journa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odeling Approaches for System-of-Systems Dynamic Architecture: Overview, Taxonomy and Future Prospects</text:p>
          </table:table-cell>
          <table:table-cell office:value-type="string" calcext:value-type="string">
            <text:p>A. Mohsin; N. K. Janjua; S. M. S. Islam; V. V. Graciano Neto</text:p>
          </table:table-cell>
          <table:table-cell office:value-type="string" calcext:value-type="string">
            <text:p>2019 14th Annual Conference System of Systems Engineering (SoSE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uilding Hybrid DApps using Blockchain Tactics -The Meta-Transaction Example</text:p>
          </table:table-cell>
          <table:table-cell office:value-type="string" calcext:value-type="string">
            <text:p>F. Blum; B. Severin; M. Hettmer; P. HÃ¼ckinghaus; V. Gruhn</text:p>
          </table:table-cell>
          <table:table-cell office:value-type="string" calcext:value-type="string">
            <text:p>2020 IEEE International Conference on Blockchain and Cryptocurrency (ICB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pplication of Cyclomatic Complexity in Enterprise Architecture Frameworks</text:p>
          </table:table-cell>
          <table:table-cell office:value-type="string" calcext:value-type="string">
            <text:p>R. O. Stroud; A. Ertas; S. Mengel</text:p>
          </table:table-cell>
          <table:table-cell office:value-type="string" calcext:value-type="string">
            <text:p>IEEE Systems Journa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easuring Architectural Change for Defect Estimation and Localization</text:p>
          </table:table-cell>
          <table:table-cell office:value-type="string" calcext:value-type="string">
            <text:p>M. Steff; B. Russo</text:p>
          </table:table-cell>
          <table:table-cell office:value-type="string" calcext:value-type="string">
            <text:p>2011 International Symposium on Empirical Software Engineering and Measurement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wards a Model-centric Approach for Developing Dependable Smart Grid Applications</text:p>
          </table:table-cell>
          <table:table-cell office:value-type="string" calcext:value-type="string">
            <text:p>M. Fischinger; N. Egger; C. Binder; C. Neureiter</text:p>
          </table:table-cell>
          <table:table-cell office:value-type="string" calcext:value-type="string">
            <text:p>2019 4th International Conference on System Reliability and Safety (ICSRS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 Architecture for Cloud Service Testing and Real Time Management</text:p>
          </table:table-cell>
          <table:table-cell office:value-type="string" calcext:value-type="string">
            <text:p>W. Lo; X. Liu; R. Sheu; S. Yuan; C. Chang</text:p>
          </table:table-cell>
          <table:table-cell office:value-type="string" calcext:value-type="string">
            <text:p>2015 IEEE 39th Annual Computer Software and Applications Confer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lecting Architecture Configurations in Self- Adaptive Systems Using QoS Criteria</text:p>
          </table:table-cell>
          <table:table-cell office:value-type="string" calcext:value-type="string">
            <text:p>D. C. d. Silva; A. B. Lopes; F. A. P. Pinto; J. C. Leite</text:p>
          </table:table-cell>
          <table:table-cell office:value-type="string" calcext:value-type="string">
            <text:p>2012 Sixth Brazilian Symposium on Software Components, Architectures and Reus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nhanced Cycle Simulator for MIPS Architecture -- CSMIPSA</text:p>
          </table:table-cell>
          <table:table-cell office:value-type="string" calcext:value-type="string">
            <text:p>H. Arora; Y. Rajpurohit</text:p>
          </table:table-cell>
          <table:table-cell office:value-type="string" calcext:value-type="string">
            <text:p>2013 UKSim 15th International Conference on Computer Modelling and Simul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Using Expert Systems for Investigating The Impact of Architectural Anomalies on Software Reuse</text:p>
          </table:table-cell>
          <table:table-cell office:value-type="string" calcext:value-type="string">
            <text:p>R. Jullian Oliveira do Nascimento; C. Andre Guerra Fonseca; F. Dantas de Medeiros Neto</text:p>
          </table:table-cell>
          <table:table-cell office:value-type="string" calcext:value-type="string">
            <text:p>IEEE Latin America Transaction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Reducing Uncertainty in Architectural Decisions with AADL</text:p>
          </table:table-cell>
          <table:table-cell office:value-type="string" calcext:value-type="string">
            <text:p>K. D. Evensen</text:p>
          </table:table-cell>
          <table:table-cell office:value-type="string" calcext:value-type="string">
            <text:p>2011 44th Hawaii International Conference on System Scienc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Pattern Adherence Analysis to a Blockchain Web Application</text:p>
          </table:table-cell>
          <table:table-cell office:value-type="string" calcext:value-type="string">
            <text:p>A. W. Abreu; E. F. Coutinho</text:p>
          </table:table-cell>
          <table:table-cell office:value-type="string" calcext:value-type="string">
            <text:p>2020 IEEE International Conference on Software Architecture Companion (ICSA-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essage from ICSE 2019 General Chair</text:p>
          </table:table-cell>
          <table:table-cell/>
          <table:table-cell office:value-type="string" calcext:value-type="string">
            <text:p>2019 IEEE/ACM International Conference on Technical Debt (TechDebt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odels in software architecture derivation and evaluation challenges and opportunities</text:p>
          </table:table-cell>
          <table:table-cell office:value-type="string" calcext:value-type="string">
            <text:p>S. AbrahÃ£o</text:p>
          </table:table-cell>
          <table:table-cell office:value-type="string" calcext:value-type="string">
            <text:p>2014 2nd International Conference on Model-Driven Engineering and Software Development (MODELSWARD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[Front cover]</text:p>
          </table:table-cell>
          <table:table-cell/>
          <table:table-cell office:value-type="string" calcext:value-type="string">
            <text:p>2011 18th Asia-Pacific Software Engineering Confer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able of contents</text:p>
          </table:table-cell>
          <table:table-cell/>
          <table:table-cell office:value-type="string" calcext:value-type="string">
            <text:p>2014 40th EUROMICRO Conference on Software Engineering and Advanced Applicatio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9" office:value-type="string" calcext:value-type="string">
            <text:p>Software Stability: A Systematic Literature Review</text:p>
          </table:table-cell>
          <table:table-cell table:style-name="ce41" office:value-type="string" calcext:value-type="string">
            <text:p>S. M. Ramirez; K. Cortes; J. O. Ocharan-Hernandez; A. J. Sanchez Garcia</text:p>
          </table:table-cell>
          <table:table-cell table:style-name="ce41" office:value-type="string" calcext:value-type="string">
            <text:p>2018 6th International Conference in Software Engineering Research and Innovation (CONISOFT)</text:p>
          </table:table-cell>
          <table:table-cell table:style-name="ce41" office:value-type="float" office:value="2018" calcext:value-type="float">
            <text:p>2018</text:p>
          </table:table-cell>
        </table:table-row>
        <table:table-row table:style-name="ro1">
          <table:table-cell table:style-name="ce39" office:value-type="string" calcext:value-type="string">
            <text:p>Software Architecture Design of Cloud Platforms in Automotive Domain: An Online Survey</text:p>
          </table:table-cell>
          <table:table-cell table:style-name="ce41" office:value-type="string" calcext:value-type="string">
            <text:p>A. Banijamali; P. Heisig; J. Kristan; P. Kuvaja; M. Oivo</text:p>
          </table:table-cell>
          <table:table-cell table:style-name="ce41" office:value-type="string" calcext:value-type="string">
            <text:p>2019 IEEE 12th Conference on Service-Oriented Computing and Applications (SOCA)</text:p>
          </table:table-cell>
          <table:table-cell table:style-name="ce41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Framework for Catering Software Complexity Issues Using Architectural Patterns</text:p>
          </table:table-cell>
          <table:table-cell office:value-type="string" calcext:value-type="string">
            <text:p>Muaz, Abdulla and Rana, Muhammad Ehsan and Hameed, Vazeerudeen Abdul</text:p>
          </table:table-cell>
          <table:table-cell office:value-type="string" calcext:value-type="string">
            <text:p>2021 Third International Sustainability and Resilience Conference: Climate Chang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 table:number-rows-repeated="1048336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IEEE.B237:IEEE.D238">
            <calcext:condition calcext:apply-style-name="cf5" calcext:value="formula-is(AND(COUNTIF([.$A$237:.$AMJ$238]; [.B237])&gt;1;NOT(ISBLANK([.B237]))))" calcext:base-cell-address="IEEE.B237"/>
          </calcext:conditional-format>
          <calcext:conditional-format calcext:target-range-address="IEEE.A1:IEEE.A236 IEEE.A239:IEEE.A1048576">
            <calcext:condition calcext:apply-style-name="cf6" calcext:value="formula-is(AND(COUNTIF([.$A$1:.$A$1048576]; [.A1])&gt;1;NOT(ISBLANK([.A1]))))" calcext:base-cell-address="IEEE.A1"/>
            <calcext:condition calcext:apply-style-name="cf5" calcext:value="formula-is(AND(COUNTIF([.$A$1:.$A$1048576]; [.A1])&gt;1;NOT(ISBLANK([.A1]))))" calcext:base-cell-address="IEEE.A1"/>
          </calcext:conditional-format>
          <calcext:conditional-format calcext:target-range-address="IEEE.A237:IEEE.A238">
            <calcext:condition calcext:apply-style-name="cf6" calcext:value="formula-is(AND(COUNTIF([.$A$1:.$A$1048576]; [.A237])&gt;1;NOT(ISBLANK([.A237]))))" calcext:base-cell-address="IEEE.A237"/>
            <calcext:condition calcext:apply-style-name="cf5" calcext:value="formula-is(AND(COUNTIF([.$A$1:.$A$1048576]; [.A237])&gt;1;NOT(ISBLANK([.A237]))))" calcext:base-cell-address="IEEE.A237"/>
            <calcext:condition calcext:apply-style-name="cf5" calcext:value="formula-is(AND(COUNTIF([.$A$237:.$AMJ$238]; [.A237])&gt;1;NOT(ISBLANK([.A237]))))" calcext:base-cell-address="IEEE.A237"/>
          </calcext:conditional-format>
        </calcext:conditional-formats>
      </table:table>
      <table:table table:name="ACM" table:style-name="ta1">
        <table:table-column table:style-name="co3" table:number-columns-repeated="4" table:default-cell-style-name="Default"/>
        <table:table-row table:style-name="ro1">
          <table:table-cell table:style-name="ce9" office:value-type="string" calcext:value-type="string">
            <text:p>Document 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Publication Title</text:p>
          </table:table-cell>
          <table:table-cell table:style-name="ce4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Quantifying Software Architecture Quality Report on the First International Workshop on Software Architecture Metrics</text:p>
          </table:table-cell>
          <table:table-cell office:value-type="string" calcext:value-type="string">
            <text:p>Nord, Robert L.; Ozkaya, Ipek; Koziolek, Heiko; Avgeriou, Paris</text:p>
          </table:table-cell>
          <table:table-cell office:value-type="string" calcext:value-type="string">
            <text:p>SIGSOFT Softw. Eng. Not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wards Assessing Software Architecture Quality by Exploiting Code Smell Relations</text:p>
          </table:table-cell>
          <table:table-cell office:value-type="string" calcext:value-type="string">
            <text:p>Fontana, Francesca Arcelli; Ferme, Vincenzo; Zanoni, Marco</text:p>
          </table:table-cell>
          <table:table-cell office:value-type="string" calcext:value-type="string">
            <text:p>Proceedings of the Seco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aluating Variability at the Software Architecture Level: An Overview</text:p>
          </table:table-cell>
          <table:table-cell office:value-type="string" calcext:value-type="string">
            <text:p>Allian, Ana Paula; Sena, Bruno; Nakagawa, Elisa Yumi</text:p>
          </table:table-cell>
          <table:table-cell office:value-type="string" calcext:value-type="string">
            <text:p>Proceedings of the 34th ACM/SIGAPP Symposium on Applied Comput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econd International Workshop on Software Architecture and Metrics (SAM 2015)</text:p>
          </table:table-cell>
          <table:table-cell office:value-type="string" calcext:value-type="string">
            <text:p>Ozkaya, Ipek; Nord, Robert L.; Koziolek, Heiko; Avgeriou, Paris</text:p>
          </table:table-cell>
          <table:table-cell office:value-type="string" calcext:value-type="string">
            <text:p>Proceedings of the 37th International Conference on Software Engineering - Volume 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he Notion of Variability in Software Architecture: Results from a Preliminary Exploratory Study</text:p>
          </table:table-cell>
          <table:table-cell office:value-type="string" calcext:value-type="string">
            <text:p>Galster, Matthias; Avgeriou, Paris</text:p>
          </table:table-cell>
          <table:table-cell office:value-type="string" calcext:value-type="string">
            <text:p>Proceedings of the 5th Workshop on Variability Modeling of Software-Intensive System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rchitectural Strategies for Interoperability of Software-Intensive Systems: Practitioners' Perspective</text:p>
          </table:table-cell>
          <table:table-cell office:value-type="string" calcext:value-type="string">
            <text:p>Valle, Pedro Henrique Dias; Garcés, Lina; Nakagawa, Elisa Yumi</text:p>
          </table:table-cell>
          <table:table-cell office:value-type="string" calcext:value-type="string">
            <text:p>Proceedings of the 36th Annual ACM Symposium on Applied Computing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n the Performance of Multiple Objective Evolutionary Algorithms for Software Architecture Discovery</text:p>
          </table:table-cell>
          <table:table-cell office:value-type="string" calcext:value-type="string">
            <text:p>Ramírez, Aurora; Romero, José Raúl; Ventura, Sebastián</text:p>
          </table:table-cell>
          <table:table-cell office:value-type="string" calcext:value-type="string">
            <text:p>Proceedings of the 2014 Annual Conference on Genetic and Evolutionary Comput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trics for Verification and Validation of Architecture in Powertrain Software Development</text:p>
          </table:table-cell>
          <table:table-cell office:value-type="string" calcext:value-type="string">
            <text:p>Venkitachalam, Hariharan; Richenhagen, Johannes; Schlosser, Axel; Tasky, Thomas</text:p>
          </table:table-cell>
          <table:table-cell office:value-type="string" calcext:value-type="string">
            <text:p>Proceedings of the First International Workshop on Automotive Software Architectu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chitecture-Based Quality Attribute Synergies and Conflicts</text:p>
          </table:table-cell>
          <table:table-cell office:value-type="string" calcext:value-type="string">
            <text:p>Boehm, Barry</text:p>
          </table:table-cell>
          <table:table-cell office:value-type="string" calcext:value-type="string">
            <text:p>Proceedings of the Seco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Quality-Oriented Approach to Recommend Move Method Refactorings</text:p>
          </table:table-cell>
          <table:table-cell office:value-type="string" calcext:value-type="string">
            <text:p>Couto, Christian Marlon Souza; Rocha, Henrique; Terra, Ricardo</text:p>
          </table:table-cell>
          <table:table-cell office:value-type="string" calcext:value-type="string">
            <text:p>Proceedings of the 17th Brazilian Symposium on Software Qualit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ustainability Evaluation of Software Architectures: A Systematic Review</text:p>
          </table:table-cell>
          <table:table-cell office:value-type="string" calcext:value-type="string">
            <text:p>Koziolek, Heiko</text:p>
          </table:table-cell>
          <table:table-cell office:value-type="string" calcext:value-type="string">
            <text:p>Proceedings of the Joint ACM SIGSOFT Conference – QoSA and ACM SIGSOFT Symposium – ISARCS on Quality of Software Architectures – QoSA and Architecting Critical Systems – ISARC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naging the Quality of Software Product Line Architectures through Reusable Model Transformations</text:p>
          </table:table-cell>
          <table:table-cell office:value-type="string" calcext:value-type="string">
            <text:p>Kavimandan, Amogh; Gokhale, Aniruddha; Karsai, Gabor; Gray, Jeff</text:p>
          </table:table-cell>
          <table:table-cell office:value-type="string" calcext:value-type="string">
            <text:p>Proceedings of the Joint ACM SIGSOFT Conference – QoSA and ACM SIGSOFT Symposium – ISARCS on Quality of Software Architectures – QoSA and Architecting Critical Systems – ISARC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tigating Security Threats through the Use of Security Tactics to Design Secure Cyber-Physical Systems (CPS)</text:p>
          </table:table-cell>
          <table:table-cell office:value-type="string" calcext:value-type="string">
            <text:p>Orellana, Cristian; Villegas, Mónica M.; Astudillo, Hernán</text:p>
          </table:table-cell>
          <table:table-cell office:value-type="string" calcext:value-type="string">
            <text:p>Proceedings of the 13th European Conference on Software Architecture - Volume 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Decision-Making Tool to Support Architectural Designs Based on Quality Attributes</text:p>
          </table:table-cell>
          <table:table-cell office:value-type="string" calcext:value-type="string">
            <text:p>Lopes Silva, Italo Carlo; Brito, Patrick H. S.; dos S. Neto, Baldoino F.; Costa, Evandro; Silva, Andre Almeida</text:p>
          </table:table-cell>
          <table:table-cell office:value-type="string" calcext:value-type="string">
            <text:p>Proceedings of the 30th Annual ACM Symposium on Applied Comput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lf-Adaptive IoT Architectures: An Emergency Handling Case Study</text:p>
          </table:table-cell>
          <table:table-cell office:value-type="string" calcext:value-type="string">
            <text:p>Muccini, Henry; Spalazzese, Romina; Moghaddam, Mahyar T.; Sharaf, Mohammad</text:p>
          </table:table-cell>
          <table:table-cell office:value-type="string" calcext:value-type="string">
            <text:p>Proceedings of the 12th European Conference on Software Architecture: Companion Proceeding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valuation of Self-Adaptive Systems: A Women Perspective</text:p>
          </table:table-cell>
          <table:table-cell office:value-type="string" calcext:value-type="string">
            <text:p>Raibulet, Claudia; Fontana, Francesca Arcelli</text:p>
          </table:table-cell>
          <table:table-cell office:value-type="string" calcext:value-type="string">
            <text:p>Proceedings of the 11th European Conference on Software Architecture: Companion Proceeding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Metadata-Based Framework for Quality Attribute Degradation Analysis in Web Systems</text:p>
          </table:table-cell>
          <table:table-cell office:value-type="string" calcext:value-type="string">
            <text:p>Pinto, Felipe; Kulesza, Uirá; Silva, Leo; Guerra, Eduardo</text:p>
          </table:table-cell>
          <table:table-cell office:value-type="string" calcext:value-type="string">
            <text:p>Proceedings of the 20th Brazilian Symposium on Multimedia and the Web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rchitecture-Based Reliability Evaluation under Uncertainty</text:p>
          </table:table-cell>
          <table:table-cell office:value-type="string" calcext:value-type="string">
            <text:p>Meedeniya, Indika; Moser, Irene; Aleti, Aldeida; Grunske, Lars</text:p>
          </table:table-cell>
          <table:table-cell office:value-type="string" calcext:value-type="string">
            <text:p>Proceedings of the Joint ACM SIGSOFT Conference – QoSA and ACM SIGSOFT Symposium – ISARCS on Quality of Software Architectures – QoSA and Architecting Critical Systems – ISARC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alyzing Preferences and Interactions of Software Quality Attributes Using Choquet Integral Approach</text:p>
          </table:table-cell>
          <table:table-cell office:value-type="string" calcext:value-type="string">
            <text:p>Alashqar, Abdelkareem M.; Elfetouh, Ahmad Abo; El-Bakry, Hazem M.</text:p>
          </table:table-cell>
          <table:table-cell office:value-type="string" calcext:value-type="string">
            <text:p>Proceedings of the 10th International Conference on Informatics and System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mbining Clustering and Pattern Detection for the Reengineering of Component-Based Software Systems</text:p>
          </table:table-cell>
          <table:table-cell office:value-type="string" calcext:value-type="string">
            <text:p>von Detten, Markus; Becker, Steffen</text:p>
          </table:table-cell>
          <table:table-cell office:value-type="string" calcext:value-type="string">
            <text:p>Proceedings of the Joint ACM SIGSOFT Conference – QoSA and ACM SIGSOFT Symposium – ISARCS on Quality of Software Architectures – QoSA and Architecting Critical Systems – ISARC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njecting Quality Attributes into Software Architectures with the Common Variability Language</text:p>
          </table:table-cell>
          <table:table-cell office:value-type="string" calcext:value-type="string">
            <text:p>Horcas, Jose-Miguel; Pinto, Mónica; Fuentes, Lidia</text:p>
          </table:table-cell>
          <table:table-cell office:value-type="string" calcext:value-type="string">
            <text:p>Proceedings of the 17th International ACM Sigsoft Symposium on Component-Based Software Engineer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Internal Quality to External Quality: An Approach to Manage Conflicts</text:p>
          </table:table-cell>
          <table:table-cell office:value-type="string" calcext:value-type="string">
            <text:p>Kalra, Sumit; Prabhakar, T. V.</text:p>
          </table:table-cell>
          <table:table-cell office:value-type="string" calcext:value-type="string">
            <text:p>Proceedings of the International Conference on Research in Adaptive and Convergent System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istributed Quality-Attribute Optimization of Software Architectures</text:p>
          </table:table-cell>
          <table:table-cell office:value-type="string" calcext:value-type="string">
            <text:p>Rago, Alejandro; Vidal, Santiago; Diaz-Pace, J. Andres; Frank, Sebastian; van Hoorn, André</text:p>
          </table:table-cell>
          <table:table-cell office:value-type="string" calcext:value-type="string">
            <text:p>Proceedings of the 11th Brazilian Symposium on Software Components, Architectures, and Reus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DAM: External Dependency-Driven Architecture Discovery and Analysis of Quality Attributes</text:p>
          </table:table-cell>
          <table:table-cell office:value-type="string" calcext:value-type="string">
            <text:p>Ganesan, Dharmalingam; Lindvall, Mikael</text:p>
          </table:table-cell>
          <table:table-cell office:value-type="string" calcext:value-type="string">
            <text:p>ACM Trans. Softw. Eng. Methodol.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utomatic Evaluation of Complex Design Decisions in Component-Based Software Architectures</text:p>
          </table:table-cell>
          <table:table-cell office:value-type="string" calcext:value-type="string">
            <text:p>Scheerer, Max; Busch, Axel; Koziolek, Anne</text:p>
          </table:table-cell>
          <table:table-cell office:value-type="string" calcext:value-type="string">
            <text:p>Proceedings of the 15th ACM-IEEE International Conference on Formal Methods and Models for System Design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reen Software Development and Research with the HADAS Toolkit</text:p>
          </table:table-cell>
          <table:table-cell office:value-type="string" calcext:value-type="string">
            <text:p>Munoz, Daniel-Jesus; Pinto, Mónica; Fuentes, Lidia</text:p>
          </table:table-cell>
          <table:table-cell office:value-type="string" calcext:value-type="string">
            <text:p>Proceedings of the 11th European Conference on Software Architecture: Companion Proceeding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xperiences with Using the Systematic Method for Architecture Recovery (SyMAR)</text:p>
          </table:table-cell>
          <table:table-cell office:value-type="string" calcext:value-type="string">
            <text:p>Solms, Fritz</text:p>
          </table:table-cell>
          <table:table-cell office:value-type="string" calcext:value-type="string">
            <text:p>Proceedings of the South African Institute for Computer Scientists and Information Technologists Confer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xperiences Applying Automated Architecture Analysis Tool Suites</text:p>
          </table:table-cell>
          <table:table-cell office:value-type="string" calcext:value-type="string">
            <text:p>Mo, Ran; Snipes, Will; Cai, Yuanfang; Ramaswamy, Srini; Kazman, Rick; Naedele, Martin</text:p>
          </table:table-cell>
          <table:table-cell office:value-type="string" calcext:value-type="string">
            <text:p>Proceedings of the 33rd ACM/IEEE International Conference on Automated Softwar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Taxonomy for Architectural Stability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Proceedings of the 31st Annual ACM Symposium on Applied Comput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Ontology-Based Framework for Internal-External Quality Trade-Offs and Tenant Management in Multi-Tenant Applications</text:p>
          </table:table-cell>
          <table:table-cell office:value-type="string" calcext:value-type="string">
            <text:p>Kalra, Sumit; Prabhakar, T. V.</text:p>
          </table:table-cell>
          <table:table-cell office:value-type="string" calcext:value-type="string">
            <text:p>SIGAPP Appl. Comput. Rev.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mparitive Analysis of Manual vs Automotive Testing for Software Quality</text:p>
          </table:table-cell>
          <table:table-cell office:value-type="string" calcext:value-type="string">
            <text:p>Mateen, Ahmed; Zhu, Qingsheng; Afsar, Salman</text:p>
          </table:table-cell>
          <table:table-cell office:value-type="string" calcext:value-type="string">
            <text:p>Proceedings of the 7th International Conference on Software Engineering and New Technologi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, Stephan; Cheng, Chih-Hong; Bouwers, Eric</text:p>
          </table:table-cell>
          <table:table-cell office:value-type="string" calcext:value-type="string">
            <text:p>Proceedings of the WICSA 2014 Companion Volum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lexibility in Ecosystem Architectures</text:p>
          </table:table-cell>
          <table:table-cell office:value-type="string" calcext:value-type="string">
            <text:p>da Silva Amorim, Simone; McGregor, John D.; de Almeida, Eduardo Santana; von Flach G. Chavez, Christina</text:p>
          </table:table-cell>
          <table:table-cell office:value-type="string" calcext:value-type="string">
            <text:p>Proceedings of the 2014 European Conference on Software Architecture Workshop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 Architectural Style for Internet of Things Systems</text:p>
          </table:table-cell>
          <table:table-cell office:value-type="string" calcext:value-type="string">
            <text:p>Santos, Lidiane; Silva, Eduardo; Batista, Thais; Cavalcante, Everton; Leite, Jair; Oquendo, Flavio</text:p>
          </table:table-cell>
          <table:table-cell office:value-type="string" calcext:value-type="string">
            <text:p>Proceedings of the 35th Annual ACM Symposium on Applied Comput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 Architecture Design Method for Critical Embedded Systems</text:p>
          </table:table-cell>
          <table:table-cell office:value-type="string" calcext:value-type="string">
            <text:p>Feitosa, Daniel</text:p>
          </table:table-cell>
          <table:table-cell office:value-type="string" calcext:value-type="string">
            <text:p>Proceedings of the WICSA 2014 Companion Volum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Systematic Literature Review on the Description of Software Architectures for Systems of Systems</text:p>
          </table:table-cell>
          <table:table-cell office:value-type="string" calcext:value-type="string">
            <text:p>Guessi, Milena; Neto, Valdemar V. G.; Bianchi, Thiago; Felizardo, Katia R.; Oquendo, Flavio; Nakagawa, Elisa Y.</text:p>
          </table:table-cell>
          <table:table-cell office:value-type="string" calcext:value-type="string">
            <text:p>Proceedings of the 30th Annual ACM Symposium on Applied Comput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utomated Architectural Evaluation of Web Information Systems</text:p>
          </table:table-cell>
          <table:table-cell office:value-type="string" calcext:value-type="string">
            <text:p>Pinto, Felipe; Kulesza, Uirá; Guerra, Eduardo; Júnior, João Maria; Silva, Leo</text:p>
          </table:table-cell>
          <table:table-cell office:value-type="string" calcext:value-type="string">
            <text:p>Proceedings of the 19th Brazilian Symposium on Multimedia and the Web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ftware Metrics for Measuring the Understandability of Architectural Structures: A Systematic Mapping Study</text:p>
          </table:table-cell>
          <table:table-cell office:value-type="string" calcext:value-type="string">
            <text:p>Stevanetic, Srdjan; Zdun, Uwe</text:p>
          </table:table-cell>
          <table:table-cell office:value-type="string" calcext:value-type="string">
            <text:p>Proceedings of the 19th International Conference on Evaluation and Assessment in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urrent Challenges in Practical Object-Oriented Software Design</text:p>
          </table:table-cell>
          <table:table-cell office:value-type="string" calcext:value-type="string">
            <text:p>Aniche, Maurício; Yoder, Joseph W.; Kon, Fabio</text:p>
          </table:table-cell>
          <table:table-cell office:value-type="string" calcext:value-type="string">
            <text:p>Proceedings of the 41st International Conference on Software Engineering: New Ideas and Emerging Result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erformance Evaluation of NoSQL Databases: A Case Study</text:p>
          </table:table-cell>
          <table:table-cell office:value-type="string" calcext:value-type="string">
            <text:p>Klein, John; Gorton, Ian; Ernst, Neil; Donohoe, Patrick; Pham, Kim; Matser, Chrisjan</text:p>
          </table:table-cell>
          <table:table-cell office:value-type="string" calcext:value-type="string">
            <text:p>Proceedings of the 1st Workshop on Performance Analysis of Big Data System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ntinuous Detection of Design Flaws in Evolving Object-Oriented Programs Using Incremental Multi-Pattern Matching</text:p>
          </table:table-cell>
          <table:table-cell office:value-type="string" calcext:value-type="string">
            <text:p>Peldszus, Sven; Kulcsár, Géza; Lochau, Malte; Schulze, Sandro</text:p>
          </table:table-cell>
          <table:table-cell office:value-type="string" calcext:value-type="string">
            <text:p>Proceedings of the 31st IEEE/ACM International Conference on Automated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loud Meets Classroom: Experience Report on Using IBM Bluemix in a Software Architectures Course</text:p>
          </table:table-cell>
          <table:table-cell office:value-type="string" calcext:value-type="string">
            <text:p>Sokolov, Nikita; Madhavji, Nazim H.</text:p>
          </table:table-cell>
          <table:table-cell office:value-type="string" calcext:value-type="string">
            <text:p>Proceedings of the 27th Annual International Conference on Computer Science and Software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tability of Self-Adaptive Software Architectures</text:p>
          </table:table-cell>
          <table:table-cell office:value-type="string" calcext:value-type="string">
            <text:p>Salama, Maria</text:p>
          </table:table-cell>
          <table:table-cell office:value-type="string" calcext:value-type="string">
            <text:p>Proceedings of the 30th IEEE/ACM International Conference on Automated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Domain-Specific Language to Specify Planned Architectures of Adaptive Systems</text:p>
          </table:table-cell>
          <table:table-cell office:value-type="string" calcext:value-type="string">
            <text:p>San Martin, Daniel and Camargo, Valter</text:p>
          </table:table-cell>
          <table:table-cell office:value-type="string" calcext:value-type="string">
            <text:p>15th Brazilian Symposium on Software Components, Architectures, and Reuse</text:p>
          </table:table-cell>
          <table:table-cell office:value-type="float" office:value="2021" calcext:value-type="float">
            <text:p>2021</text:p>
          </table:table-cell>
        </table:table-row>
        <calcext:conditional-formats>
          <calcext:conditional-format calcext:target-range-address="ACM.A1:ACM.A1">
            <calcext:condition calcext:apply-style-name="cf6" calcext:value="formula-is(AND(COUNTIF([.$A$1:.$A$1048576]; [.A1])&gt;1;NOT(ISBLANK([.A1]))))" calcext:base-cell-address="ACM.A1"/>
            <calcext:condition calcext:apply-style-name="cf5" calcext:value="formula-is(AND(COUNTIF([.$A$1:.$A$1048576]; [.A1])&gt;1;NOT(ISBLANK([.A1]))))" calcext:base-cell-address="ACM.A1"/>
          </calcext:conditional-format>
        </calcext:conditional-formats>
      </table:table>
      <table:table table:name="Scopus" table:style-name="ta1"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>
            <text:p>Document 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Publication Title</text:p>
          </table:table-cell>
          <table:table-cell table:style-name="ce4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Analyzing the sensitivity of multi-objective software architecture refactoring to configuration characteristics</text:p>
          </table:table-cell>
          <table:table-cell office:value-type="string" calcext:value-type="string">
            <text:p>Cortellessa V., Di Pompeo D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ystematic review on next-generation web-based software architecture clustering models</text:p>
          </table:table-cell>
          <table:table-cell office:value-type="string" calcext:value-type="string">
            <text:p>Yang T., Jiang Z., Shang Y., Norouzi M.</text:p>
          </table:table-cell>
          <table:table-cell office:value-type="string" calcext:value-type="string">
            <text:p>Computer Communication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pirical assessment of the quality of MVCWeb applications returned by xgenerator</text:p>
          </table:table-cell>
          <table:table-cell office:value-type="string" calcext:value-type="string">
            <text:p>Paolone G., Paesani R., Marinelli M., Di Felice P.</text:p>
          </table:table-cell>
          <table:table-cell office:value-type="string" calcext:value-type="string">
            <text:p>Computer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CCORDANT: A domain specific-model and DevOps approach for big data analytics architectures</text:p>
          </table:table-cell>
          <table:table-cell office:value-type="string" calcext:value-type="string">
            <text:p>Castellanos C., Varela C.A., Correal D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oT architecture for adaptation to transient devices</text:p>
          </table:table-cell>
          <table:table-cell office:value-type="string" calcext:value-type="string">
            <text:p>Ariza J., Garcés K., Cardozo N., Sánchez J.P.R., Vargas F.J.</text:p>
          </table:table-cell>
          <table:table-cell office:value-type="string" calcext:value-type="string">
            <text:p>Journal of Parallel and Distributed Computing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lassifying Model-View-Controller Software Applications Using Self-Organizing Maps</text:p>
          </table:table-cell>
          <table:table-cell office:value-type="string" calcext:value-type="string">
            <text:p>Guaman D., Delgado S., Perez J.</text:p>
          </table:table-cell>
          <table:table-cell office:value-type="string" calcext:value-type="string">
            <text:p>IEEE Acces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mplementation of Stomatological Hospital Information</text:p>
          </table:table-cell>
          <table:table-cell office:value-type="string" calcext:value-type="string">
            <text:p>Li Y., Yang Y., Yang Z., Lu Q.</text:p>
          </table:table-cell>
          <table:table-cell office:value-type="string" calcext:value-type="string">
            <text:p>Advances in Intelligent Systems and Computing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og-based architecture for scheduling multiple workflows with high availability requirement</text:p>
          </table:table-cell>
          <table:table-cell office:value-type="string" calcext:value-type="string">
            <text:p>Davami F., Adabi S., Rezaee A., Rahmani A.M.</text:p>
          </table:table-cell>
          <table:table-cell office:value-type="string" calcext:value-type="string">
            <text:p>Computing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oal-lever-indicator-principle to derive recommendations for improving IEC 61131-3 control software</text:p>
          </table:table-cell>
          <table:table-cell office:value-type="string" calcext:value-type="string">
            <text:p>Vogel-Heuser B., Fischer J., Neumann E.-M.</text:p>
          </table:table-cell>
          <table:table-cell office:value-type="string" calcext:value-type="string">
            <text:p>IEEE International Conference on Industrial Engineering and Engineering Management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fuzzy-AHP-based approach to select software architecture based on quality attributes (FASSA)</text:p>
          </table:table-cell>
          <table:table-cell office:value-type="string" calcext:value-type="string">
            <text:p>Moaven S., Habibi J.</text:p>
          </table:table-cell>
          <table:table-cell office:value-type="string" calcext:value-type="string">
            <text:p>Knowledge and Information System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apturing software architecture knowledge for pattern-driven design</text:p>
          </table:table-cell>
          <table:table-cell office:value-type="string" calcext:value-type="string">
            <text:p>Farshidi S., Jansen S., van der Werf J.M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rchitecture design evaluation of PaaS cloud applications using generated prototypes: PaaSArch Cloud Prototyper tool</text:p>
          </table:table-cell>
          <table:table-cell office:value-type="string" calcext:value-type="string">
            <text:p>Gesvindr D., Gasior O., Buhnova B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odel synthesis and stochastic automated verification of systems-of-systems dynamic architectures</text:p>
          </table:table-cell>
          <table:table-cell office:value-type="string" calcext:value-type="string">
            <text:p>Mohsin A., Janjua N.K., Masek M., Neto V.V.G.</text:p>
          </table:table-cell>
          <table:table-cell office:value-type="string" calcext:value-type="string">
            <text:p>2020 International Conference on Advanced Computer Science and Information Systems, ICACSIS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Hybrid Genetic Algorithm for Software Architecture Re-Modularization</text:p>
          </table:table-cell>
          <table:table-cell office:value-type="string" calcext:value-type="string">
            <text:p>Mu L., Sugumaran V., Wang F.</text:p>
          </table:table-cell>
          <table:table-cell office:value-type="string" calcext:value-type="string">
            <text:p>Information Systems Frontier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Software Architecture for Video Analytics</text:p>
          </table:table-cell>
          <table:table-cell office:value-type="string" calcext:value-type="string">
            <text:p>Cabezas I., Palacios J.</text:p>
          </table:table-cell>
          <table:table-cell office:value-type="string" calcext:value-type="string">
            <text:p>2020 10th International Conference on Advanced Computer Information Technologies, ACIT 2020 - Proceeding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easuring quality of service in a robotized comprehensive geriatric assessment scenario</text:p>
          </table:table-cell>
          <table:table-cell office:value-type="string" calcext:value-type="string">
            <text:p>Romero-Garcés A., Martínez-Cruz J., Inglés-Romero J.F., Vicente-Chicote C., Marfil R., Bandera A.</text:p>
          </table:table-cell>
          <table:table-cell office:value-type="string" calcext:value-type="string">
            <text:p>Applied Sciences (Switzerland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n Coherence in Technical Debt Research : Awareness of the Risks Stemming from the Metaphorical Origin and Relevant Remediation Strategies</text:p>
          </table:table-cell>
          <table:table-cell office:value-type="string" calcext:value-type="string">
            <text:p>Stochel M.G., Cholda P., Wawrowski M.R.</text:p>
          </table:table-cell>
          <table:table-cell office:value-type="string" calcext:value-type="string">
            <text:p>Proceedings - 46th Euromicro Conference on Software Engineering and Advanced Applications, SEAA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Method for Architectural Trade-off Analysis Based on Patterns: Evaluating Microservices Structural Attributes</text:p>
          </table:table-cell>
          <table:table-cell office:value-type="string" calcext:value-type="string">
            <text:p>De Oliveira Rosa T., Daniel J.F.L., Guerra E.M., Goldman A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utomated Software Quality Monitoring in Research Collaboration Projects</text:p>
          </table:table-cell>
          <table:table-cell office:value-type="string" calcext:value-type="string">
            <text:p>Sildatke M., Karwanni H., Kraft B., Schmidts O., Zündorf A.</text:p>
          </table:table-cell>
          <table:table-cell office:value-type="string" calcext:value-type="string">
            <text:p>Proceedings - 2020 IEEE/ACM 42nd International Conference on Software Engineering Workshops, ICSEW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ntegrated Formal Tools for Software Architecture Smell Detection</text:p>
          </table:table-cell>
          <table:table-cell office:value-type="string" calcext:value-type="string">
            <text:p>Chondamrongkul N., Sun J., Warren I., Lee S.U.-J.</text:p>
          </table:table-cell>
          <table:table-cell office:value-type="string" calcext:value-type="string">
            <text:p>International Journal of Software Engineering and Knowledge Engineer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ftware architectures of the convergence of cloud computing and the Internet of Things: A systematic literature review</text:p>
          </table:table-cell>
          <table:table-cell office:value-type="string" calcext:value-type="string">
            <text:p>Banijamali A., Pakanen O.-P., Kuvaja P., Oivo M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HyFTOO, an object-oriented Monte Carlo simulation library for the modeling of Stochastic Hybrid Fault Tree Automaton</text:p>
          </table:table-cell>
          <table:table-cell office:value-type="string" calcext:value-type="string">
            <text:p>Chiacchio F., Aizpurua J.I., Compagno L., D'Urso D.</text:p>
          </table:table-cell>
          <table:table-cell office:value-type="string" calcext:value-type="string">
            <text:p>Expert Systems with Application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 architectural style for internet of things systems</text:p>
          </table:table-cell>
          <table:table-cell office:value-type="string" calcext:value-type="string">
            <text:p>Santos L., Silva E., Batista T., Cavalcante E., Leite J., Oquendo F.</text:p>
          </table:table-cell>
          <table:table-cell office:value-type="string" calcext:value-type="string">
            <text:p>Proceedings of the ACM Symposium on Applied Comput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How 'micro' are your services?</text:p>
          </table:table-cell>
          <table:table-cell office:value-type="string" calcext:value-type="string">
            <text:p>Rosa T.D.O., Goldman A., Guerra E.M.</text:p>
          </table:table-cell>
          <table:table-cell office:value-type="string" calcext:value-type="string">
            <text:p>Proceedings - 2020 IEEE International Conference on Software Architecture Companion, ICSA-C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ulti-tenant Quality Attributes to Manage Tenants in SaaS Applications</text:p>
          </table:table-cell>
          <table:table-cell office:value-type="string" calcext:value-type="string">
            <text:p>Kalra S., Prabhakar T.V.</text:p>
          </table:table-cell>
          <table:table-cell office:value-type="string" calcext:value-type="string">
            <text:p>Proceedings - 2020 IEEE International Conference on Software Architecture Companion, ICSA-C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efining Security Metrics to Evaluate Electronic Health Records Systems: A Case Study in Chile</text:p>
          </table:table-cell>
          <table:table-cell office:value-type="string" calcext:value-type="string">
            <text:p>Marquez G., Taramasco C., Astudillo H.</text:p>
          </table:table-cell>
          <table:table-cell office:value-type="string" calcext:value-type="string">
            <text:p>Proceedings - 2020 IEEE International Conference on Software Architecture Companion, ICSA-C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Model-Driven Architectural Design Method for Big Data Analytics Applications</text:p>
          </table:table-cell>
          <table:table-cell office:value-type="string" calcext:value-type="string">
            <text:p>Castellanos C., Perez B., Correal D., Varela C.A.</text:p>
          </table:table-cell>
          <table:table-cell office:value-type="string" calcext:value-type="string">
            <text:p>Proceedings - 2020 IEEE International Conference on Software Architecture Companion, ICSA-C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Lightweight Architecture Analysis of a Monolithic Messaging Gateway</text:p>
          </table:table-cell>
          <table:table-cell office:value-type="string" calcext:value-type="string">
            <text:p>Brahneborg D., Afzal W.</text:p>
          </table:table-cell>
          <table:table-cell office:value-type="string" calcext:value-type="string">
            <text:p>Proceedings - 2020 IEEE International Conference on Software Architecture Companion, ICSA-C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aluating Frameworks Assemblies in Microservices-based Systems Using Imperfect Information</text:p>
          </table:table-cell>
          <table:table-cell office:value-type="string" calcext:value-type="string">
            <text:p>Marquez G., Lazo Y., Astudillo H.</text:p>
          </table:table-cell>
          <table:table-cell office:value-type="string" calcext:value-type="string">
            <text:p>Proceedings - 2020 IEEE International Conference on Software Architecture Companion, ICSA-C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odel-based analysis of microservice resiliency patterns</text:p>
          </table:table-cell>
          <table:table-cell office:value-type="string" calcext:value-type="string">
            <text:p>Mendonca N., Mendes Aderaldo C., Camara J., Garlan D.</text:p>
          </table:table-cell>
          <table:table-cell office:value-type="string" calcext:value-type="string">
            <text:p>Proceedings - IEEE 17th International Conference on Software Architecture, ICSA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Pattern Adherence Analysis to a Blockchain Web Application</text:p>
          </table:table-cell>
          <table:table-cell office:value-type="string" calcext:value-type="string">
            <text:p>Abreu A.W., Coutinho E.F.</text:p>
          </table:table-cell>
          <table:table-cell office:value-type="string" calcext:value-type="string">
            <text:p>Proceedings - 2020 IEEE International Conference on Software Architecture Companion, ICSA-C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DL: Evaluating software quality based on pagerank algorithm</text:p>
          </table:table-cell>
          <table:table-cell office:value-type="string" calcext:value-type="string">
            <text:p>Guoqiang Z., Yi F., Shuai Z., Yilun W., Peng L., Guilan D.</text:p>
          </table:table-cell>
          <table:table-cell office:value-type="string" calcext:value-type="string">
            <text:p>Journal of China Universities of Posts and Telecommunication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rchitecting systems of systems: A tertiary study</text:p>
          </table:table-cell>
          <table:table-cell office:value-type="string" calcext:value-type="string">
            <text:p>Cadavid H., Andrikopoulos V., Avgeriou P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lysis and improvement of construction project management system based on network information</text:p>
          </table:table-cell>
          <table:table-cell office:value-type="string" calcext:value-type="string">
            <text:p>Dehao G.</text:p>
          </table:table-cell>
          <table:table-cell office:value-type="string" calcext:value-type="string">
            <text:p>Proceedings - 2020 12th International Conference on Measuring Technology and Mechatronics Automation, ICMTMA 20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ulticriteria Choice of Software Architecture Using Dynamic Correction of Quality Attributes</text:p>
          </table:table-cell>
          <table:table-cell office:value-type="string" calcext:value-type="string">
            <text:p>Ihor B., Oleksii D., Aleksandr K., Nataliia K., Oleksandr M., Volodymyr P.</text:p>
          </table:table-cell>
          <table:table-cell office:value-type="string" calcext:value-type="string">
            <text:p>Advances in Intelligent Systems and Comput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Software Architecture of Test Case Tools for Object-Oriented Programs</text:p>
          </table:table-cell>
          <table:table-cell office:value-type="string" calcext:value-type="string">
            <text:p>de Oliveira A.R., Sobrinho A., de Sousa R.R., e Silva L.C., de Araujo Oliveira H.F., Perkusich A.</text:p>
          </table:table-cell>
          <table:table-cell office:value-type="string" calcext:value-type="string">
            <text:p>Advances in Intelligent Systems and Comput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oyager: Software architecture trade-off explorer</text:p>
          </table:table-cell>
          <table:table-cell office:value-type="string" calcext:value-type="string">
            <text:p>Mashinchi J., Cámara J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loud meets classroom: Experience report on using IBM BlueMix in a software architectures course</text:p>
          </table:table-cell>
          <table:table-cell office:value-type="string" calcext:value-type="string">
            <text:p>Sokolov N., Madhavji N.H.</text:p>
          </table:table-cell>
          <table:table-cell office:value-type="string" calcext:value-type="string">
            <text:p>Proceedings of the 27th Annual International Conference on Computer Science and Software Engineering, CASCON 201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etecting model view controller architectural layers using clustering in mobile codebases</text:p>
          </table:table-cell>
          <table:table-cell office:value-type="string" calcext:value-type="string">
            <text:p>Dobrean D., Diosan L.</text:p>
          </table:table-cell>
          <table:table-cell office:value-type="string" calcext:value-type="string">
            <text:p>ICSOFT 2020 - Proceedings of the 15th International Conference on Software Technologie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owards metrics for analyzing system architectures modeled with EAST-ADL</text:p>
          </table:table-cell>
          <table:table-cell office:value-type="string" calcext:value-type="string">
            <text:p>Etzel C., Hofhammer F., Bauer B.</text:p>
          </table:table-cell>
          <table:table-cell office:value-type="string" calcext:value-type="string">
            <text:p>MODELSWARD 2020 - Proceedings of the 8th International Conference on Model-Driven Engineering and Software Development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n the impact of architecture design decisions on the quality of blockchain-based applications</text:p>
          </table:table-cell>
          <table:table-cell office:value-type="string" calcext:value-type="string">
            <text:p>Marmsoler D., Eichhorn L.</text:p>
          </table:table-cell>
          <table:table-cell office:value-type="string" calcext:value-type="string">
            <text:p>Knowledge Engineering Review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quantitative approach to analyze modifiability in software architectural design of agile application systems</text:p>
          </table:table-cell>
          <table:table-cell office:value-type="string" calcext:value-type="string">
            <text:p>Philip M.M., Singhal N., Ravi R., Vijayakumar B.</text:p>
          </table:table-cell>
          <table:table-cell office:value-type="string" calcext:value-type="string">
            <text:p>Information Technology and Contro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ecoarc: A framework for architecting healthy software ecosystems</text:p>
          </table:table-cell>
          <table:table-cell office:value-type="string" calcext:value-type="string">
            <text:p>Schwichtenberg B., Engels G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mmit-defect and architectural metrics-based quality assessment of C language</text:p>
          </table:table-cell>
          <table:table-cell office:value-type="string" calcext:value-type="string">
            <text:p>Tiwari D., Washizaki H., Fukazawa Y., Fukuoka T., Tamaki J., Hosotani N., Kohama M., Gueheneuc Y.-G., Khomh F.</text:p>
          </table:table-cell>
          <table:table-cell office:value-type="string" calcext:value-type="string">
            <text:p>ENASE 2020 - Proceedings of the 15th International Conference on Evaluation of Novel Approaches to Software Engineer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AM-SoS: A stochastic software architecture modeling and verification approach for complex system-of-systems</text:p>
          </table:table-cell>
          <table:table-cell office:value-type="string" calcext:value-type="string">
            <text:p>Mohsin A., Janjua N.K., Islam S.M.S., Babar M.A.</text:p>
          </table:table-cell>
          <table:table-cell office:value-type="string" calcext:value-type="string">
            <text:p>IEEE Acces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ta stream operations as first-class entities in component-based performance models</text:p>
          </table:table-cell>
          <table:table-cell office:value-type="string" calcext:value-type="string">
            <text:p>Werle D., Seifermann S., Koziolek A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Hierarchical modelling for recycling-oriented classification of shredded spent flat monitor products based on hyperspectral imaging</text:p>
          </table:table-cell>
          <table:table-cell office:value-type="string" calcext:value-type="string">
            <text:p>Bonifazi G., Gasbarrone R., Palmieri R., Serranti S.</text:p>
          </table:table-cell>
          <table:table-cell office:value-type="string" calcext:value-type="string">
            <text:p>Detritu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ftware architecture design of cloud platforms in automotive domain: An online survey</text:p>
          </table:table-cell>
          <table:table-cell office:value-type="string" calcext:value-type="string">
            <text:p>Banijamali A., Heisig P., Kristan J., Kuvaja P., Oivo M.</text:p>
          </table:table-cell>
          <table:table-cell office:value-type="string" calcext:value-type="string">
            <text:p>Proceedings - 2019 IEEE 12th Conference on Service-Oriented Computing and Applications, SOCA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ward evaluation of deployment architecture of ml-based cyber-physical systems</text:p>
          </table:table-cell>
          <table:table-cell office:value-type="string" calcext:value-type="string">
            <text:p>Gisselaire L., Cario F., Guerre-Berthelot Q., Zigmann B., Du Bousquet L., Nakamura M.</text:p>
          </table:table-cell>
          <table:table-cell office:value-type="string" calcext:value-type="string">
            <text:p>Proceedings - 2019 34th IEEE/ACM International Conference on Automated Software Engineering Workshops, ASEW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wards a Model-centric Approach for Developing Dependable Smart Grid Applications</text:p>
          </table:table-cell>
          <table:table-cell office:value-type="string" calcext:value-type="string">
            <text:p>Fischinger M., Egger N., Binder C., Neureiter C.</text:p>
          </table:table-cell>
          <table:table-cell office:value-type="string" calcext:value-type="string">
            <text:p>2019 4th International Conference on System Reliability and Safety, ICSRS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wards a parallel template catalogue for software performance predictions</text:p>
          </table:table-cell>
          <table:table-cell office:value-type="string" calcext:value-type="string">
            <text:p>Frank M., Klinaku F., Hilbrich M., Becker S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tigating security threats through the use of security tactics to design secure cyber-physical systems (CPS)</text:p>
          </table:table-cell>
          <table:table-cell office:value-type="string" calcext:value-type="string">
            <text:p>Orellana C., Villegas M.M., Astudillo H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ssessing architectural patterns trade-offs using moment-based pattern taxonomies</text:p>
          </table:table-cell>
          <table:table-cell office:value-type="string" calcext:value-type="string">
            <text:p>Orellana C., Villegas M.M., Astudillo H.</text:p>
          </table:table-cell>
          <table:table-cell office:value-type="string" calcext:value-type="string">
            <text:p>Proceedings - 2019 45th Latin American Computing Conference, CLEI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ndoor Air Quality (IAQ) Sensing Device Prototype: Software-Hardware Architecture and Performance</text:p>
          </table:table-cell>
          <table:table-cell office:value-type="string" calcext:value-type="string">
            <text:p>Nor Azhar A., Rahmah M., Roslina A.H., Fauziah Z.</text:p>
          </table:table-cell>
          <table:table-cell office:value-type="string" calcext:value-type="string">
            <text:p>IOP Conference Series: Materials Science and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QME: a framework for modeling and evaluation of software architecture quality attributes</text:p>
          </table:table-cell>
          <table:table-cell office:value-type="string" calcext:value-type="string">
            <text:p>Sedaghatbaf A., Azgomi M.A.</text:p>
          </table:table-cell>
          <table:table-cell office:value-type="string" calcext:value-type="string">
            <text:p>Software and Systems Model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tructural and behavioral reference model for IoT-based elderly health-care systems in smart home</text:p>
          </table:table-cell>
          <table:table-cell office:value-type="string" calcext:value-type="string">
            <text:p>Ghasemi F., Rezaee A., Rahmani A.M.</text:p>
          </table:table-cell>
          <table:table-cell office:value-type="string" calcext:value-type="string">
            <text:p>International Journal of Communication System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Wang T., Li B.</text:p>
          </table:table-cell>
          <table:table-cell office:value-type="string" calcext:value-type="string">
            <text:p>Proceedings - 19th IEEE International Conference on Software Quality, Reliability and Security, QRS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 empirical study of architecting for continuous delivery and deployment</text:p>
          </table:table-cell>
          <table:table-cell office:value-type="string" calcext:value-type="string">
            <text:p>Shahin M., Zahedi M., Babar M.A., Zhu L.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Using tool integration for improving traceability management testing processes: An automotive industrial experience</text:p>
          </table:table-cell>
          <table:table-cell office:value-type="string" calcext:value-type="string">
            <text:p>Amalfitano D., De Simone V., Maietta R.R., Scala S., Fasolino A.R.</text:p>
          </table:table-cell>
          <table:table-cell office:value-type="string" calcext:value-type="string">
            <text:p>Journal of Software: Evolution and Proces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erOpteryx: Automated Improvement of Software Architectures</text:p>
          </table:table-cell>
          <table:table-cell office:value-type="string" calcext:value-type="string">
            <text:p>Busch A., Fuchss D., Koziolek A.</text:p>
          </table:table-cell>
          <table:table-cell office:value-type="string" calcext:value-type="string">
            <text:p>Proceedings - 2019 IEEE International Conference on Software Architecture - Companion, ICSA-C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xtracting Quality Attributes from User Stories for Early Architecture Decision Making</text:p>
          </table:table-cell>
          <table:table-cell office:value-type="string" calcext:value-type="string">
            <text:p>Gilson F., Galster M., Georis F.</text:p>
          </table:table-cell>
          <table:table-cell office:value-type="string" calcext:value-type="string">
            <text:p>Proceedings - 2019 IEEE International Conference on Software Architecture - Companion, ICSA-C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wards Blockchain Tactics: Building Hybrid Decentralized Software Architectures</text:p>
          </table:table-cell>
          <table:table-cell office:value-type="string" calcext:value-type="string">
            <text:p>Wessling F., Ehmke C., Meyer O., Gruhn V.</text:p>
          </table:table-cell>
          <table:table-cell office:value-type="string" calcext:value-type="string">
            <text:p>Proceedings - 2019 IEEE International Conference on Software Architecture - Companion, ICSA-C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mponent Comparison, Evaluation, and Selection: A Continuous Approach</text:p>
          </table:table-cell>
          <table:table-cell office:value-type="string" calcext:value-type="string">
            <text:p>Ernst N., Kazman R., Bianco P.</text:p>
          </table:table-cell>
          <table:table-cell office:value-type="string" calcext:value-type="string">
            <text:p>Proceedings - 2019 IEEE International Conference on Software Architecture - Companion, ICSA-C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High-Level Design Stories in Architecture-Centric Agile Development</text:p>
          </table:table-cell>
          <table:table-cell office:value-type="string" calcext:value-type="string">
            <text:p>Diaz-Pace J.A., Bianchi A.J.</text:p>
          </table:table-cell>
          <table:table-cell office:value-type="string" calcext:value-type="string">
            <text:p>Proceedings - 2019 IEEE International Conference on Software Architecture - Companion, ICSA-C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eriving architectural models from requirements specifications: A systematic mapping study</text:p>
          </table:table-cell>
          <table:table-cell office:value-type="string" calcext:value-type="string">
            <text:p>Souza E., Moreira A., Goulão M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urrent challenges in practical object-oriented software design</text:p>
          </table:table-cell>
          <table:table-cell office:value-type="string" calcext:value-type="string">
            <text:p>Aniche M., Yoder J., Kon F.</text:p>
          </table:table-cell>
          <table:table-cell office:value-type="string" calcext:value-type="string">
            <text:p>Proceedings - 2019 IEEE/ACM 41st International Conference on Software Engineering: New Ideas and Emerging Results, ICSE-NIER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workflow-based solution to support the assessment of collaborative activities in e-learning: A design founded on IMS-LD meta-model</text:p>
          </table:table-cell>
          <table:table-cell office:value-type="string" calcext:value-type="string">
            <text:p>Aouine A., Mahdaoui L., Moccozet L.</text:p>
          </table:table-cell>
          <table:table-cell office:value-type="string" calcext:value-type="string">
            <text:p>International Journal of Information and Learning Technology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xploring the suitability of source code metrics for indicating architectural inconsistencies</text:p>
          </table:table-cell>
          <table:table-cell office:value-type="string" calcext:value-type="string">
            <text:p>Lenhard J., Blom M., Herold S.</text:p>
          </table:table-cell>
          <table:table-cell office:value-type="string" calcext:value-type="string">
            <text:p>Software Quality Journa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Quality based software architectural decision making</text:p>
          </table:table-cell>
          <table:table-cell office:value-type="string" calcext:value-type="string">
            <text:p>Aslam T., Rana T., Batool M., Naheed A., Andaleeb A.</text:p>
          </table:table-cell>
          <table:table-cell office:value-type="string" calcext:value-type="string">
            <text:p>2019 International Conference on Communication Technologies, ComTech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eciphering predictive schedulers for heterogeneous-ISA multicore architectures</text:p>
          </table:table-cell>
          <table:table-cell office:value-type="string" calcext:value-type="string">
            <text:p>Prodromou A., Venkat A., Tullsen D.M.</text:p>
          </table:table-cell>
          <table:table-cell office:value-type="string" calcext:value-type="string">
            <text:p>Proceedings of the 10th International Workshop on Programming Models and Applications for Multicores and Manycores, PMAM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model-driven framework to enhance the consistency of logical integrity constraints: Introducing integrity regression testing</text:p>
          </table:table-cell>
          <table:table-cell office:value-type="string" calcext:value-type="string">
            <text:p>Nooraei Abadeh M., Ajoudanian S.</text:p>
          </table:table-cell>
          <table:table-cell office:value-type="string" calcext:value-type="string">
            <text:p>Software - Practice and Experienc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 evaluation of big data architectures</text:p>
          </table:table-cell>
          <table:table-cell office:value-type="string" calcext:value-type="string">
            <text:p>Garises V., Quenum J.G.</text:p>
          </table:table-cell>
          <table:table-cell office:value-type="string" calcext:value-type="string">
            <text:p>DATA 2019 - Proceedings of the 8th International Conference on Data Science, Technology and Application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ssessing the quality impact of features in component-based software architectures</text:p>
          </table:table-cell>
          <table:table-cell office:value-type="string" calcext:value-type="string">
            <text:p>Busch A., Fuchß D., Eckert M., Koziolek A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Research Landscape on Formal Verification of Software Architecture Descriptions</text:p>
          </table:table-cell>
          <table:table-cell office:value-type="string" calcext:value-type="string">
            <text:p>Araujo C., Cavalcante E., Batista T., Oliveira M., Oquendo F.</text:p>
          </table:table-cell>
          <table:table-cell office:value-type="string" calcext:value-type="string">
            <text:p>IEEE Acces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Queueing Modeling in the Course in Software Architecture Design</text:p>
          </table:table-cell>
          <table:table-cell office:value-type="string" calcext:value-type="string">
            <text:p>Liubchenko V.</text:p>
          </table:table-cell>
          <table:table-cell office:value-type="string" calcext:value-type="string">
            <text:p>Advances in Intelligent Systems and Comput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ssessing architectural sustainability during software evolution using package-modularization metrics</text:p>
          </table:table-cell>
          <table:table-cell office:value-type="string" calcext:value-type="string">
            <text:p>Shaikh M., Ibarhimov D., Zardari B.</text:p>
          </table:table-cell>
          <table:table-cell office:value-type="string" calcext:value-type="string">
            <text:p>International Journal of Advanced Computer Science and Application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Discussion on Blockchain Software Quality Attribute Design and Tradeoffs</text:p>
          </table:table-cell>
          <table:table-cell office:value-type="string" calcext:value-type="string">
            <text:p>Medellin J.M., Thornton M.A.</text:p>
          </table:table-cell>
          <table:table-cell office:value-type="string" calcext:value-type="string">
            <text:p>Lecture Notes of the Institute for Computer Sciences, Social-Informatics and Telecommunications Engineering, LNICST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QoS-based formation of software architectures in the Internet of Things</text:p>
          </table:table-cell>
          <table:table-cell office:value-type="string" calcext:value-type="string">
            <text:p>De Sanctis M., Spalazzese R., Trubiani C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cial Internet of Things: Architectural Approaches and Challenges</text:p>
          </table:table-cell>
          <table:table-cell office:value-type="string" calcext:value-type="string">
            <text:p>Ochoa-Zambrano J., Garbajosa J.</text:p>
          </table:table-cell>
          <table:table-cell office:value-type="string" calcext:value-type="string">
            <text:p>Actas de las 24th Jornadas de Ingenieria del Software y Bases de Datos, JISBD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Quality aspects of serverless architecture: An exploratory study on maintainability</text:p>
          </table:table-cell>
          <table:table-cell office:value-type="string" calcext:value-type="string">
            <text:p>Racicot L., Cloutier N., Abt J., Petrillo F.</text:p>
          </table:table-cell>
          <table:table-cell office:value-type="string" calcext:value-type="string">
            <text:p>ICSOFT 2019 - Proceedings of the 14th International Conference on Software Technologie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What can violations of good practices tell about the relationship between GoF patterns and run-time quality attributes?</text:p>
          </table:table-cell>
          <table:table-cell office:value-type="string" calcext:value-type="string">
            <text:p>Feitosa D., Ampatzoglou A., Avgeriou P., Chatzigeorgiou A., Nakagawa E.Y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radeoff-based architecting of the software system for autonomous robotized open pit mining</text:p>
          </table:table-cell>
          <table:table-cell office:value-type="string" calcext:value-type="string">
            <text:p>Zykov S.V., Temkin I.O., Deryabin S.A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refactoring architecture for measuring and identifying spots of design patterns insertion in source code</text:p>
          </table:table-cell>
          <table:table-cell office:value-type="string" calcext:value-type="string">
            <text:p>Bukowitz Beluzzo L., Nasser Matos S., Henrique Pacher T.</text:p>
          </table:table-cell>
          <table:table-cell office:value-type="string" calcext:value-type="string">
            <text:p>ICSOFT 2018 - Proceedings of the 13th International Conference on Software Technologie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mble vs. Quiz: Evaluation of two different types of games in kahoot!</text:p>
          </table:table-cell>
          <table:table-cell office:value-type="string" calcext:value-type="string">
            <text:p>Wang A.I.</text:p>
          </table:table-cell>
          <table:table-cell office:value-type="string" calcext:value-type="string">
            <text:p>Proceedings of the European Conference on Games-based Learn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mparitive analysis of manual vs automotive testing for software quality</text:p>
          </table:table-cell>
          <table:table-cell office:value-type="string" calcext:value-type="string">
            <text:p>Mateen A., Afsar S., Zhu Q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eliability Assessment of Time-Critical Software: A Case Study on Stepper Motor Application</text:p>
          </table:table-cell>
          <table:table-cell office:value-type="string" calcext:value-type="string">
            <text:p>Verma A., Gayen T.</text:p>
          </table:table-cell>
          <table:table-cell office:value-type="string" calcext:value-type="string">
            <text:p>Arabian Journal for Science and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Model-Driven Workflow for Energy-Aware Scheduling Analysis of IoT-Enabled Use Cases</text:p>
          </table:table-cell>
          <table:table-cell office:value-type="string" calcext:value-type="string">
            <text:p>Iyenghar P., Pulvermueller E.</text:p>
          </table:table-cell>
          <table:table-cell office:value-type="string" calcext:value-type="string">
            <text:p>IEEE Internet of Things Journal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Visualizing Design Erosion: How Big Balls of Mud are Made</text:p>
          </table:table-cell>
          <table:table-cell office:value-type="string" calcext:value-type="string">
            <text:p>Baum D., Dietrich J., Anslow C., Müller R.</text:p>
          </table:table-cell>
          <table:table-cell office:value-type="string" calcext:value-type="string">
            <text:p>Proceedings - 6th IEEE Working Conference on Software Visualization, VISSOFT 20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quality-oriented approach to recommend move method refactorings</text:p>
          </table:table-cell>
          <table:table-cell office:value-type="string" calcext:value-type="string">
            <text:p>Couto C.M.S., Rocha H., Terra R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nteractive multi-objective evolutionary optimization of software architectures</text:p>
          </table:table-cell>
          <table:table-cell office:value-type="string" calcext:value-type="string">
            <text:p>Ramírez A., Romero J.R., Ventura S.</text:p>
          </table:table-cell>
          <table:table-cell office:value-type="string" calcext:value-type="string">
            <text:p>Information Scienc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elf-adaptive IoT architectures: An emergency handling case study</text:p>
          </table:table-cell>
          <table:table-cell office:value-type="string" calcext:value-type="string">
            <text:p>Muccini H., Spalazzese R., Moghaddam M.T., Sharaf M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oftware Architectural Quality Assessment Model for Security Analysis Using Fuzzy Analytical Hierarchy Process (FAHP) Method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3D Research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case-based reasoning approach to reuse quality-driven designs in service-oriented architectures</text:p>
          </table:table-cell>
          <table:table-cell office:value-type="string" calcext:value-type="string">
            <text:p>Rodríguez G., Díaz-Pace J.A., Soria Á.</text:p>
          </table:table-cell>
          <table:table-cell office:value-type="string" calcext:value-type="string">
            <text:p>Information System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xtending a multi-agent systems simulation architecture for systems-of-systems security analysis</text:p>
          </table:table-cell>
          <table:table-cell office:value-type="string" calcext:value-type="string">
            <text:p>El Hachem J., Chiprianov V., Graciano Neto V.V., Aniorte P.</text:p>
          </table:table-cell>
          <table:table-cell office:value-type="string" calcext:value-type="string">
            <text:p>2018 13th System of Systems Engineering Conference, SoSE 20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fuzzy analytical hierarchy process (FAHP) based software quality assessment model: Maintainability analysis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International Journal of Intelligent Engineering and System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he internet of things prototyping platform under the design thinking methodology</text:p>
          </table:table-cell>
          <table:table-cell office:value-type="string" calcext:value-type="string">
            <text:p>Taratukhin V., Yadgarova Y., Becker J.</text:p>
          </table:table-cell>
          <table:table-cell office:value-type="string" calcext:value-type="string">
            <text:p>ASEE Annual Conference and Exposition, Conference Proceeding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mpirical validation of cyber-foraging architectural tactics for surrogate provisioning</text:p>
          </table:table-cell>
          <table:table-cell office:value-type="string" calcext:value-type="string">
            <text:p>Alizadeh Moghaddam F., Procaccianti G., Lewis G.A., Lago P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MSA: Extensibility Metric for Software Architecture</text:p>
          </table:table-cell>
          <table:table-cell office:value-type="string" calcext:value-type="string">
            <text:p>Kim J., Kang S., Ahn J., Lee S.</text:p>
          </table:table-cell>
          <table:table-cell office:value-type="string" calcext:value-type="string">
            <text:p>International Journal of Software Engineering and Knowledg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Variability models for generating efficient configurations of functional quality attributes</text:p>
          </table:table-cell>
          <table:table-cell office:value-type="string" calcext:value-type="string">
            <text:p>Horcas J.-M., Pinto M., Fuentes L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Vimaladevi M., Zayaraz G.</text:p>
          </table:table-cell>
          <table:table-cell office:value-type="string" calcext:value-type="string">
            <text:p>Proceedings of the 2017 IEEE International Conference on Communication and Signal Processing, ICCSP 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method for dependability evaluation of software architectures</text:p>
          </table:table-cell>
          <table:table-cell office:value-type="string" calcext:value-type="string">
            <text:p>Sedaghatbaf A., Abdollahi Azgomi M.</text:p>
          </table:table-cell>
          <table:table-cell office:value-type="string" calcext:value-type="string">
            <text:p>Comput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n architecture, system engineering, and acquisition approach for space system software resiliency</text:p>
          </table:table-cell>
          <table:table-cell office:value-type="string" calcext:value-type="string">
            <text:p>Phillips D.M., Mazzuchi T.A., Sarkani S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rchitecture consistency: State of the practice, challenges and requirements</text:p>
          </table:table-cell>
          <table:table-cell office:value-type="string" calcext:value-type="string">
            <text:p>Ali N., Baker S., O’Crowley R., Herold S., Buckley J.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usiness diagnostic technology for sharing value and social innovation in one-person companies</text:p>
          </table:table-cell>
          <table:table-cell office:value-type="string" calcext:value-type="string">
            <text:p>Diaz J.T., Bolivar H., Gomez J., Prada J.</text:p>
          </table:table-cell>
          <table:table-cell office:value-type="string" calcext:value-type="string">
            <text:p>2017 Congreso Internacional de Innovacion y Tendencias en Ingenieria, CONIITI 2017 - Conference Proceeding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ssessing data quality in open data: A case study</text:p>
          </table:table-cell>
          <table:table-cell office:value-type="string" calcext:value-type="string">
            <text:p>Ferney M.M.J., Beltran Nicolas Estefan L., Alexander V.V.J.</text:p>
          </table:table-cell>
          <table:table-cell office:value-type="string" calcext:value-type="string">
            <text:p>2017 Congreso Internacional de Innovacion y Tendencias en Ingenieria, CONIITI 2017 - Conference Proceeding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oftware architecture evaluation: A systematic mapping study</text:p>
          </table:table-cell>
          <table:table-cell office:value-type="string" calcext:value-type="string">
            <text:p>Ouhbi S.</text:p>
          </table:table-cell>
          <table:table-cell office:value-type="string" calcext:value-type="string">
            <text:p>ENASE 2018 - Proceedings of the 13th International Conference on Evaluation of Novel Approaches to Softwar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rchitectural analysis for mobile devices with quality attributes using architecture trade-off analysis method</text:p>
          </table:table-cell>
          <table:table-cell office:value-type="string" calcext:value-type="string">
            <text:p>Begum A., Cyril Raj V.</text:p>
          </table:table-cell>
          <table:table-cell office:value-type="string" calcext:value-type="string">
            <text:p>Journal of Computational and Theoretical Nanoscience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Layered software architecture for the development of mobile learning objects with augmented reality</text:p>
          </table:table-cell>
          <table:table-cell office:value-type="string" calcext:value-type="string">
            <text:p>Rivera Alvarado L.A., Lopez Dominguez E., Hernandez Velazquez Y., Dominguez Isidro S., Excelente Toledo C.B.</text:p>
          </table:table-cell>
          <table:table-cell office:value-type="string" calcext:value-type="string">
            <text:p>IEEE Acces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Quality-aware architectural model transformations in adaptive mashups user interfaces</text:p>
          </table:table-cell>
          <table:table-cell office:value-type="string" calcext:value-type="string">
            <text:p>Criado J., Martínez-Fernández S., Ameller D., Iribarne L., Padilla N., Jedlitschka A.</text:p>
          </table:table-cell>
          <table:table-cell office:value-type="string" calcext:value-type="string">
            <text:p>Fundamenta Informaticae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Location based security architecture evaluated using ATAM</text:p>
          </table:table-cell>
          <table:table-cell office:value-type="string" calcext:value-type="string">
            <text:p>Begum A., Cyril Raj V.</text:p>
          </table:table-cell>
          <table:table-cell office:value-type="string" calcext:value-type="string">
            <text:p>International Journal of Engineering and Technology(UAE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he instability of software projects: The role of private and public components</text:p>
          </table:table-cell>
          <table:table-cell office:value-type="string" calcext:value-type="string">
            <text:p>Aversano L., Tortorella M.</text:p>
          </table:table-cell>
          <table:table-cell office:value-type="string" calcext:value-type="string">
            <text:p>27th International Conference on Software Engineering and Data Engineering, SEDE 20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n architecture for non-invasive software measurement</text:p>
          </table:table-cell>
          <table:table-cell office:value-type="string" calcext:value-type="string">
            <text:p>Artemev V., Ivanov V., Mazzara M., Rogers A., Sillitti A., Succi G., Zouev E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Helping novice architects to manage architectural technical debt in microservices architecture</text:p>
          </table:table-cell>
          <table:table-cell office:value-type="string" calcext:value-type="string">
            <text:p>Márquez G., Astudillo H.</text:p>
          </table:table-cell>
          <table:table-cell office:value-type="string" calcext:value-type="string">
            <text:p>JIISIC 2018 - Jornadas Iberoamericanas de Ingenieria de Software e Ingenieria del Conocimiento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utomatic Support of the Generation and Maintenance of Assurance Cases</text:p>
          </table:table-cell>
          <table:table-cell office:value-type="string" calcext:value-type="string">
            <text:p>Lin C.-L., Shen W., Yue T., Li G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mplications of discretization towards improving classification accuracy for software defect data</text:p>
          </table:table-cell>
          <table:table-cell office:value-type="string" calcext:value-type="string">
            <text:p>Kapoor P., Arora D., Kumar A.</text:p>
          </table:table-cell>
          <table:table-cell office:value-type="string" calcext:value-type="string">
            <text:p>Journal of Theoretical and Applied Information Technology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EVS-based methodological framework for multi-quality attribute evaluation using software architectures</text:p>
          </table:table-cell>
          <table:table-cell office:value-type="string" calcext:value-type="string">
            <text:p>Bogado V., Gonnet S., Leone H.</text:p>
          </table:table-cell>
          <table:table-cell office:value-type="string" calcext:value-type="string">
            <text:p>2017 43rd Latin American Computer Conference, CLEI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TAM-RPG: A role-playing game to teach architecture trade-off analysis method (ATAM)</text:p>
          </table:table-cell>
          <table:table-cell office:value-type="string" calcext:value-type="string">
            <text:p>Montenegro C.H., Astudillo H., Álvarez M.C.G.</text:p>
          </table:table-cell>
          <table:table-cell office:value-type="string" calcext:value-type="string">
            <text:p>2017 43rd Latin American Computer Conference, CLEI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alysing and modelling runtime architectural stability for self-adaptive software</text:p>
          </table:table-cell>
          <table:table-cell office:value-type="string" calcext:value-type="string">
            <text:p>Salama M., Bahsoon R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he Impact of Software Development Process on Software Quality: A Review</text:p>
          </table:table-cell>
          <table:table-cell office:value-type="string" calcext:value-type="string">
            <text:p>Singh B., Gautam S.</text:p>
          </table:table-cell>
          <table:table-cell office:value-type="string" calcext:value-type="string">
            <text:p>Proceedings - 2016 8th International Conference on Computational Intelligence and Communication Networks, CICN 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ic evaluation of complex design decisions in component-based software architectures</text:p>
          </table:table-cell>
          <table:table-cell office:value-type="string" calcext:value-type="string">
            <text:p>Scheerer M., Busch A., Koziolek A.</text:p>
          </table:table-cell>
          <table:table-cell office:value-type="string" calcext:value-type="string">
            <text:p>MEMOCODE 2017 - 15th ACM-IEEE International Conference on Formal Methods and Models for System Design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Internal quality to external quality - An approach to manage conflicts</text:p>
          </table:table-cell>
          <table:table-cell office:value-type="string" calcext:value-type="string">
            <text:p>Kalra S., Prabhakar T.V.</text:p>
          </table:table-cell>
          <table:table-cell office:value-type="string" calcext:value-type="string">
            <text:p>Proceedings of the 2017 Research in Adaptive and Convergent Systems, RACS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istributed qality-atribute optimization of sofware architectures</text:p>
          </table:table-cell>
          <table:table-cell office:value-type="string" calcext:value-type="string">
            <text:p>Rago A., Vidal S., Andres Diaz-Pace J., Frank S., Van Hoorn A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valuation of self-Adaptive systems: A women perspective</text:p>
          </table:table-cell>
          <table:table-cell office:value-type="string" calcext:value-type="string">
            <text:p>Raibulet C., Fontana F.A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Green software development and research with the HADAS toolkit</text:p>
          </table:table-cell>
          <table:table-cell office:value-type="string" calcext:value-type="string">
            <text:p>Munoz D.-J., Pinto M., Fuentes L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owards a practical maintainability quality model for serviceand microservice-based systems</text:p>
          </table:table-cell>
          <table:table-cell office:value-type="string" calcext:value-type="string">
            <text:p>Bogner J., Wagner S., Zimmermann A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xtraction of Microservices from Monolithic Software Architectures</text:p>
          </table:table-cell>
          <table:table-cell office:value-type="string" calcext:value-type="string">
            <text:p>Mazlami G., Cito J., Leitner P.</text:p>
          </table:table-cell>
          <table:table-cell office:value-type="string" calcext:value-type="string">
            <text:p>Proceedings - 2017 IEEE 24th International Conference on Web Services, ICWS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On the effect of local search in the multi-objective evolutionary discovery of software architectures</text:p>
          </table:table-cell>
          <table:table-cell office:value-type="string" calcext:value-type="string">
            <text:p>Ramirez A., Romero J.R., Ventura S.</text:p>
          </table:table-cell>
          <table:table-cell office:value-type="string" calcext:value-type="string">
            <text:p>2017 IEEE Congress on Evolutionary Computation, CEC 2017 - Proceeding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Improving the quality of software by refactoring</text:p>
          </table:table-cell>
          <table:table-cell office:value-type="string" calcext:value-type="string">
            <text:p>Kaur G., Singh B.</text:p>
          </table:table-cell>
          <table:table-cell office:value-type="string" calcext:value-type="string">
            <text:p>Proceedings of the 2017 International Conference on Intelligent Computing and Control Systems, ICICCS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web-based reference architecture for mobile learning: Its quality aspects and evaluation</text:p>
          </table:table-cell>
          <table:table-cell office:value-type="string" calcext:value-type="string">
            <text:p>Zbick J.</text:p>
          </table:table-cell>
          <table:table-cell office:value-type="string" calcext:value-type="string">
            <text:p>Proceedings - 2017 IEEE International Conference on Software Architecture Workshops, ICSAW 2017: Side Track Proceeding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Holistic performance evaluation framework: Power distribution network health index</text:p>
          </table:table-cell>
          <table:table-cell office:value-type="string" calcext:value-type="string">
            <text:p>Ma Z., Shang Y., Yuan H., Shi S., Sheng W., Huang R., Shen P.</text:p>
          </table:table-cell>
          <table:table-cell office:value-type="string" calcext:value-type="string">
            <text:p>IET Generation, Transmission and Distribution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case study of HMS using CIPA</text:p>
          </table:table-cell>
          <table:table-cell office:value-type="string" calcext:value-type="string">
            <text:p>Angeline Julia S., Rodrigues P.</text:p>
          </table:table-cell>
          <table:table-cell office:value-type="string" calcext:value-type="string">
            <text:p>Cluster Comput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xtending software architecture views with an energy consumption perspective: A case study on resource consumption of enterprise software</text:p>
          </table:table-cell>
          <table:table-cell office:value-type="string" calcext:value-type="string">
            <text:p>Jagroep E., van der Werf J.M., Brinkkemper S., Blom L., van Vliet R.</text:p>
          </table:table-cell>
          <table:table-cell office:value-type="string" calcext:value-type="string">
            <text:p>Comput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training-set creation for software architecture traceability problem</text:p>
          </table:table-cell>
          <table:table-cell office:value-type="string" calcext:value-type="string">
            <text:p>Zogaan W., Mujhid I., S. Santos J.C., Gonzalez D., Mirakhorli M.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valuation of software design pattern on mobile application based service development related to the value of maintainability and modularity</text:p>
          </table:table-cell>
          <table:table-cell office:value-type="string" calcext:value-type="string">
            <text:p>Panca B.S., Mardiyanto S., Hendradjaya B.</text:p>
          </table:table-cell>
          <table:table-cell office:value-type="string" calcext:value-type="string">
            <text:p>Proceedings of 2016 International Conference on Data and Software Engineering, ICoDSE 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Taxonomy of Blockchain-Based Systems for Architecture Design</text:p>
          </table:table-cell>
          <table:table-cell office:value-type="string" calcext:value-type="string">
            <text:p>Xu X., Weber I., Staples M., Zhu L., Bosch J., Bass L., Pautasso C., Rimba P.</text:p>
          </table:table-cell>
          <table:table-cell office:value-type="string" calcext:value-type="string">
            <text:p>Proceedings - 2017 IEEE International Conference on Software Architecture, ICSA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Quality Evaluation of PaaS Cloud Application Design Using Generated Prototypes</text:p>
          </table:table-cell>
          <table:table-cell office:value-type="string" calcext:value-type="string">
            <text:p>Gesvindr D., Buhnova B., Gasior O.</text:p>
          </table:table-cell>
          <table:table-cell office:value-type="string" calcext:value-type="string">
            <text:p>Proceedings - 2017 IEEE International Conference on Software Architecture, ICSA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hallenges on the Relationship between Architectural Patterns and Quality Attributes</text:p>
          </table:table-cell>
          <table:table-cell office:value-type="string" calcext:value-type="string">
            <text:p>Me G., Procaccianti G., Lago P.</text:p>
          </table:table-cell>
          <table:table-cell office:value-type="string" calcext:value-type="string">
            <text:p>Proceedings - 2017 IEEE International Conference on Software Architecture, ICSA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Framework for the Structural Analysis of REST APIs</text:p>
          </table:table-cell>
          <table:table-cell office:value-type="string" calcext:value-type="string">
            <text:p>Haupt F., Leymann F., Scherer A., Vukojevic-Haupt K.</text:p>
          </table:table-cell>
          <table:table-cell office:value-type="string" calcext:value-type="string">
            <text:p>Proceedings - 2017 IEEE International Conference on Software Architecture, ICSA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valuation of capturing architecturally significant requirements methods</text:p>
          </table:table-cell>
          <table:table-cell office:value-type="string" calcext:value-type="string">
            <text:p>Sathis Kumar B.</text:p>
          </table:table-cell>
          <table:table-cell office:value-type="string" calcext:value-type="string">
            <text:p>Asian Journal of Pharmaceutical and Clinical Research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etric-based Evaluation of Powertrain Software Architecture</text:p>
          </table:table-cell>
          <table:table-cell office:value-type="string" calcext:value-type="string">
            <text:p>Venkitachalam H., Granrath C., Gopalakrishnan B., Richenhagen J.</text:p>
          </table:table-cell>
          <table:table-cell office:value-type="string" calcext:value-type="string">
            <text:p>SAE International Journal of Passenger Cars - Electronic and Electrical System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RESTful mobile architecture for social security services: A case study</text:p>
          </table:table-cell>
          <table:table-cell office:value-type="string" calcext:value-type="string">
            <text:p>Garriga M., Rozas K., Anabalon D., Flores A., Cechich A.</text:p>
          </table:table-cell>
          <table:table-cell office:value-type="string" calcext:value-type="string">
            <text:p>Proceedings of the 2016 42nd Latin American Computing Conference, CLEI 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continuous evaluation of AUTOSAR software architecture for complex powertrain systems</text:p>
          </table:table-cell>
          <table:table-cell office:value-type="string" calcext:value-type="string">
            <text:p>Venkitachalam H., Powale K., Granrath C., Richenhagen J.</text:p>
          </table:table-cell>
          <table:table-cell office:value-type="string" calcext:value-type="string">
            <text:p>Lecture Notes in Informatics (LNI), Proceedings - Series of the Gesellschaft fur Informatik (G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gent negotiation techniques for improving quality-attribute architectural tradeoffs</text:p>
          </table:table-cell>
          <table:table-cell office:value-type="string" calcext:value-type="string">
            <text:p>Monteserin A., Andrés Díaz-Pace J., Gatti I., Schiaffino S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Hierarchical Criterion Approach for Architecture Structure Selection of Transportation Software</text:p>
          </table:table-cell>
          <table:table-cell office:value-type="string" calcext:value-type="string">
            <text:p>Orlov S., Vishnyakov A.</text:p>
          </table:table-cell>
          <table:table-cell office:value-type="string" calcext:value-type="string">
            <text:p>Procedia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ontinuous rearchitecting of QoS models: Collaborative analysis for uncertainty reduction</text:p>
          </table:table-cell>
          <table:table-cell office:value-type="string" calcext:value-type="string">
            <text:p>Trubiani C., Mirandola R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Impact of transmission communication protocol on a self-adaptive architecture for dynamic network environments</text:p>
          </table:table-cell>
          <table:table-cell office:value-type="string" calcext:value-type="string">
            <text:p>Guerrero-Contreras G., Garrido J.L., Fórtiz M.J.R., O’Hare G.M.P., Balderas-Díaz S.</text:p>
          </table:table-cell>
          <table:table-cell office:value-type="string" calcext:value-type="string">
            <text:p>Advances in Intelligent Systems and Comput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ystematic selection of software components through architectural tactics. Is a relationship between tactics &amp; NFRs possible?</text:p>
          </table:table-cell>
          <table:table-cell office:value-type="string" calcext:value-type="string">
            <text:p>Gatica D., Marquez G., Astudillo H.</text:p>
          </table:table-cell>
          <table:table-cell office:value-type="string" calcext:value-type="string">
            <text:p>CIbSE 2017 - XX Ibero-American Conference on Software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chitecting for adaptive resource management in mobile augmented reality systems: Models, metrics and prototype software solutions</text:p>
          </table:table-cell>
          <table:table-cell office:value-type="string" calcext:value-type="string">
            <text:p>Tkachuk M., Vekshyn O., Gamzayev R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chitectural design of a clinical decision support system for clinical triage in emergency departments: Analysis of performance, availability and security</text:p>
          </table:table-cell>
          <table:table-cell office:value-type="string" calcext:value-type="string">
            <text:p>Tabares F., Hernandez J., Cabezas I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ATT: Tailoring code metric thresholds for different software architectures</text:p>
          </table:table-cell>
          <table:table-cell office:value-type="string" calcext:value-type="string">
            <text:p>Aniche M., Treude C., Zaidman A., Deursen A.V., Gerosa M.A.</text:p>
          </table:table-cell>
          <table:table-cell office:value-type="string" calcext:value-type="string">
            <text:p>Proceedings - 2016 IEEE 16th International Working Conference on Source Code Analysis and Manipulation, SCAM 20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thods for evaluating software architecture-A survey</text:p>
          </table:table-cell>
          <table:table-cell office:value-type="string" calcext:value-type="string">
            <text:p>Shreelekhya G., Yazhini, Senthilkumaran U., Manikandan N.</text:p>
          </table:table-cell>
          <table:table-cell office:value-type="string" calcext:value-type="string">
            <text:p>International Journal of Pharmacy and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 S., Vishnyakov A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comparative study of many-objective evolutionary algorithms for the discovery of software architectures</text:p>
          </table:table-cell>
          <table:table-cell office:value-type="string" calcext:value-type="string">
            <text:p>Ramírez A., Romero J.R., Ventura S.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ngineering Adaptive Model-Driven User Interfaces</text:p>
          </table:table-cell>
          <table:table-cell office:value-type="string" calcext:value-type="string">
            <text:p>Akiki P.A., Bandara A.K., Yu Y.</text:p>
          </table:table-cell>
          <table:table-cell office:value-type="string" calcext:value-type="string">
            <text:p>IEEE Transactions on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alysis of co-authorship graphs of CORE-ranked software conferences</text:p>
          </table:table-cell>
          <table:table-cell office:value-type="string" calcext:value-type="string">
            <text:p>Cánovas Izquierdo J.L., Cosentino V., Cabot J.</text:p>
          </table:table-cell>
          <table:table-cell office:value-type="string" calcext:value-type="string">
            <text:p>Scientometric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elf-adaptive deployment of services in mobile environments: a study of the communication reliability on the host election algorithm</text:p>
          </table:table-cell>
          <table:table-cell office:value-type="string" calcext:value-type="string">
            <text:p>Guerrero-Contreras G., Balderas-Díaz S., Rodríguez-Domínguez C., Garrido J.L., Valenzuela A.</text:p>
          </table:table-cell>
          <table:table-cell office:value-type="string" calcext:value-type="string">
            <text:p>Journal of Reliable Intelligent Environment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 empirical evaluation model for software architecture maintainability for object oriented design</text:p>
          </table:table-cell>
          <table:table-cell office:value-type="string" calcext:value-type="string">
            <text:p>Dayanandan U., Vivekanandan K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ntinuous detection of design flaws in evolving object-oriented programs using incremental multi-pattern matching</text:p>
          </table:table-cell>
          <table:table-cell office:value-type="string" calcext:value-type="string">
            <text:p>Peldszus S., Kulcsár G., Lochau M., Schulze S.</text:p>
          </table:table-cell>
          <table:table-cell office:value-type="string" calcext:value-type="string">
            <text:p>ASE 2016 - Proceedings of the 31st IEEE/ACM International Conference on Automated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EPC: Dynamic Energy Profiling of Components</text:p>
          </table:table-cell>
          <table:table-cell office:value-type="string" calcext:value-type="string">
            <text:p>Chinenyeze S.J., Liu X., Al-Dubai A.</text:p>
          </table:table-cell>
          <table:table-cell office:value-type="string" calcext:value-type="string">
            <text:p>Proceedings - International Computer Software and Applications Confer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erformance variability in software product lines: proposing theories from a case study</text:p>
          </table:table-cell>
          <table:table-cell office:value-type="string" calcext:value-type="string">
            <text:p>Myllärniemi V., Savolainen J., Raatikainen M., Männistö T.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reference structure for metamodels of quality-aware domain-specific languages</text:p>
          </table:table-cell>
          <table:table-cell office:value-type="string" calcext:value-type="string">
            <text:p>Strittmatter M., Heinrich R.</text:p>
          </table:table-cell>
          <table:table-cell office:value-type="string" calcext:value-type="string">
            <text:p>Proceedings - 2016 13th Working IEEE/IFIP Conference on Software Architecture, WICSA 20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lating architectural decay and sustainability of software systems</text:p>
          </table:table-cell>
          <table:table-cell office:value-type="string" calcext:value-type="string">
            <text:p>Le D.M., Carrillo C., Capilla R., Medvidovic N.</text:p>
          </table:table-cell>
          <table:table-cell office:value-type="string" calcext:value-type="string">
            <text:p>Proceedings - 2016 13th Working IEEE/IFIP Conference on Software Architecture, WICSA 20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rchitectural analysis of MATLAB/Simulink models with Artshop</text:p>
          </table:table-cell>
          <table:table-cell office:value-type="string" calcext:value-type="string">
            <text:p>Gerlitz T., Kowalewski S.</text:p>
          </table:table-cell>
          <table:table-cell office:value-type="string" calcext:value-type="string">
            <text:p>Proceedings - 2016 13th Working IEEE/IFIP Conference on Software Architecture, WICSA 20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nsidering not-quantified quality attributes in an automated design space exploration</text:p>
          </table:table-cell>
          <table:table-cell office:value-type="string" calcext:value-type="string">
            <text:p>Busch A., Koziolek A.</text:p>
          </table:table-cell>
          <table:table-cell office:value-type="string" calcext:value-type="string">
            <text:p>Proceedings - 2016 12th International ACM SIGSOFT Conference on Quality of Software Architectures, QoSA 20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delling the structure of reusable solutions for architecture-based quality evaluation</text:p>
          </table:table-cell>
          <table:table-cell office:value-type="string" calcext:value-type="string">
            <text:p>Busch A., Schneider Y., Koziolek A., Rostami K., Kienzle J.</text:p>
          </table:table-cell>
          <table:table-cell office:value-type="string" calcext:value-type="string">
            <text:p>Proceedings of the International Conference on Cloud Computing Technology and Science, CloudCom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Quality attributes for mission flight software: A reference for architects</text:p>
          </table:table-cell>
          <table:table-cell office:value-type="string" calcext:value-type="string">
            <text:p>Wilmot J., Fesq L., Dvorak D.</text:p>
          </table:table-cell>
          <table:table-cell office:value-type="string" calcext:value-type="string">
            <text:p>IEEE Aerospace Conference Proceeding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framework for the estimation of OO software reliability using design complexity metrics</text:p>
          </table:table-cell>
          <table:table-cell office:value-type="string" calcext:value-type="string">
            <text:p>Bharathi R., Selvarani R.</text:p>
          </table:table-cell>
          <table:table-cell office:value-type="string" calcext:value-type="string">
            <text:p>International Conference on Trends in Automation, Communication and Computing Technologies, I-TACT 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octoral symposium: Proactive scaling of distributed stream processing work flows using workload modelling</text:p>
          </table:table-cell>
          <table:table-cell office:value-type="string" calcext:value-type="string">
            <text:p>Cooper T.</text:p>
          </table:table-cell>
          <table:table-cell office:value-type="string" calcext:value-type="string">
            <text:p>DEBS 2016 - Proceedings of the 10th ACM International Conference on Distributed and Event-Based System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Knowledge representation and information extraction for analysing architectural patterns</text:p>
          </table:table-cell>
          <table:table-cell office:value-type="string" calcext:value-type="string">
            <text:p>Velasco-Elizondo P., Marín-Piña R., Vazquez-Reyes S., Mora-Soto A., Mejia J.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igorous architectural reasoning for self-adaptive software systems</text:p>
          </table:table-cell>
          <table:table-cell office:value-type="string" calcext:value-type="string">
            <text:p>Abbas N., Andersson J., Iftikhar M.U., Weyns D.</text:p>
          </table:table-cell>
          <table:table-cell office:value-type="string" calcext:value-type="string">
            <text:p>Proceedings - 1st Workshop on Qualitative Reasoning about Software Architectures, QRASA 20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oupling level: A new metric for architectural maintenance complexity</text:p>
          </table:table-cell>
          <table:table-cell office:value-type="string" calcext:value-type="string">
            <text:p>Mo R., Cai Y., Kazman R., Xiao L., Feng Q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Improving self-adaptation planning through software architecture-based stochastic modeling</text:p>
          </table:table-cell>
          <table:table-cell office:value-type="string" calcext:value-type="string">
            <text:p>Franco J.M., Correia F., Barbosa R., Zenha-Rela M., Schmerl B., Garlan D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tric-based Evaluation of Software Architecture for an Engine Management System</text:p>
          </table:table-cell>
          <table:table-cell office:value-type="string" calcext:value-type="string">
            <text:p>Venkitachalam H., von Wissel D., Richenhagen J.</text:p>
          </table:table-cell>
          <table:table-cell office:value-type="string" calcext:value-type="string">
            <text:p>SAE International Journal of Engin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taxonomy for architectural stability</text:p>
          </table:table-cell>
          <table:table-cell office:value-type="string" calcext:value-type="string">
            <text:p>Salama M., Bahsoon R.</text:p>
          </table:table-cell>
          <table:table-cell office:value-type="string" calcext:value-type="string">
            <text:p>Proceedings of the ACM Symposium on Applied Comput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contextual approach towards more accurate duplicate bug report detection and ranking</text:p>
          </table:table-cell>
          <table:table-cell office:value-type="string" calcext:value-type="string">
            <text:p>Hindle A., Alipour A., Stroulia E.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lationship between features volatility and software architecture design stability in object-oriented software: Preliminary analysis</text:p>
          </table:table-cell>
          <table:table-cell office:value-type="string" calcext:value-type="string">
            <text:p>Handani F., Rochimah S.</text:p>
          </table:table-cell>
          <table:table-cell office:value-type="string" calcext:value-type="string">
            <text:p>2015 International Conference on Information Technology Systems and Innovation, ICITSI 2015 - Proceeding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oftware architecture for social media data analytics</text:p>
          </table:table-cell>
          <table:table-cell office:value-type="string" calcext:value-type="string">
            <text:p>Perwitasari A., Akbar S., Putri Saptawati G.A.</text:p>
          </table:table-cell>
          <table:table-cell office:value-type="string" calcext:value-type="string">
            <text:p>Proceedings of 2015 International Conference on Data and Software Engineering, ICODSE 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Unveiling and reasoning about co-change dependencies</text:p>
          </table:table-cell>
          <table:table-cell office:value-type="string" calcext:value-type="string">
            <text:p>De Oliveira M.C., Ramos R.B.G.N., Ribeiro M.</text:p>
          </table:table-cell>
          <table:table-cell office:value-type="string" calcext:value-type="string">
            <text:p>MODULARITY 2016 - Proceedings of the 15th International Conference on Modularit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Quality evaluation framework for component based software</text:p>
          </table:table-cell>
          <table:table-cell office:value-type="string" calcext:value-type="string">
            <text:p>Banerjee P., Sarkar A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ructural Code Clone Detection Methodology Using Software Metrics</text:p>
          </table:table-cell>
          <table:table-cell office:value-type="string" calcext:value-type="string">
            <text:p>Aktas M.S., Kapdan M.</text:p>
          </table:table-cell>
          <table:table-cell office:value-type="string" calcext:value-type="string">
            <text:p>International Journal of Software Engineering and Knowledg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valuating REST architectures - Approach, tooling and guidelines</text:p>
          </table:table-cell>
          <table:table-cell office:value-type="string" calcext:value-type="string">
            <text:p>Costa B., Pires P.F., Delicato F.C., Merson P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Weighing lexical information for software clustering in the context of architecture recovery</text:p>
          </table:table-cell>
          <table:table-cell office:value-type="string" calcext:value-type="string">
            <text:p>Corazza A., Di Martino S., Maggio V., Scanniello G.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contribution to the automation and to the evaluation of open-system software architectures</text:p>
          </table:table-cell>
          <table:table-cell office:value-type="string" calcext:value-type="string">
            <text:p>Belkhatir R.</text:p>
          </table:table-cell>
          <table:table-cell office:value-type="string" calcext:value-type="string">
            <text:p>2015 12th International Conference on Fuzzy Systems and Knowledge Discovery, FSKD 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ability of self-adaptive software architectures</text:p>
          </table:table-cell>
          <table:table-cell office:value-type="string" calcext:value-type="string">
            <text:p>Salama M.</text:p>
          </table:table-cell>
          <table:table-cell office:value-type="string" calcext:value-type="string">
            <text:p>Proceedings - 2015 30th IEEE/ACM International Conference on Automated Software Engineering, ASE 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Novel creative innovative patterns for architecture analysis (CIPA)</text:p>
          </table:table-cell>
          <table:table-cell office:value-type="string" calcext:value-type="string">
            <text:p>Angeline Julia S., Rodrigues P.</text:p>
          </table:table-cell>
          <table:table-cell office:value-type="string" calcext:value-type="string">
            <text:p>Indian Journal of Science and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 efficient component based software architecture model using hybrid PSO - CS algorithm</text:p>
          </table:table-cell>
          <table:table-cell office:value-type="string" calcext:value-type="string">
            <text:p>Bolisetty P.K., Yalla P.</text:p>
          </table:table-cell>
          <table:table-cell office:value-type="string" calcext:value-type="string">
            <text:p>International Journal of Intelligent Engineering and System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xploring quality-aware architectural transformations at run-time: The ENIA case</text:p>
          </table:table-cell>
          <table:table-cell office:value-type="string" calcext:value-type="string">
            <text:p>Criado J., Martínez-Fernández S., Ameller D., Iribarne L., Padilla N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mbined architectural framework for the selection of architectures using ATAM, FAHP and CBAM</text:p>
          </table:table-cell>
          <table:table-cell office:value-type="string" calcext:value-type="string">
            <text:p>Dhaya C., Zayaraz G.</text:p>
          </table:table-cell>
          <table:table-cell office:value-type="string" calcext:value-type="string">
            <text:p>International Journal of Computer Applications in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asuring the quality of transformation alternatives in software architectures evolution</text:p>
          </table:table-cell>
          <table:table-cell office:value-type="string" calcext:value-type="string">
            <text:p>Criado J., Martínez-Fernández S., Ameller D., Iribarne L.</text:p>
          </table:table-cell>
          <table:table-cell office:value-type="string" calcext:value-type="string">
            <text:p>Actas de las 21st Jornadas de Ingenier&amp;amp;amp;amp;amp;amp;#65533;a del Software y Bases de Datos, JISBD 201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deling and performance simulation of a software architecture for Large-Scale Measurement of broadband networks using Colored Petri nets</text:p>
          </table:table-cell>
          <table:table-cell office:value-type="string" calcext:value-type="string">
            <text:p>Gehlot V., Kulkarni S., Brzozowski J.</text:p>
          </table:table-cell>
          <table:table-cell office:value-type="string" calcext:value-type="string">
            <text:p>Simulation Seri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rchitecture modeling and analysis of security in android systems</text:p>
          </table:table-cell>
          <table:table-cell office:value-type="string" calcext:value-type="string">
            <text:p>Schmerl B., Gennari J., Sadeghi A., Bagheri H., Malek S., Cámara J., Garlan D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long way to quality-driven pattern-based architecting</text:p>
          </table:table-cell>
          <table:table-cell office:value-type="string" calcext:value-type="string">
            <text:p>Me G., Calero C., Lago P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oosing the right NoSQL database for the job: a quality attribute evaluation</text:p>
          </table:table-cell>
          <table:table-cell office:value-type="string" calcext:value-type="string">
            <text:p>Lourenço J.R., Cabral B., Carreiro P., Vieira M., Bernardino J.</text:p>
          </table:table-cell>
          <table:table-cell office:value-type="string" calcext:value-type="string">
            <text:p>Journal of Big D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naging trade-offs among architectural tactics using feature models and feature-solution graphs</text:p>
          </table:table-cell>
          <table:table-cell office:value-type="string" calcext:value-type="string">
            <text:p>Chavarriaga J., Noguera C., Casallas R., Jonckers V.</text:p>
          </table:table-cell>
          <table:table-cell office:value-type="string" calcext:value-type="string">
            <text:p>2015 10th Colombian Computing Conference, 10CCC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aluation of NoSQL graph databases for querying and versioning of engineering data in multi-disciplinary engineering environments</text:p>
          </table:table-cell>
          <table:table-cell office:value-type="string" calcext:value-type="string">
            <text:p>Mordinyi R., Schindler P., Biffl S.</text:p>
          </table:table-cell>
          <table:table-cell office:value-type="string" calcext:value-type="string">
            <text:p>IEEE International Conference on Emerging Technologies and Factory Automation, ETF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(Automated) software modularization using community detection</text:p>
          </table:table-cell>
          <table:table-cell office:value-type="string" calcext:value-type="string">
            <text:p>Hansen K.M., Manikas K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chitectural stability evolution in open-source systems</text:p>
          </table:table-cell>
          <table:table-cell office:value-type="string" calcext:value-type="string">
            <text:p>Alenezi M., Khellah F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ssessing Security to Compare Architecture Alternatives of Component-Based Systems</text:p>
          </table:table-cell>
          <table:table-cell office:value-type="string" calcext:value-type="string">
            <text:p>Busch A., Strittmatter M., Koziolek A.</text:p>
          </table:table-cell>
          <table:table-cell office:value-type="string" calcext:value-type="string">
            <text:p>Proceedings - 2015 IEEE International Conference on Software Quality, Reliability and Security, QRS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Quality characteristics for service oriented architectures</text:p>
          </table:table-cell>
          <table:table-cell office:value-type="string" calcext:value-type="string">
            <text:p>Baylov K., Dimov A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ward Agile Architecture: Insights from 15 Years of ATAM Data</text:p>
          </table:table-cell>
          <table:table-cell office:value-type="string" calcext:value-type="string">
            <text:p>Bellomo S., Gorton I., Kazman R.</text:p>
          </table:table-cell>
          <table:table-cell office:value-type="string" calcext:value-type="string">
            <text:p>IEEE Softwa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pectral unmixing with Vertex Component Analysis</text:p>
          </table:table-cell>
          <table:table-cell office:value-type="string" calcext:value-type="string">
            <text:p>Karthikeyan M., Vasuki A.</text:p>
          </table:table-cell>
          <table:table-cell office:value-type="string" calcext:value-type="string">
            <text:p>2015 3rd International Conference on Signal Processing, Communication and Networking, ICSCN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cond International Workshop on Software Architecture and Metrics (SAM 2015)</text:p>
          </table:table-cell>
          <table:table-cell office:value-type="string" calcext:value-type="string">
            <text:p>Ozkaya I., Nord R.L., Koziolek H., Avgeriou P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n the Role of Early Architectural Assumptions in Quality Attribute Scenarios: A Qualitative and Quantitative Study</text:p>
          </table:table-cell>
          <table:table-cell office:value-type="string" calcext:value-type="string">
            <text:p>Landuyt D.V., Joosen W.</text:p>
          </table:table-cell>
          <table:table-cell office:value-type="string" calcext:value-type="string">
            <text:p>Proceedings - 5th International Workshop on the Twin Peaks of Requirements and Architecture, TwinPeaks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Industrial analytics pipelines</text:p>
          </table:table-cell>
          <table:table-cell office:value-type="string" calcext:value-type="string">
            <text:p>Harper K.E., Zheng J., Jacobs S.A., Dagnino A., Jansen A., Goldschmidt T., Marinakis A.</text:p>
          </table:table-cell>
          <table:table-cell office:value-type="string" calcext:value-type="string">
            <text:p>Proceedings - 2015 IEEE 1st International Conference on Big Data Computing Service and Applications, BigDataService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wards Assessing Software Architecture Quality by Exploiting Code Smell Relations</text:p>
          </table:table-cell>
          <table:table-cell office:value-type="string" calcext:value-type="string">
            <text:p>Fontana F.A., Ferme V., Zanoni M.</text:p>
          </table:table-cell>
          <table:table-cell office:value-type="string" calcext:value-type="string">
            <text:p>Proceedings - 2nd International Workshop on Software Architecture and Metrics, SAM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olution of Object Oriented Coupling Metrics: A Sampling of 25 Years of Research</text:p>
          </table:table-cell>
          <table:table-cell office:value-type="string" calcext:value-type="string">
            <text:p>Nicolaescu A., Lichter H., Xu Y.</text:p>
          </table:table-cell>
          <table:table-cell office:value-type="string" calcext:value-type="string">
            <text:p>Proceedings - 2nd International Workshop on Software Architecture and Metrics, SAM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chitecture-Based Quality Attribute Synergies and Conflicts</text:p>
          </table:table-cell>
          <table:table-cell office:value-type="string" calcext:value-type="string">
            <text:p>Boehm B.</text:p>
          </table:table-cell>
          <table:table-cell office:value-type="string" calcext:value-type="string">
            <text:p>Proceedings - 2nd International Workshop on Software Architecture and Metrics, SAM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olution and Evaluation of the Model-View-Controller Architecture in Games</text:p>
          </table:table-cell>
          <table:table-cell office:value-type="string" calcext:value-type="string">
            <text:p>Ollsson T., Toll D., Wingkvist A., Ericsson M.</text:p>
          </table:table-cell>
          <table:table-cell office:value-type="string" calcext:value-type="string">
            <text:p>Proceedings - 4th International Workshop on Games and Software Engineering, GAS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trics for verification and validation of architecture in powertrain software development</text:p>
          </table:table-cell>
          <table:table-cell office:value-type="string" calcext:value-type="string">
            <text:p>Venkitachalam H., Richenhagen J., Schlosser A., Tasky T.</text:p>
          </table:table-cell>
          <table:table-cell office:value-type="string" calcext:value-type="string">
            <text:p>WASA 2015 - Proceedings of the 2015 ACM Workshop on Automotive Software Architecture, Part of CompArch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calability, elasticity, and efficiency in cloud computing: A systematic literature review of definitions and metrics</text:p>
          </table:table-cell>
          <table:table-cell office:value-type="string" calcext:value-type="string">
            <text:p>Lehrig S., Eikerling H., Becker S.</text:p>
          </table:table-cell>
          <table:table-cell office:value-type="string" calcext:value-type="string">
            <text:p>QoSA 2015 - Proceedings of the 11th International ACM SIGSOFT Conference on Quality of Software Architectures, Part of CompArch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istribution, data, deployment: Software architecture convergence in big data systems</text:p>
          </table:table-cell>
          <table:table-cell office:value-type="string" calcext:value-type="string">
            <text:p>Gorton I., Klein J.</text:p>
          </table:table-cell>
          <table:table-cell office:value-type="string" calcext:value-type="string">
            <text:p>IEEE Softwa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ftware metrics for measuring the understandability of architectural structures - A systematic mapping study</text:p>
          </table:table-cell>
          <table:table-cell office:value-type="string" calcext:value-type="string">
            <text:p>Stevanetic S., Zdun U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systematic literature review on the description of software architectures for systems of systems</text:p>
          </table:table-cell>
          <table:table-cell office:value-type="string" calcext:value-type="string">
            <text:p>Guessi M., Neto V.V.G., Bianchi T., Felizardo K.R., Oquendo F., Nakagawa E.Y.</text:p>
          </table:table-cell>
          <table:table-cell office:value-type="string" calcext:value-type="string">
            <text:p>Proceedings of the ACM Symposium on Applied Comput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survey on software architecture evaluation methods</text:p>
          </table:table-cell>
          <table:table-cell office:value-type="string" calcext:value-type="string">
            <text:p>Patidar A., Suman U.</text:p>
          </table:table-cell>
          <table:table-cell office:value-type="string" calcext:value-type="string">
            <text:p>2015 International Conference on Computing for Sustainable Global Development, INDIACom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ftware architecture modeling and evaluation based on stochastic activity networks</text:p>
          </table:table-cell>
          <table:table-cell office:value-type="string" calcext:value-type="string">
            <text:p>Sedaghatbaf A., Azgomi M.A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mputing attributes of software architectures: A static method and its validation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ENASE 2015 - Proceedings of the 10th International Conference on Evaluation of Novel Approaches to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decision support system model for desiging software architecture</text:p>
          </table:table-cell>
          <table:table-cell office:value-type="string" calcext:value-type="string">
            <text:p>Raza M., Usman M.</text:p>
          </table:table-cell>
          <table:table-cell office:value-type="string" calcext:value-type="string">
            <text:p>Frontiers in Artificial Intelligence and Application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wards a self-adaptive service-oriented methodology based on extended SOMA</text:p>
          </table:table-cell>
          <table:table-cell office:value-type="string" calcext:value-type="string">
            <text:p>Parvizi-Mosaed A., Moaven S., Habibi J., Beigi G., Naser-Shariat M.</text:p>
          </table:table-cell>
          <table:table-cell office:value-type="string" calcext:value-type="string">
            <text:p>Frontiers of Information Technology and Electronic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dels in software architecture derivation and evaluation: Challenges and opportunities</text:p>
          </table:table-cell>
          <table:table-cell office:value-type="string" calcext:value-type="string">
            <text:p>Gonzalez-Huerta J., Insfran E., Abrahão S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wards a knowledge based approach to style driven architecture design</text:p>
          </table:table-cell>
          <table:table-cell office:value-type="string" calcext:value-type="string">
            <text:p>Moaven S., Habibi J., Alidoosti R., Mosaed A.P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eneric Control Software Architecture for Battery Management Systems</text:p>
          </table:table-cell>
          <table:table-cell office:value-type="string" calcext:value-type="string">
            <text:p>Venkitachalam H., Schlosser A., Richenhagen J., Küpper M., Tasky T.</text:p>
          </table:table-cell>
          <table:table-cell office:value-type="string" calcext:value-type="string">
            <text:p>SAE Technical Paper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aluation of security in software architecture using combination of ATAM and STRIDE</text:p>
          </table:table-cell>
          <table:table-cell office:value-type="string" calcext:value-type="string">
            <text:p>Ibnugraha P.D., Ferdiana R., Suharyanto, Santosa P.I.</text:p>
          </table:table-cell>
          <table:table-cell office:value-type="string" calcext:value-type="string">
            <text:p>Journal of Theoretical and Applied Information Technology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alidating a model-driven software architecture evaluation and improvement method: A family of experiments</text:p>
          </table:table-cell>
          <table:table-cell office:value-type="string" calcext:value-type="string">
            <text:p>Gonzalez-Huerta J., Insfran E., Abrahão S., Scanniello G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ew degrees of freedom in metaheuristic optimization of component-based systems architecture: Architecture topology and load balancing</text:p>
          </table:table-cell>
          <table:table-cell office:value-type="string" calcext:value-type="string">
            <text:p>Etemaadi R., Chaudron M.R.V.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 experience report on ERP effort estimation driven by quality requirements</text:p>
          </table:table-cell>
          <table:table-cell office:value-type="string" calcext:value-type="string">
            <text:p>Erasmus P., Daneva M.</text:p>
          </table:table-cell>
          <table:table-cell office:value-type="string" calcext:value-type="string">
            <text:p>CEUR Workshop Proceeding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chitectural analysis for improving security using LBS with ATAM</text:p>
          </table:table-cell>
          <table:table-cell office:value-type="string" calcext:value-type="string">
            <text:p>Begum A., Cyrilraj V.</text:p>
          </table:table-cell>
          <table:table-cell office:value-type="string" calcext:value-type="string">
            <text:p>International Journal of Applied Engineering Research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Research plan to characterize, evaluate, and predict the impacts of behavioral decay in design patterns</text:p>
          </table:table-cell>
          <table:table-cell office:value-type="string" calcext:value-type="string">
            <text:p>Reimanis D.</text:p>
          </table:table-cell>
          <table:table-cell office:value-type="string" calcext:value-type="string">
            <text:p>CEUR Workshop Proceeding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cision Model for Software Architectural Tactics Selection Based on Quality Attributes Requirements</text:p>
          </table:table-cell>
          <table:table-cell office:value-type="string" calcext:value-type="string">
            <text:p>Sabry A.E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erformance evaluation of NoSQL databases: A case study</text:p>
          </table:table-cell>
          <table:table-cell office:value-type="string" calcext:value-type="string">
            <text:p>Klein J., Gorton I., Ernst N., Donohoe P., Pham K., Matser C.</text:p>
          </table:table-cell>
          <table:table-cell office:value-type="string" calcext:value-type="string">
            <text:p>PABS 2015 - Proceedings of the 1st ACM/SPEC International Workshop on Performance Analysis of Big Data System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chitecture Knowledge for Evaluating Scalable Databases</text:p>
          </table:table-cell>
          <table:table-cell office:value-type="string" calcext:value-type="string">
            <text:p>Gorton I., Klein J., Nurgaliev A.</text:p>
          </table:table-cell>
          <table:table-cell office:value-type="string" calcext:value-type="string">
            <text:p>Proceedings - 12th Working IEEE/IFIP Conference on Software Architecture, WICSA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chitectural Technical Debt Identification Based on Architecture Decisions and Change Scenarios</text:p>
          </table:table-cell>
          <table:table-cell office:value-type="string" calcext:value-type="string">
            <text:p>Li Z., Liang P., Avgeriou P.</text:p>
          </table:table-cell>
          <table:table-cell office:value-type="string" calcext:value-type="string">
            <text:p>Proceedings - 12th Working IEEE/IFIP Conference on Software Architecture, WICSA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fficient sensitivity analysis of reliability in embedded software</text:p>
          </table:table-cell>
          <table:table-cell office:value-type="string" calcext:value-type="string">
            <text:p>Meedeniya I., Aleti A., Moser I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ystematically deriving quality metrics for cloud computing systems</text:p>
          </table:table-cell>
          <table:table-cell office:value-type="string" calcext:value-type="string">
            <text:p>Becker M., Lehrig S., Becker S.</text:p>
          </table:table-cell>
          <table:table-cell office:value-type="string" calcext:value-type="string">
            <text:p>ICPE 2015 - Proceedings of the 6th ACM/SPEC International Conference on Performanc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Understanding software artifact provenance</text:p>
          </table:table-cell>
          <table:table-cell office:value-type="string" calcext:value-type="string">
            <text:p>Godfrey M.W.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eliability prediction for component-based software systems: Dealing with concurrent and propagating errors</text:p>
          </table:table-cell>
          <table:table-cell office:value-type="string" calcext:value-type="string">
            <text:p>Pham T.-T., Défago X., Huynh Q.-T.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recepts and evolvability of complex systems</text:p>
          </table:table-cell>
          <table:table-cell office:value-type="string" calcext:value-type="string">
            <text:p>Vora U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software reference architecture for service-oriented 3D geovisualization systems</text:p>
          </table:table-cell>
          <table:table-cell office:value-type="string" calcext:value-type="string">
            <text:p>Hildebrandt D.</text:p>
          </table:table-cell>
          <table:table-cell office:value-type="string" calcext:value-type="string">
            <text:p>ISPRS International Journal of Geo-Inform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 analytical security model for existing software systems</text:p>
          </table:table-cell>
          <table:table-cell office:value-type="string" calcext:value-type="string">
            <text:p>Isazadeh A., Elgedawy I., Karimpour J., Izadkhah H.</text:p>
          </table:table-cell>
          <table:table-cell office:value-type="string" calcext:value-type="string">
            <text:p>Applied Mathematics and Information Scienc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valuating software architectures using ontologies for storing and versioning of engineering data in heterogeneous systems engineering environments</text:p>
          </table:table-cell>
          <table:table-cell office:value-type="string" calcext:value-type="string">
            <text:p>Mordinyi R., Serral E., Winkler D., Biffl S.</text:p>
          </table:table-cell>
          <table:table-cell office:value-type="string" calcext:value-type="string">
            <text:p>19th IEEE International Conference on Emerging Technologies and Factory Automation, ETFA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deling and simulation of software architecture in discrete event system specification for quality evaluation</text:p>
          </table:table-cell>
          <table:table-cell office:value-type="string" calcext:value-type="string">
            <text:p>Bogado V., Gonnet S., Leone H.</text:p>
          </table:table-cell>
          <table:table-cell office:value-type="string" calcext:value-type="string">
            <text:p>SIMUL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vailability evaluation of software architectures through formal methods</text:p>
          </table:table-cell>
          <table:table-cell office:value-type="string" calcext:value-type="string">
            <text:p>Franco J.M., Barbosa R., Zenha-Rela M.</text:p>
          </table:table-cell>
          <table:table-cell office:value-type="string" calcext:value-type="string">
            <text:p>Proceedings - 2014 9th International Conference on the Quality of Information and Communications Technology, QUATIC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Questionnaire report on matter relating to software architecture evaluation</text:p>
          </table:table-cell>
          <table:table-cell office:value-type="string" calcext:value-type="string">
            <text:p>Almari H., Boughton C.</text:p>
          </table:table-cell>
          <table:table-cell office:value-type="string" calcext:value-type="string">
            <text:p>2014 IEEE/ACIS 15th International Conference on Software Engineering, Artificial Intelligence, Networking and Parallel/Distributed Computing, SNPD 2014 - Proceeding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usefulness of relational concept analysis (RCA) for remodularization of a software architecture composed of classes and packages</text:p>
          </table:table-cell>
          <table:table-cell office:value-type="string" calcext:value-type="string">
            <text:p>Hakik L.M., El Harti R.</text:p>
          </table:table-cell>
          <table:table-cell office:value-type="string" calcext:value-type="string">
            <text:p>International Journal of Software Engineering and its Applicatio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trustworthiness evaluation method for software architectures based on the Principle of Maximum Entropy (POME) and the Grey Decision-making Method (GDMM)</text:p>
          </table:table-cell>
          <table:table-cell office:value-type="string" calcext:value-type="string">
            <text:p>Jiang R.</text:p>
          </table:table-cell>
          <table:table-cell office:value-type="string" calcext:value-type="string">
            <text:p>Entropy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n the relationships between QoS and software adaptability at the architectural level</text:p>
          </table:table-cell>
          <table:table-cell office:value-type="string" calcext:value-type="string">
            <text:p>Perez-Palacin D., Mirandola R., Merseguer J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 automated architectural evaluation approach based on metadata and code analysis</text:p>
          </table:table-cell>
          <table:table-cell office:value-type="string" calcext:value-type="string">
            <text:p>Pinto F., Kulesza U., Guerra E.</text:p>
          </table:table-cell>
          <table:table-cell office:value-type="string" calcext:value-type="string">
            <text:p>Lecture Notes in Business Information Process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wards a tactic-based evaluation of self-adaptive software architecture availability</text:p>
          </table:table-cell>
          <table:table-cell office:value-type="string" calcext:value-type="string">
            <text:p>Parvizi-Mosaed A., Moaven S., Habibi J., Heydarnoori A.</text:p>
          </table:table-cell>
          <table:table-cell office:value-type="string" calcext:value-type="string">
            <text:p>Proceedings of the International Conference on Software Engineering and Knowledge Engineering, SEK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ICSOFT-PT 2014 - Proceedings of the 9th International Conference on Software Paradigm Trend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Systematic literature survey for integrating design algebra with object oriented design methods in the context of Software architecture</text:p>
          </table:table-cell>
          <table:table-cell office:value-type="string" calcext:value-type="string">
            <text:p>Rajarajeswari P., Reddy A.R., Vasumathi D., Sathiyaraj R.</text:p>
          </table:table-cell>
          <table:table-cell office:value-type="string" calcext:value-type="string">
            <text:p>Proceedings of the 2014 International Conference on Issues and Challenges in Intelligent Computing Techniques, ICICT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OAROAD: An ontology of architectural decisions supporting assessment of service oriented architectures</text:p>
          </table:table-cell>
          <table:table-cell office:value-type="string" calcext:value-type="string">
            <text:p>Szwed P., Skrzyński P., Rogus G., Werewka J.</text:p>
          </table:table-cell>
          <table:table-cell office:value-type="string" calcext:value-type="string">
            <text:p>Informatica (Sloveni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Dugerdil P., Niculescu M.</text:p>
          </table:table-cell>
          <table:table-cell office:value-type="string" calcext:value-type="string">
            <text:p>Proceedings of the Australian Software Engineering Conference, ASWE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ow do software architects specify and validate quality requirements?</text:p>
          </table:table-cell>
          <table:table-cell office:value-type="string" calcext:value-type="string">
            <text:p>Caracciolo A., Lungu M.F., Nierstrasz O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 S., Cheng C.-H., Bouwers E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Injecting quality attributes into software architectures with the Common Variability Language</text:p>
          </table:table-cell>
          <table:table-cell office:value-type="string" calcext:value-type="string">
            <text:p>Horcas J.-M., Pinto M., Fuentes L.</text:p>
          </table:table-cell>
          <table:table-cell office:value-type="string" calcext:value-type="string">
            <text:p>CBSE 2014 - Proceedings of the 17th International ACM SIGSOFT Symposium on Component-Based Software Engineering (Part of CompArch 2014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ffort estimation for architectural refactoring to introduce module isolation</text:p>
          </table:table-cell>
          <table:table-cell office:value-type="string" calcext:value-type="string">
            <text:p>Öztürk F., SarIlI E., Sözer H., Aktemur B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rocessing the evolution of quality requirements of web service orchestrations: A pattern-based approach</text:p>
          </table:table-cell>
          <table:table-cell office:value-type="string" calcext:value-type="string">
            <text:p>Zernadji T., Tibermacine C., Cherif F.</text:p>
          </table:table-cell>
          <table:table-cell office:value-type="string" calcext:value-type="string">
            <text:p>Proceedings - Working IEEE/IFIP Conference on Software Architecture 2014, WICSA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valuating probabilistic models with uncertain model parameters</text:p>
          </table:table-cell>
          <table:table-cell office:value-type="string" calcext:value-type="string">
            <text:p>Meedeniya I., Moser I., Aleti A., Grunske L.</text:p>
          </table:table-cell>
          <table:table-cell office:value-type="string" calcext:value-type="string">
            <text:p>Software and Systems Model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engineering component-based software systems with Archimetrix</text:p>
          </table:table-cell>
          <table:table-cell office:value-type="string" calcext:value-type="string">
            <text:p>von Detten M., Platenius M.C., Becker S.</text:p>
          </table:table-cell>
          <table:table-cell office:value-type="string" calcext:value-type="string">
            <text:p>Software and Systems Model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rchitectural dependency analysis to understand rework costs for safety-critical systems</text:p>
          </table:table-cell>
          <table:table-cell office:value-type="string" calcext:value-type="string">
            <text:p>Nord R.L., Ozkaya I., Sangwan R.S., Koontz R.J.</text:p>
          </table:table-cell>
          <table:table-cell office:value-type="string" calcext:value-type="string">
            <text:p>36th International Conference on Software Engineering, ICSE Companion 2014 - Proceeding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valuating a Representational State Transfer (REST) architecture: What is the impact of REST in my architecture?</text:p>
          </table:table-cell>
          <table:table-cell office:value-type="string" calcext:value-type="string">
            <text:p>Costa B., Pires P.F., Delicato F.C., Merson P.</text:p>
          </table:table-cell>
          <table:table-cell office:value-type="string" calcext:value-type="string">
            <text:p>Proceedings - Working IEEE/IFIP Conference on Software Architecture 2014, WICSA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QMGenerator: Generation of quality models from a metamodel based on the MDA approach</text:p>
          </table:table-cell>
          <table:table-cell office:value-type="string" calcext:value-type="string">
            <text:p>Boukouchi Y., Khamal A., Marzak A., Moutachaouik H.</text:p>
          </table:table-cell>
          <table:table-cell office:value-type="string" calcext:value-type="string">
            <text:p>International Conference on Next Generation Networks and Services, NG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DAM: External dependency-driven architecture discovery and analysis of quality attributes</text:p>
          </table:table-cell>
          <table:table-cell office:value-type="string" calcext:value-type="string">
            <text:p>Ganesan D., Lindvall M.</text:p>
          </table:table-cell>
          <table:table-cell office:value-type="string" calcext:value-type="string">
            <text:p>ACM Transactions on Software Engineering and Methodology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n the performance of multiple objective evolutionary algorithms for software architecture discovery</text:p>
          </table:table-cell>
          <table:table-cell office:value-type="string" calcext:value-type="string">
            <text:p>Ramírez A., Romero J.R., Ventura S.</text:p>
          </table:table-cell>
          <table:table-cell office:value-type="string" calcext:value-type="string">
            <text:p>GECCO 2014 - Proceedings of the 2014 Genetic and Evolutionary Computation Confer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rioritizing and fulfilling quality attributes for virtual lab development through application of fuzzy analytic hierarchy process and software development guidelines</text:p>
          </table:table-cell>
          <table:table-cell office:value-type="string" calcext:value-type="string">
            <text:p>Chong C.Y., Lee S.P., Ling T.C.</text:p>
          </table:table-cell>
          <table:table-cell office:value-type="string" calcext:value-type="string">
            <text:p>Malaysian Journal of Computer Sci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ulti-tenant architecture comparison</text:p>
          </table:table-cell>
          <table:table-cell office:value-type="string" calcext:value-type="string">
            <text:p>Kabbedijk J., Pors M., Jansen S., Brinkkemper S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replication case study to measure the architectural quality of a commercial system</text:p>
          </table:table-cell>
          <table:table-cell office:value-type="string" calcext:value-type="string">
            <text:p>Reimanis D., Izurieta C., Luhr R., Xiao L., Cai Y., Rudy G.</text:p>
          </table:table-cell>
          <table:table-cell office:value-type="string" calcext:value-type="string">
            <text:p>International Symposium on Empirical Software Engineering and Measurement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o search-based approaches improve the design of self-adaptive systems? a controlled experiment</text:p>
          </table:table-cell>
          <table:table-cell office:value-type="string" calcext:value-type="string">
            <text:p>Andrade S.S., MacÊdo R.J.D.A.</text:p>
          </table:table-cell>
          <table:table-cell office:value-type="string" calcext:value-type="string">
            <text:p>Proceedings - 28th Brazilian Symposium on Software Engineering, SBES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alysis of architecturally significant requirements for enterprise systems</text:p>
          </table:table-cell>
          <table:table-cell office:value-type="string" calcext:value-type="string">
            <text:p>Niu N., Da Xu L., Cheng J.-R.C., Niu Z.</text:p>
          </table:table-cell>
          <table:table-cell office:value-type="string" calcext:value-type="string">
            <text:p>IEEE Systems Journa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 architecture design method for critical embedded systems</text:p>
          </table:table-cell>
          <table:table-cell office:value-type="string" calcext:value-type="string">
            <text:p>Feitosa D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utomated prioritization of metrics-based design flaws in UML class diagrams</text:p>
          </table:table-cell>
          <table:table-cell office:value-type="string" calcext:value-type="string">
            <text:p>Chaudron M.R.V., Katumba B., Ran X.</text:p>
          </table:table-cell>
          <table:table-cell office:value-type="string" calcext:value-type="string">
            <text:p>Proceedings - 40th Euromicro Conference Series on Software Engineering and Advanced Applications, SEAA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rchitecture for embedded open software ecosystems</text:p>
          </table:table-cell>
          <table:table-cell office:value-type="string" calcext:value-type="string">
            <text:p>Eklund U., Bosch J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tamodel matching techniques: Review, comparison and evaluation</text:p>
          </table:table-cell>
          <table:table-cell office:value-type="string" calcext:value-type="string">
            <text:p>Lafi L., Feki J., Hammoudi S.</text:p>
          </table:table-cell>
          <table:table-cell office:value-type="string" calcext:value-type="string">
            <text:p>International Journal of Information System Modeling and Desig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del-driven approach to data collection and reporting for quality improvement</text:p>
          </table:table-cell>
          <table:table-cell office:value-type="string" calcext:value-type="string">
            <text:p>Curcin V., Woodcock T., Poots A.J., Majeed A., Bell D.</text:p>
          </table:table-cell>
          <table:table-cell office:value-type="string" calcext:value-type="string">
            <text:p>Journal of Biomedical Informatic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dynamic software product line architecture for prepackaged expert analytics: Enabling efficient capture, reuse and adaptation of operational knowledge</text:p>
          </table:table-cell>
          <table:table-cell office:value-type="string" calcext:value-type="string">
            <text:p>Smiley K., Mahate S., Wood P.</text:p>
          </table:table-cell>
          <table:table-cell office:value-type="string" calcext:value-type="string">
            <text:p>Proceedings - Working IEEE/IFIP Conference on Software Architecture 2014, WICSA 20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dapting service interfaces when business processes evolve</text:p>
          </table:table-cell>
          <table:table-cell office:value-type="string" calcext:value-type="string">
            <text:p>Kudelas V., Polák M., Nečaský M., Holubová I.</text:p>
          </table:table-cell>
          <table:table-cell office:value-type="string" calcext:value-type="string">
            <text:p>Proceedings - International Conference on Research Challenges in Information Sci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computational intelligence approach to software component repository management</text:p>
          </table:table-cell>
          <table:table-cell office:value-type="string" calcext:value-type="string">
            <text:p>Rao V., Sarma V.V.S.</text:p>
          </table:table-cell>
          <table:table-cell office:value-type="string" calcext:value-type="string">
            <text:p>Studies in Computational Intellig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n the relationship of class stability and maintainability</text:p>
          </table:table-cell>
          <table:table-cell office:value-type="string" calcext:value-type="string">
            <text:p>Alshayeb M.</text:p>
          </table:table-cell>
          <table:table-cell office:value-type="string" calcext:value-type="string">
            <text:p>IET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iscovering stakeholders' interests in Wiki-based architectural documentation</text:p>
          </table:table-cell>
          <table:table-cell office:value-type="string" calcext:value-type="string">
            <text:p>Nicoletti M., Diaz-Pace J.A., Schiaffino S.</text:p>
          </table:table-cell>
          <table:table-cell office:value-type="string" calcext:value-type="string">
            <text:p>CIbSE 2013: 16th Ibero-American Conference on Software Engineering - Memorias de la 16th Conferencia Iberoamericana de Ingenieria de Software, CIbSE 20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n quick comprehension and assessment of software</text:p>
          </table:table-cell>
          <table:table-cell office:value-type="string" calcext:value-type="string">
            <text:p>Bartoszuk C., Da̧browski R., Stencel K., Timoszuk G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dentifying implicit architectural dependencies using measures of source code change waves</text:p>
          </table:table-cell>
          <table:table-cell office:value-type="string" calcext:value-type="string">
            <text:p>Staron M., Meding W., Hoglund C., Eriksson P., Nilsson J., Hansson J.</text:p>
          </table:table-cell>
          <table:table-cell office:value-type="string" calcext:value-type="string">
            <text:p>Proceedings - 39th Euromicro Conference Series on Software Engineering and Advanced Applications, SEAA 20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ntology of architectural decisions supporting ATAM based assessment of SOA architectures</text:p>
          </table:table-cell>
          <table:table-cell office:value-type="string" calcext:value-type="string">
            <text:p>Szwed P., Skrzynski P., Rogus G., Werewka J.</text:p>
          </table:table-cell>
          <table:table-cell office:value-type="string" calcext:value-type="string">
            <text:p>2013 Federated Conference on Computer Science and Information Systems, FedCSIS 20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 search-based approach for architectural design of feedback control concerns in Self-Adaptive systems</text:p>
          </table:table-cell>
          <table:table-cell office:value-type="string" calcext:value-type="string">
            <text:p>Andrade S.S., De A. Macedo R.J.</text:p>
          </table:table-cell>
          <table:table-cell office:value-type="string" calcext:value-type="string">
            <text:p>International Conference on Self-Adaptive and Self-Organizing Systems, SAS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chitecture level prediction of software quality attribute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ENASE 2013 - Proceedings of the 8th International Conference on Evaluation of Novel Approaches to Software Engineer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CME+ for software architecture analysi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ICSOFT 2013 - Proceedings of the 8th International Joint Conference on Software Technologi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efining and validating a multimodel approach for product architecture derivation and improvement</text:p>
          </table:table-cell>
          <table:table-cell office:value-type="string" calcext:value-type="string">
            <text:p>González-Huerta J., Insfrán E., Abrahão S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xperiences with using the Systematic Method for Architecture Recovery (SyMAR)</text:p>
          </table:table-cell>
          <table:table-cell office:value-type="string" calcext:value-type="string">
            <text:p>Solms F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valuating maintainability of MDA software process models</text:p>
          </table:table-cell>
          <table:table-cell office:value-type="string" calcext:value-type="string">
            <text:p>Da Silva B.C., Maciel R.S.P., Ramalho F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EARM: A reuse-based economic model for software reference architectures</text:p>
          </table:table-cell>
          <table:table-cell office:value-type="string" calcext:value-type="string">
            <text:p>Martínez-Fernández S., Ayala C.P., Franch X., Marques H.M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Quality-driven optimization of system architecture: Industrial case study on an automotive sub-system</text:p>
          </table:table-cell>
          <table:table-cell office:value-type="string" calcext:value-type="string">
            <text:p>Etemaadi R., Lind K., Heldal R., Chaudron M.R.V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ybrid multi-attribute QoS optimization in component based software systems</text:p>
          </table:table-cell>
          <table:table-cell office:value-type="string" calcext:value-type="string">
            <text:p>Koziolek A., Ardagna D., Mirandola R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 fuzzy classifier approach to estimating software quality</text:p>
          </table:table-cell>
          <table:table-cell office:value-type="string" calcext:value-type="string">
            <text:p>Pizzi N.J.</text:p>
          </table:table-cell>
          <table:table-cell office:value-type="string" calcext:value-type="string">
            <text:p>Information Scienc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eliability analysis of software architecture evolution</text:p>
          </table:table-cell>
          <table:table-cell office:value-type="string" calcext:value-type="string">
            <text:p>Franco J.M., Barbosa R., Zenha-Rela M.</text:p>
          </table:table-cell>
          <table:table-cell office:value-type="string" calcext:value-type="string">
            <text:p>Proceedings - 6th Latin-American Symposium on Dependable Computing, LADC 20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mparing software architecture descriptions and raw source-code: A statistical analysis of maintainability metrics</text:p>
          </table:table-cell>
          <table:table-cell office:value-type="string" calcext:value-type="string">
            <text:p>Anjos E., Castor F., Zenha-Rela M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wards a methodology driven by relationships of quality attributes for QoS-based analysis</text:p>
          </table:table-cell>
          <table:table-cell office:value-type="string" calcext:value-type="string">
            <text:p>Becker S., Happe L., Mirandola R., Trubiani C.</text:p>
          </table:table-cell>
          <table:table-cell office:value-type="string" calcext:value-type="string">
            <text:p>ICPE 2013 - Proceedings of the 2013 ACM/SPEC International Conference on Performance Engineer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ftware architecture optimization methods: A systematic literature review</text:p>
          </table:table-cell>
          <table:table-cell office:value-type="string" calcext:value-type="string">
            <text:p>Aleti A., Buhnova B., Grunske L., Koziolek A., Meedeniya I.</text:p>
          </table:table-cell>
          <table:table-cell office:value-type="string" calcext:value-type="string">
            <text:p>IEEE Transactions on Software Engineer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<text:s/>pp. 87-99; Martens</text:p>
          </table:table-cell>
          <table:table-cell office:value-type="string" calcext:value-type="string">
            <text:p><text:s/>nuclear safety system (2004) Reliability Eng. &amp; System Safety</text:p>
          </table:table-cell>
          <table:table-cell office:value-type="string" calcext:value-type="string">
            <text:p><text:s/>Ardagna</text:p>
          </table:table-cell>
          <table:table-cell/>
        </table:table-row>
        <table:table-row table:style-name="ro1">
          <table:table-cell office:value-type="string" calcext:value-type="string">
            <text:p>Measuring the impact of changes to the complexity and coupling properties of automotive software systems</text:p>
          </table:table-cell>
          <table:table-cell office:value-type="string" calcext:value-type="string">
            <text:p>Durisic D., Nilsson M., Staron M., Hansson J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nterview guidelines for analyzing software architectural practices in agile projects</text:p>
          </table:table-cell>
          <table:table-cell office:value-type="string" calcext:value-type="string">
            <text:p>Sugumaran H.S., Horsfield P.A., Bruschi P.J.</text:p>
          </table:table-cell>
          <table:table-cell office:value-type="string" calcext:value-type="string">
            <text:p>IASTED Multiconferences - Proceedings of the IASTED International Conference on Software Engineering, SE 20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he Three-Layer architectural pattern applied to plug-in-based architectures: The Eclipse case</text:p>
          </table:table-cell>
          <table:table-cell office:value-type="string" calcext:value-type="string">
            <text:p>Ameller D., Collell O., Franch X.</text:p>
          </table:table-cell>
          <table:table-cell office:value-type="string" calcext:value-type="string">
            <text:p>Software - Practice and Exper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arly performance assessment in component-based software systems</text:p>
          </table:table-cell>
          <table:table-cell office:value-type="string" calcext:value-type="string">
            <text:p>Karimpour J., Isazadeh A., Izadkhah H.</text:p>
          </table:table-cell>
          <table:table-cell office:value-type="string" calcext:value-type="string">
            <text:p>IET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mproving software product line configuration: A quality attribute-driven approach</text:p>
          </table:table-cell>
          <table:table-cell office:value-type="string" calcext:value-type="string">
            <text:p>Guana V., Correal D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bjective evaluation of software architectures in driver assistance systems: Methods-quality model-metrics</text:p>
          </table:table-cell>
          <table:table-cell office:value-type="string" calcext:value-type="string">
            <text:p>Ahrens D., Frey A., Pfeiffer A., Bertram T.</text:p>
          </table:table-cell>
          <table:table-cell office:value-type="string" calcext:value-type="string">
            <text:p>Computer Science - Research and Development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uSE-MT: From design spaces to automated software architecture design</text:p>
          </table:table-cell>
          <table:table-cell office:value-type="string" calcext:value-type="string">
            <text:p>Andrade S.S., Macedo R.J.D.A.</text:p>
          </table:table-cell>
          <table:table-cell office:value-type="string" calcext:value-type="string">
            <text:p>Proceedings of the International Conference on Software Engineering and Knowledge Engineering, SEK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CME+: An ADL for Quantitative Analysis of Quality Attribute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wards quantifying quality, tactics and architectural patterns interactions</text:p>
          </table:table-cell>
          <table:table-cell office:value-type="string" calcext:value-type="string">
            <text:p>Kassab M., El-Boussaidi G.</text:p>
          </table:table-cell>
          <table:table-cell office:value-type="string" calcext:value-type="string">
            <text:p>Proceedings of the International Conference on Software Engineering and Knowledge Engineering, SEK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ward Systematic conveying of architecture design knowledge for self-adaptive Systems</text:p>
          </table:table-cell>
          <table:table-cell office:value-type="string" calcext:value-type="string">
            <text:p>Andrade S.S., Macêdo R.J.D.A.</text:p>
          </table:table-cell>
          <table:table-cell office:value-type="string" calcext:value-type="string">
            <text:p>Proceedings - IEEE 7th International Conference on Self-Adaptation and Self-Organizing Systems Workshops, SASOW 20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wards validating complexity-based metrics for software product line architectures</text:p>
          </table:table-cell>
          <table:table-cell office:value-type="string" calcext:value-type="string">
            <text:p>Marcolino A., Oliveira Jr. E., Gimenes I., Conte T.U.</text:p>
          </table:table-cell>
          <table:table-cell office:value-type="string" calcext:value-type="string">
            <text:p>Proceedings - 7th Brazilian Symposium on Software Components, Architectures and Reuse, SBCARs 2013 - In Conjunction with CBSoft 2013 - 4th Brazilian Conference on Software: Theory and Practi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Quality-centric approach for software component identification from object-oriented code</text:p>
          </table:table-cell>
          <table:table-cell office:value-type="string" calcext:value-type="string">
            <text:p>Kebir S., Seriai A.-D., Chardigny S., Chaoui A.</text:p>
          </table:table-cell>
          <table:table-cell office:value-type="string" calcext:value-type="string">
            <text:p>Proceedings of the 2012 Joint Working Conference on Software Architecture and 6th European Conference on Software Architecture, WICSA/ECSA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ocumenting early architectural assumptions in scenario-based requirements</text:p>
          </table:table-cell>
          <table:table-cell office:value-type="string" calcext:value-type="string">
            <text:p>Van Landuyt D., Truyen E., Joosen W.</text:p>
          </table:table-cell>
          <table:table-cell office:value-type="string" calcext:value-type="string">
            <text:p>Proceedings of the 2012 Joint Working Conference on Software Architecture and 6th European Conference on Software Architecture, WICSA/ECSA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Identification and implementation of observer and state pattern in internet banking application</text:p>
          </table:table-cell>
          <table:table-cell office:value-type="string" calcext:value-type="string">
            <text:p>Meiappane A., Chithra B., Venkatesan V.P.</text:p>
          </table:table-cell>
          <table:table-cell office:value-type="string" calcext:value-type="string">
            <text:p>2012 International Conference on Radar, Communication and Computing, ICRCC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 approach for transformation of aspect-oriented software architecture</text:p>
          </table:table-cell>
          <table:table-cell office:value-type="string" calcext:value-type="string">
            <text:p>Ni Y., Ye P., Du X., Xiao R., Yao Z.</text:p>
          </table:table-cell>
          <table:table-cell office:value-type="string" calcext:value-type="string">
            <text:p>Journal of Computational Information System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 process towards transforming aspect-oriented software architecture: A case study in ATM</text:p>
          </table:table-cell>
          <table:table-cell office:value-type="string" calcext:value-type="string">
            <text:p>Ni Y., Ye P., Du X., Lin L., Xie C., Xiao R., Zhang L., Chen Z.</text:p>
          </table:table-cell>
          <table:table-cell office:value-type="string" calcext:value-type="string">
            <text:p>International Journal of Advancements in Computing Technology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loud platforms: Impact on guest application quality attributes</text:p>
          </table:table-cell>
          <table:table-cell office:value-type="string" calcext:value-type="string">
            <text:p>Sodhi B., Prabhakar T.V.</text:p>
          </table:table-cell>
          <table:table-cell office:value-type="string" calcext:value-type="string">
            <text:p>Proceedings - 2012 IEEE Asia-Pacific Services Computing Conference, APSCC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eveloping software metrics for analysis and design artifacts in unified process</text:p>
          </table:table-cell>
          <table:table-cell office:value-type="string" calcext:value-type="string">
            <text:p>Sharma M., Vishwakarma R.G.</text:p>
          </table:table-cell>
          <table:table-cell office:value-type="string" calcext:value-type="string">
            <text:p>Lecture Notes of the Institute for Computer Sciences, Social-Informatics and Telecommunications Engineering, LNICST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ppification of web applications: Architectural aspects</text:p>
          </table:table-cell>
          <table:table-cell office:value-type="string" calcext:value-type="string">
            <text:p>Sodhi B., Agrawal A., Prabhakar T.V.</text:p>
          </table:table-cell>
          <table:table-cell office:value-type="string" calcext:value-type="string">
            <text:p>2012 1st IEEE International Conference on Communications in China Workshops, ICCC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Qualitative analysis of the impact of SOA patterns on quality attributes</text:p>
          </table:table-cell>
          <table:table-cell office:value-type="string" calcext:value-type="string">
            <text:p>Galster M., Avgeriou P.</text:p>
          </table:table-cell>
          <table:table-cell office:value-type="string" calcext:value-type="string">
            <text:p>Proceedings - International Conference on Quality Softwa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IPAA and QMS based architectural requirements to cope with the OCR audit program</text:p>
          </table:table-cell>
          <table:table-cell office:value-type="string" calcext:value-type="string">
            <text:p>Gardazi S.U., Shahid A.A., Salimbene C.</text:p>
          </table:table-cell>
          <table:table-cell office:value-type="string" calcext:value-type="string">
            <text:p>Proceedings - 2012 3rd FTRA International Conference on Mobile, Ubiquitous, and Intelligent Computing, MUSIC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lustering large attributed information networks: An efficient incremental computing approach</text:p>
          </table:table-cell>
          <table:table-cell office:value-type="string" calcext:value-type="string">
            <text:p>Cheng H., Zhou Y., Huang X., Yu J.X.</text:p>
          </table:table-cell>
          <table:table-cell office:value-type="string" calcext:value-type="string">
            <text:p>Data Mining and Knowledge Discovery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tudy of architectural design patterns in concurrence with analysis of design pattern in safety critical systems</text:p>
          </table:table-cell>
          <table:table-cell office:value-type="string" calcext:value-type="string">
            <text:p>Vinisha F.A., Selvarani R.</text:p>
          </table:table-cell>
          <table:table-cell office:value-type="string" calcext:value-type="string">
            <text:p>Advances in Intelligent and Soft Comput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pache mission processor software: Mixed-criticality partitioning &amp; distributed display architecture</text:p>
          </table:table-cell>
          <table:table-cell office:value-type="string" calcext:value-type="string">
            <text:p>Koontz R.</text:p>
          </table:table-cell>
          <table:table-cell office:value-type="string" calcext:value-type="string">
            <text:p>Annual Forum Proceedings - AHS Internation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valuating software architecture solutions in the cloud era</text:p>
          </table:table-cell>
          <table:table-cell office:value-type="string" calcext:value-type="string">
            <text:p>Hadar I., Brokman M., Hadar E.</text:p>
          </table:table-cell>
          <table:table-cell office:value-type="string" calcext:value-type="string">
            <text:p>CLOSER 2012 - Proceedings of the 2nd International Conference on Cloud Computing and Services Sci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omparing maintainability evolution of object-oriented and aspect-oriented software product lines</text:p>
          </table:table-cell>
          <table:table-cell office:value-type="string" calcext:value-type="string">
            <text:p>Abdelmoez W., Khater H., El-Shoafy N.</text:p>
          </table:table-cell>
          <table:table-cell office:value-type="string" calcext:value-type="string">
            <text:p>2012 8th International Conference on Informatics and Systems, INFOS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rchimetrix: Improved software architecture recovery in the presence of design deficiencies</text:p>
          </table:table-cell>
          <table:table-cell office:value-type="string" calcext:value-type="string">
            <text:p>Platenius M.C., Von Detten M., Becker S.</text:p>
          </table:table-cell>
          <table:table-cell office:value-type="string" calcext:value-type="string">
            <text:p>Proceedings of the European Conference on Software Maintenance and Reengineering, CSM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inking functions and quality attributes for software evolution</text:p>
          </table:table-cell>
          <table:table-cell office:value-type="string" calcext:value-type="string">
            <text:p>Yang H., Zheng S., Chu W.C.-C., Tsai C.-T.</text:p>
          </table:table-cell>
          <table:table-cell office:value-type="string" calcext:value-type="string">
            <text:p>Proceedings - Asia-Pacific Software Engineering Conference, APSE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 quantitative evaluation of the impact of architectural patterns on quality requirements</text:p>
          </table:table-cell>
          <table:table-cell office:value-type="string" calcext:value-type="string">
            <text:p>Kassab M., El-Boussaidi G., Mili H.</text:p>
          </table:table-cell>
          <table:table-cell office:value-type="string" calcext:value-type="string">
            <text:p>Studies in Computational Intellig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ssessing platform suitability for achieving quality in guest applications</text:p>
          </table:table-cell>
          <table:table-cell office:value-type="string" calcext:value-type="string">
            <text:p>Sodhi B., Prabhakar T.V.</text:p>
          </table:table-cell>
          <table:table-cell office:value-type="string" calcext:value-type="string">
            <text:p>Proceedings - Asia-Pacific Software Engineering Conference, APSE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chieving technical architecture with architectural figures</text:p>
          </table:table-cell>
          <table:table-cell office:value-type="string" calcext:value-type="string">
            <text:p>Nguyen H.-Q., Duchien L., Bedu P., Perrin J.</text:p>
          </table:table-cell>
          <table:table-cell office:value-type="string" calcext:value-type="string">
            <text:p>Proceedings of the 6th IASTED International Conference on Software Engineering and Applications, SEA 20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easuring inappropriate generosity with access modifiers in java systems</text:p>
          </table:table-cell>
          <table:table-cell office:value-type="string" calcext:value-type="string">
            <text:p>Zoller C., Schmolitzky A.</text:p>
          </table:table-cell>
          <table:table-cell office:value-type="string" calcext:value-type="string">
            <text:p>Proceedings of the 2012 Joint Conf. of the 22nd Int. Workshop on Software Measurement and the 2012 7th Int. Conf. on Software Process and Product Measurement, IWSM-MENSURA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 model driven approach to the analysis of quality scenarios within self-adaptable SOA systems</text:p>
          </table:table-cell>
          <table:table-cell office:value-type="string" calcext:value-type="string">
            <text:p>Perez B., Correal D.</text:p>
          </table:table-cell>
          <table:table-cell office:value-type="string" calcext:value-type="string">
            <text:p>Electronic Notes in Theoretical Computer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enerating software architecture spectrum with multi-objective genetic algorithms</text:p>
          </table:table-cell>
          <table:table-cell office:value-type="string" calcext:value-type="string">
            <text:p>Räihä O., Koskimies K., Mäkinen E.</text:p>
          </table:table-cell>
          <table:table-cell office:value-type="string" calcext:value-type="string">
            <text:p>Proceedings of the 2011 3rd World Congress on Nature and Biologically Inspired Computing, NaBIC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alysis of quality driven software architecture</text:p>
          </table:table-cell>
          <table:table-cell office:value-type="string" calcext:value-type="string">
            <text:p>Ataie E., Jelodar M.B., Aghaei F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ffect analysis of the introduction of AUTOSAR - A systematic literature review</text:p>
          </table:table-cell>
          <table:table-cell office:value-type="string" calcext:value-type="string">
            <text:p>Dersten S., Axelsson J., Froberg J.</text:p>
          </table:table-cell>
          <table:table-cell office:value-type="string" calcext:value-type="string">
            <text:p>Proceedings - 37th EUROMICRO Conference on Software Engineering and Advanced Applications, SEAA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meta-process to support trade-off analysis in software product line architecture</text:p>
          </table:table-cell>
          <table:table-cell office:value-type="string" calcext:value-type="string">
            <text:p>Oliveira Jr. E.A., Gimenes I.M.S., Maldonado J.C.</text:p>
          </table:table-cell>
          <table:table-cell office:value-type="string" calcext:value-type="string">
            <text:p>SEKE 2011 - Proceedings of the 23rd International Conference on Software Engineering and Knowledge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easuring the size of changes in automotive software systems and their impact on product quality</text:p>
          </table:table-cell>
          <table:table-cell office:value-type="string" calcext:value-type="string">
            <text:p>Durisic D., Staron M., Nilsson M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Quality issues on model-driven web engineering methodologies</text:p>
          </table:table-cell>
          <table:table-cell office:value-type="string" calcext:value-type="string">
            <text:p>Domínguez-Mayo F.J., Escalona M.J., Mejías M.</text:p>
          </table:table-cell>
          <table:table-cell office:value-type="string" calcext:value-type="string">
            <text:p>Information Systems Development: Asian Experienc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xperiences with service-oriented middleware for dynamic instrumentation of enterprise DRE systems</text:p>
          </table:table-cell>
          <table:table-cell office:value-type="string" calcext:value-type="string">
            <text:p>Hill J.H., Schmidt D.C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deling of UAS swarms using dynamic and re-configurable software architecture</text:p>
          </table:table-cell>
          <table:table-cell office:value-type="string" calcext:value-type="string">
            <text:p>Reza H., Ogaard K.</text:p>
          </table:table-cell>
          <table:table-cell office:value-type="string" calcext:value-type="string">
            <text:p>Proceedings - ICSEng 2011: International Conference on Systems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valuation and classifying software architecture styles due to quality attributes</text:p>
          </table:table-cell>
          <table:table-cell office:value-type="string" calcext:value-type="string">
            <text:p>Eftekhari N., Rad M.P., Alinejad-Rokny H.</text:p>
          </table:table-cell>
          <table:table-cell office:value-type="string" calcext:value-type="string">
            <text:p>Australian Journal of Basic and Applied Scienc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ftware architectures that last</text:p>
          </table:table-cell>
          <table:table-cell office:value-type="string" calcext:value-type="string">
            <text:p>Dagnino A., Stoll P., Weiss R.</text:p>
          </table:table-cell>
          <table:table-cell office:value-type="string" calcext:value-type="string">
            <text:p>ABB Review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ervice monitoring and differentiation techniques for resource allocation in the grid, on the basis of the level of service</text:p>
          </table:table-cell>
          <table:table-cell office:value-type="string" calcext:value-type="string">
            <text:p>Torres E., Segrelles D., Blanquer I., Hernández V.</text:p>
          </table:table-cell>
          <table:table-cell office:value-type="string" calcext:value-type="string">
            <text:p>Future Generation Computer System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uiding architects in selecting architectural evolution alternatives</text:p>
          </table:table-cell>
          <table:table-cell office:value-type="string" calcext:value-type="string">
            <text:p>Ciraci S., Sözer H., Aksit M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esign and evaluation of a process for identifying architecture patterns in open source software</text:p>
          </table:table-cell>
          <table:table-cell office:value-type="string" calcext:value-type="string">
            <text:p>Stol K.-J., Avgeriou P., Ali Babar M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ecision based development of productline: A quintessence usability approach</text:p>
          </table:table-cell>
          <table:table-cell office:value-type="string" calcext:value-type="string">
            <text:p>Siva Balan R.V., Punithavalli M.</text:p>
          </table:table-cell>
          <table:table-cell office:value-type="string" calcext:value-type="string">
            <text:p>Journal of Computer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 evolutionary multiobjective optimization approach to component-based software architecture design</text:p>
          </table:table-cell>
          <table:table-cell office:value-type="string" calcext:value-type="string">
            <text:p>Li R., Etemaadi R., Emmerich M.T.M., Chaudron M.R.V.</text:p>
          </table:table-cell>
          <table:table-cell office:value-type="string" calcext:value-type="string">
            <text:p>2011 IEEE Congress of Evolutionary Computation, CEC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valuation of the use of quality attribute scenarios in a plug-in hybrid electric vehicle controls system: Industrial case study</text:p>
          </table:table-cell>
          <table:table-cell office:value-type="string" calcext:value-type="string">
            <text:p>Tsakiris A., Kristinsson J., McGee R.</text:p>
          </table:table-cell>
          <table:table-cell office:value-type="string" calcext:value-type="string">
            <text:p>Proceedings - 9th Working IEEE/IFIP Conference on Software Architecture, WICSA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Quantifying the analyzability of software architectures</text:p>
          </table:table-cell>
          <table:table-cell office:value-type="string" calcext:value-type="string">
            <text:p>Bouwers E., Correia J.P., Van Deursen A., Visser J.</text:p>
          </table:table-cell>
          <table:table-cell office:value-type="string" calcext:value-type="string">
            <text:p>Proceedings - 9th Working IEEE/IFIP Conference on Software Architecture, WICSA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wards automation of performance architectural tactics application</text:p>
          </table:table-cell>
          <table:table-cell office:value-type="string" calcext:value-type="string">
            <text:p>Champagne R., Gagné S.</text:p>
          </table:table-cell>
          <table:table-cell office:value-type="string" calcext:value-type="string">
            <text:p>Proceedings - 9th Working IEEE/IFIP Conference on Software Architecture, WICSA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ssessing suitability of cloud oriented platforms for application development</text:p>
          </table:table-cell>
          <table:table-cell office:value-type="string" calcext:value-type="string">
            <text:p>Sodhi B., Prabhakar T.V.</text:p>
          </table:table-cell>
          <table:table-cell office:value-type="string" calcext:value-type="string">
            <text:p>Proceedings - 9th Working IEEE/IFIP Conference on Software Architecture, WICSA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valuating security properties of architectures in unpredictable environments: A case for cloud</text:p>
          </table:table-cell>
          <table:table-cell office:value-type="string" calcext:value-type="string">
            <text:p>Faniyi F., Bahsoon R., Evans A., Kazman R.</text:p>
          </table:table-cell>
          <table:table-cell office:value-type="string" calcext:value-type="string">
            <text:p>Proceedings - 9th Working IEEE/IFIP Conference on Software Architecture, WICSA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lti-objective genetic synthesis of software architecture</text:p>
          </table:table-cell>
          <table:table-cell office:value-type="string" calcext:value-type="string">
            <text:p>Räihä O., Koskimies K., Mäkinen E.</text:p>
          </table:table-cell>
          <table:table-cell office:value-type="string" calcext:value-type="string">
            <text:p>Genetic and Evolutionary Computation Conference, GECCO'11 - Companion Publicatio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ault injection-based assessment of partial fault tolerance in stream processing applications</text:p>
          </table:table-cell>
          <table:table-cell office:value-type="string" calcext:value-type="string">
            <text:p>Jacques-Silva G., Gedik B., Andrade H., Wu K.-L., Iyer R.K.</text:p>
          </table:table-cell>
          <table:table-cell office:value-type="string" calcext:value-type="string">
            <text:p>DEBS'11 - Proceedings of the 5th ACM International Conference on Distributed Event-Based System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del-based architecture analysis for wireless healthcare</text:p>
          </table:table-cell>
          <table:table-cell office:value-type="string" calcext:value-type="string">
            <text:p>Ghosh A., Hui Y.-K., Chiang M.</text:p>
          </table:table-cell>
          <table:table-cell office:value-type="string" calcext:value-type="string">
            <text:p>Proceedings of the International Symposium on Mobile Ad Hoc Networking and Computing (MobiHo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deling UAS swarm system using conceptual and dynamic architectural modeling concepts</text:p>
          </table:table-cell>
          <table:table-cell office:value-type="string" calcext:value-type="string">
            <text:p>Reza H., Ogaard K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alyze the performance of new edge web application's over N-tiers layer architecture</text:p>
          </table:table-cell>
          <table:table-cell office:value-type="string" calcext:value-type="string">
            <text:p>Singh P.K., Gupta P., Bedi S.S., Singh K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Using code analysis tools for architectural conformance checking</text:p>
          </table:table-cell>
          <table:table-cell office:value-type="string" calcext:value-type="string">
            <text:p>Van Eyck J., Boucké N., Helleboogh A., Holvoet T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ftware architecture adaptability metrics for QoS-based self-adaptation</text:p>
          </table:table-cell>
          <table:table-cell office:value-type="string" calcext:value-type="string">
            <text:p>Perez-Palacin D., Mirandola R., Merseguer J.</text:p>
          </table:table-cell>
          <table:table-cell office:value-type="string" calcext:value-type="string">
            <text:p>CompArch'11 - Proceedings of the 2011 Federated Events on Component-Based Software Engineering and Software Architecture - QoSA+ISARCS'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naging the quality of software product line architectures through reusable model transformations</text:p>
          </table:table-cell>
          <table:table-cell office:value-type="string" calcext:value-type="string">
            <text:p>Kavimandan A., Gokhale A., Karsai G., Gray J.</text:p>
          </table:table-cell>
          <table:table-cell office:value-type="string" calcext:value-type="string">
            <text:p>CompArch'11 - Proceedings of the 2011 Federated Events on Component-Based Software Engineering and Software Architecture - QoSA+ISARCS'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mbining clustering and pattern detection for the reengineering of component-based software systems</text:p>
          </table:table-cell>
          <table:table-cell office:value-type="string" calcext:value-type="string">
            <text:p>Von Detten M., Becker S.</text:p>
          </table:table-cell>
          <table:table-cell office:value-type="string" calcext:value-type="string">
            <text:p>CompArch'11 - Proceedings of the 2011 Federated Events on Component-Based Software Engineering and Software Architecture - QoSA+ISARCS'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lladio-based performance blame analysis</text:p>
          </table:table-cell>
          <table:table-cell office:value-type="string" calcext:value-type="string">
            <text:p>Brüseke F., Engels G., Becker S.</text:p>
          </table:table-cell>
          <table:table-cell office:value-type="string" calcext:value-type="string">
            <text:p>CompArch'11 - Proceedings of the 2011 Federated Events on Component-Based Software Engineering and Software Architecture - WCOP'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 industrial case study on quality impact prediction for evolving service-oriented software</text:p>
          </table:table-cell>
          <table:table-cell office:value-type="string" calcext:value-type="string">
            <text:p>Koziolek H., Schlich B., Bilich C., Weiss R., Becker S., Krogmann K., Trifu M., Mirandola R., Koziolek A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 empirical study of software architectures' effect on product quality</text:p>
          </table:table-cell>
          <table:table-cell office:value-type="string" calcext:value-type="string">
            <text:p>Hansen K.M., Jonasson K., Neukirchen H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ocussing multi-objective software architecture optimization using quality of service bounds</text:p>
          </table:table-cell>
          <table:table-cell office:value-type="string" calcext:value-type="string">
            <text:p>Koziolek A., Noorshams Q., Reussner R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novel approach for architecture based software maintenance prediction</text:p>
          </table:table-cell>
          <table:table-cell office:value-type="string" calcext:value-type="string">
            <text:p>Anwar S., Ramzan M., Rauf A., Jaffar M.A., Shahid A.A.</text:p>
          </table:table-cell>
          <table:table-cell office:value-type="string" calcext:value-type="string">
            <text:p>International Journal of Innovative Computing, Information and Contro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eliability-driven deployment optimization for embedded systems</text:p>
          </table:table-cell>
          <table:table-cell office:value-type="string" calcext:value-type="string">
            <text:p>Meedeniya I., Buhnova B., Aleti A., Grunske L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Quantifying thread vulnerability for multicore architectures</text:p>
          </table:table-cell>
          <table:table-cell office:value-type="string" calcext:value-type="string">
            <text:p>Oz I., Topcuoglu H.R., Kandemir M., Tosun O.</text:p>
          </table:table-cell>
          <table:table-cell office:value-type="string" calcext:value-type="string">
            <text:p>Proceedings - 19th International Euromicro Conference on Parallel, Distributed, and Network-Based Processing, PDP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methodology for software reliability risk assessment</text:p>
          </table:table-cell>
          <table:table-cell office:value-type="string" calcext:value-type="string">
            <text:p>Jian X., Han Y., Qianmu L.</text:p>
          </table:table-cell>
          <table:table-cell office:value-type="string" calcext:value-type="string">
            <text:p>Journal of Convergence Information Technology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he notion of variability in software architecture- Results from a preliminary exploratory study</text:p>
          </table:table-cell>
          <table:table-cell office:value-type="string" calcext:value-type="string">
            <text:p>Galster M., Avgeriou P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quantitative algorithm to select software architecture by tradeoff between quality attributes</text:p>
          </table:table-cell>
          <table:table-cell office:value-type="string" calcext:value-type="string">
            <text:p>Jabali F.H., Sharafi S.M., Zamanifar K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ScAC: Towards a framework for small-scale software architectures comparison</text:p>
          </table:table-cell>
          <table:table-cell office:value-type="string" calcext:value-type="string">
            <text:p>Praus P., Jaroměřská S., Černý T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RIZ for software architecture</text:p>
          </table:table-cell>
          <table:table-cell office:value-type="string" calcext:value-type="string">
            <text:p>Kluender D.</text:p>
          </table:table-cell>
          <table:table-cell office:value-type="string" calcext:value-type="string">
            <text:p>Procedia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Quality of software reference architectures</text:p>
          </table:table-cell>
          <table:table-cell office:value-type="string" calcext:value-type="string">
            <text:p>Trienekens J., Angelov S., Grefen P., Kusters R.</text:p>
          </table:table-cell>
          <table:table-cell office:value-type="string" calcext:value-type="string">
            <text:p>Proceedings of the IADIS International Conference Information Systems 2011, IS 2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ftware stability: A systematic literature review</text:p>
          </table:table-cell>
          <table:table-cell office:value-type="string" calcext:value-type="string">
            <text:p>Ramirez S.M., Cortes K., Ocharan-Hernandez J.O., Sanchez Garcia A.J.</text:p>
          </table:table-cell>
          <table:table-cell office:value-type="string" calcext:value-type="string">
            <text:p>Proceedings - 2018 6th International Conference in Software Engineering Research and Innovation, CONISOFT 20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aluating variability at the software architecture level: An overview</text:p>
          </table:table-cell>
          <table:table-cell office:value-type="string" calcext:value-type="string">
            <text:p>Allian A.P., Sena B., Nakagawa E.Y.</text:p>
          </table:table-cell>
          <table:table-cell office:value-type="string" calcext:value-type="string">
            <text:p>Proceedings of the ACM Symposium on Applied Comput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ustainability evaluation of software architectures: A systematic review</text:p>
          </table:table-cell>
          <table:table-cell office:value-type="string" calcext:value-type="string">
            <text:p>Koziolek H.</text:p>
          </table:table-cell>
          <table:table-cell office:value-type="string" calcext:value-type="string">
            <text:p>CompArch'11 - Proceedings of the 2011 Federated Events on Component-Based Software Engineering and Software Architecture - QoSA+ISARCS'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metrics framework for evaluating microservices architecture designs</text:p>
          </table:table-cell>
          <table:table-cell office:value-type="string" calcext:value-type="string">
            <text:p>Al-Debagy O., Martinek P.</text:p>
          </table:table-cell>
          <table:table-cell office:value-type="string" calcext:value-type="string">
            <text:p>Journal of Web Engineer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emed software patterns for banking system</text:p>
          </table:table-cell>
          <table:table-cell office:value-type="string" calcext:value-type="string">
            <text:p>Rajesh S., Chandrasekar A.</text:p>
          </table:table-cell>
          <table:table-cell office:value-type="string" calcext:value-type="string">
            <text:p>Cluster Comput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etrics driven architectural analysis using dependency graphs for C language projects</text:p>
          </table:table-cell>
          <table:table-cell office:value-type="string" calcext:value-type="string">
            <text:p>Tiwari D., Washizaki H., Fukazawa Y., Fukuoka T., Tamaki J., Hosotani N., Kohama M.</text:p>
          </table:table-cell>
          <table:table-cell office:value-type="string" calcext:value-type="string">
            <text:p>Proceedings - International Computer Software and Applications Conferenc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How developers discuss architecture smells? An exploratory study on stack overflow</text:p>
          </table:table-cell>
          <table:table-cell office:value-type="string" calcext:value-type="string">
            <text:p>Tian F., Liang P., Babar M.A.</text:p>
          </table:table-cell>
          <table:table-cell office:value-type="string" calcext:value-type="string">
            <text:p>Proceedings - 2019 IEEE International Conference on Software Architecture, ICSA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 Empirical Study of the Effectiveness of Software Architecture Evaluation Meetings</text:p>
          </table:table-cell>
          <table:table-cell office:value-type="string" calcext:value-type="string">
            <text:p>Ali Babar M., Shen H., Biffl S., Winkler D.</text:p>
          </table:table-cell>
          <table:table-cell office:value-type="string" calcext:value-type="string">
            <text:p>IEEE Acces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ftware Quality Improvement by Application of a Component-Based Software Meta-Architecture</text:p>
          </table:table-cell>
          <table:table-cell office:value-type="string" calcext:value-type="string">
            <text:p>Skalniak T., Rot A., Gryncewicz W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mparing static and dynamic weighted software coupling metrics</text:p>
          </table:table-cell>
          <table:table-cell office:value-type="string" calcext:value-type="string">
            <text:p>Schnoor H., Hasselbring W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xperiences applying automated architecture analysis tool suites</text:p>
          </table:table-cell>
          <table:table-cell office:value-type="string" calcext:value-type="string">
            <text:p>Mo R., Ramaswamy S., Snipes W., Kazman R., Cai Y., Naedele M.</text:p>
          </table:table-cell>
          <table:table-cell office:value-type="string" calcext:value-type="string">
            <text:p>ASE 2018 - Proceedings of the 33rd ACM/IEEE International Conference on Automated Softwar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mpact of software design patterns on the quality of software: A comparative study</text:p>
          </table:table-cell>
          <table:table-cell office:value-type="string" calcext:value-type="string">
            <text:p>Riaz M.N.</text:p>
          </table:table-cell>
          <table:table-cell office:value-type="string" calcext:value-type="string">
            <text:p>2018 International Conference on Computing, Mathematics and Engineering Technologies: Invent, Innovate and Integrate for Socioeconomic Development, iCoMET 2018 - Proceeding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Using informal knowledge for improving software quality trade-off decisions</text:p>
          </table:table-cell>
          <table:table-cell office:value-type="string" calcext:value-type="string">
            <text:p>Schneider Y., Busch A., Koziolek A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ervice oriented architecture evaluation based on maintainability index</text:p>
          </table:table-cell>
          <table:table-cell office:value-type="string" calcext:value-type="string">
            <text:p>Norvaiša E., Packevičius S.</text:p>
          </table:table-cell>
          <table:table-cell office:value-type="string" calcext:value-type="string">
            <text:p>CEUR Workshop Proceeding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chitectural intelligence: A framework and application to e-learning</text:p>
          </table:table-cell>
          <table:table-cell office:value-type="string" calcext:value-type="string">
            <text:p>Van Der Werf J.M.E.M., Van Schuppen C., Brinkkemper S., Jansen S., Boon P., Van Der Plas G.</text:p>
          </table:table-cell>
          <table:table-cell office:value-type="string" calcext:value-type="string">
            <text:p>CEUR Workshop Proceeding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portfolio of internal quality metrics for software architects</text:p>
          </table:table-cell>
          <table:table-cell office:value-type="string" calcext:value-type="string">
            <text:p>Staron M., Meding W.</text:p>
          </table:table-cell>
          <table:table-cell office:value-type="string" calcext:value-type="string">
            <text:p>Lecture Notes in Business Information Process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alyzing preferences and interactions of software quality attributes using Choquet Integral approach</text:p>
          </table:table-cell>
          <table:table-cell office:value-type="string" calcext:value-type="string">
            <text:p>Alashqar A.M., Elfetouh A.A., El-Bakry H.M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 decision-making tool to support architectural designs based on quality attributes</text:p>
          </table:table-cell>
          <table:table-cell office:value-type="string" calcext:value-type="string">
            <text:p>Silva I.C.L., Brito P.H.S., Neto B.F.D.S., Costa E., Silva A.A.</text:p>
          </table:table-cell>
          <table:table-cell office:value-type="string" calcext:value-type="string">
            <text:p>Proceedings of the ACM Symposium on Applied Comput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lexibility in ecosystem architectures</text:p>
          </table:table-cell>
          <table:table-cell office:value-type="string" calcext:value-type="string">
            <text:p>Da Silva Amorim S., McGregor J.D., De Almeida E.S., Von Flach G. Chavez C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ward an integrated quality evaluation of Web applications with DEVS</text:p>
          </table:table-cell>
          <table:table-cell office:value-type="string" calcext:value-type="string">
            <text:p>Bogado V., Gonnet S., Leone H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utomating the architecture evaluation of enterprise information systems</text:p>
          </table:table-cell>
          <table:table-cell office:value-type="string" calcext:value-type="string">
            <text:p>Pinto F., Kulesza U., Guerra E.</text:p>
          </table:table-cell>
          <table:table-cell office:value-type="string" calcext:value-type="string">
            <text:p>ICEIS 2013 - Proceedings of the 15th International Conference on Enterprise Information System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ptimal software architecture design based on responsibilities using adaptive genetic algorithm</text:p>
          </table:table-cell>
          <table:table-cell office:value-type="string" calcext:value-type="string">
            <text:p>Sunil Kumar M., Rama Mohan Reddy A.</text:p>
          </table:table-cell>
          <table:table-cell office:value-type="string" calcext:value-type="string">
            <text:p>International Review on Computer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utomated reliability prediction from formal architectural descriptions</text:p>
          </table:table-cell>
          <table:table-cell office:value-type="string" calcext:value-type="string">
            <text:p>Franco J.M., Barbosa R., Zenha-Rela M.</text:p>
          </table:table-cell>
          <table:table-cell office:value-type="string" calcext:value-type="string">
            <text:p>Proceedings of the 2012 Joint Working Conference on Software Architecture and 6th European Conference on Software Architecture, WICSA/ECSA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ftware architecture evolution through evolvability analysis</text:p>
          </table:table-cell>
          <table:table-cell office:value-type="string" calcext:value-type="string">
            <text:p>Breivold H.P., Crnkovic I., Larsson M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ssessing maintainability metrics in software architectures using COSMIC and UML</text:p>
          </table:table-cell>
          <table:table-cell office:value-type="string" calcext:value-type="string">
            <text:p>Dos Anjos E.G., Gomes R.D., Zenha-Rela M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rchitecture based software quality maintenance ripple effect analysis</text:p>
          </table:table-cell>
          <table:table-cell office:value-type="string" calcext:value-type="string">
            <text:p>Anwar S., Adnan A., Alam M., Tanveer T.A., Ali M., Ramzan M., Jaffer A., Shahid A.A., Rauf A.</text:p>
          </table:table-cell>
          <table:table-cell office:value-type="string" calcext:value-type="string">
            <text:p>International Journal of Innovative Computing, Information and Contro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reparing for a literature survey of software architecture using Formal Concept Analysis</text:p>
          </table:table-cell>
          <table:table-cell office:value-type="string" calcext:value-type="string">
            <text:p>Couto L., Oliveira J.N., Ferreira M., Bouwers E.</text:p>
          </table:table-cell>
          <table:table-cell office:value-type="string" calcext:value-type="string">
            <text:p>CEUR Workshop Proceeding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Quality attributes and variability in AO-ADL software architectures</text:p>
          </table:table-cell>
          <table:table-cell office:value-type="string" calcext:value-type="string">
            <text:p>Lence R., Fuentes L., Pinto M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mproving the modifiability of the architecture of business applications</text:p>
          </table:table-cell>
          <table:table-cell office:value-type="string" calcext:value-type="string">
            <text:p>Zhao X., Khomh F., Zou Y.</text:p>
          </table:table-cell>
          <table:table-cell office:value-type="string" calcext:value-type="string">
            <text:p>Proceedings - International Conference on Quality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rchitecture-based reliability evaluation under uncertainty</text:p>
          </table:table-cell>
          <table:table-cell office:value-type="string" calcext:value-type="string">
            <text:p>Meedeniya I., Moser I., Aleti A., Grunske L.</text:p>
          </table:table-cell>
          <table:table-cell office:value-type="string" calcext:value-type="string">
            <text:p>CompArch'11 - Proceedings of the 2011 Federated Events on Component-Based Software Engineering and Software Architecture - QoSA+ISARCS'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xtending the RiPLE-DE process with quality attribute variability realization</text:p>
          </table:table-cell>
          <table:table-cell office:value-type="string" calcext:value-type="string">
            <text:p>Cavalcanti R.D.O., De Almeida E.S., Meira S.R.L.</text:p>
          </table:table-cell>
          <table:table-cell office:value-type="string" calcext:value-type="string">
            <text:p>CompArch'11 - Proceedings of the 2011 Federated Events on Component-Based Software Engineering and Software Architecture - QoSA+ISARCS'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framework for classifying and comparing software architecture tools for quality evaluation</text:p>
          </table:table-cell>
          <table:table-cell office:value-type="string" calcext:value-type="string">
            <text:p>Anjos E., Zenha-Rela M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Using complexity, coupling, and cohesion metrics as early indicators of vulnerabilities</text:p>
          </table:table-cell>
          <table:table-cell office:value-type="string" calcext:value-type="string">
            <text:p>Chowdhury I., Zulkernine M.</text:p>
          </table:table-cell>
          <table:table-cell office:value-type="string" calcext:value-type="string">
            <text:p>Journal of Systems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Survey on Resilience in the IoT: Taxonomy, Classification, and Discussion of Resilience Mechanisms</text:p>
          </table:table-cell>
          <table:table-cell office:value-type="string" calcext:value-type="string">
            <text:p>Berger, Christian and Eichhammer, Philipp and Reiser, Hans P and Domaschka, Jorg and Hauck, Franz J and Habiger, Gerhard</text:p>
          </table:table-cell>
          <table:table-cell office:value-type="string" calcext:value-type="string">
            <text:p>ACM Computing Surveys (CSUR)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odeling Performance of Microservices Systems with Growth Theory</text:p>
          </table:table-cell>
          <table:table-cell office:value-type="string" calcext:value-type="string">
            <text:p>Camilli, Matteo and Russo, Barbara</text:p>
          </table:table-cell>
          <table:table-cell office:value-type="string" calcext:value-type="string">
            <text:p>Empirical Software Engineering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chitecture evaluation in continuous development</text:p>
          </table:table-cell>
          <table:table-cell office:value-type="string" calcext:value-type="string">
            <text:p>Aagren, S Magnus and Knauss, Eric and Heldal, Rogardt and Pelliccione, Patrizio and Alminger, Anders and Antonsson, Magnus and Karlkvist, Thomas and Lindeborg, Ande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 method for monitoring the coupling evolution of microservice-based architectures</text:p>
          </table:table-cell>
          <table:table-cell office:value-type="string" calcext:value-type="string">
            <text:p>Apolinário, Daniel RF and de França, Breno BN</text:p>
          </table:table-cell>
          <table:table-cell office:value-type="string" calcext:value-type="string">
            <text:p>Journal of the Brazilian Computer Society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n Representing Resilience Requirements of Microservice Architecture Systems</text:p>
          </table:table-cell>
          <table:table-cell office:value-type="string" calcext:value-type="string">
            <text:p>Yin, Kanglin and Du, Qingfeng</text:p>
          </table:table-cell>
          <table:table-cell office:value-type="string" calcext:value-type="string">
            <text:p>International Journal of Software Engineering and Knowledge Engineering</text:p>
          </table:table-cell>
          <table:table-cell office:value-type="float" office:value="2021" calcext:value-type="float">
            <text:p>2021</text:p>
          </table:table-cell>
        </table:table-row>
        <calcext:conditional-formats>
          <calcext:conditional-format calcext:target-range-address="Scopus.A1:Scopus.A1">
            <calcext:condition calcext:apply-style-name="cf6" calcext:value="formula-is(AND(COUNTIF([.$A$1:.$A$1048576]; [.A1])&gt;1;NOT(ISBLANK([.A1]))))" calcext:base-cell-address="Scopus.A1"/>
            <calcext:condition calcext:apply-style-name="cf5" calcext:value="formula-is(AND(COUNTIF([.$A$1:.$A$1048576]; [.A1])&gt;1;NOT(ISBLANK([.A1]))))" calcext:base-cell-address="Scopus.A1"/>
          </calcext:conditional-format>
        </calcext:conditional-formats>
      </table:table>
      <table:table table:name="Springerlink" table:style-name="ta1">
        <table:table-column table:style-name="co3" table:number-columns-repeated="4" table:default-cell-style-name="Default"/>
        <table:table-row table:style-name="ro1">
          <table:table-cell table:style-name="ce11" office:value-type="string" calcext:value-type="string">
            <text:p>Document 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Publication Title</text:p>
          </table:table-cell>
          <table:table-cell table:style-name="ce4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Software Architecture Modeling and Evaluation Based on Stochastic Activity Networks</text:p>
          </table:table-cell>
          <table:table-cell office:value-type="string" calcext:value-type="string">
            <text:p>Sedaghatbaf, Ali; Azgomi, Mohammad Abdolahi</text:p>
          </table:table-cell>
          <table:table-cell office:value-type="string" calcext:value-type="string">
            <text:p>Fundamentals of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xtending software architecture views with an energy consumption perspective</text:p>
          </table:table-cell>
          <table:table-cell office:value-type="string" calcext:value-type="string">
            <text:p>Jagroep, Erik; van der Werf, Jan Martijn; Brinkkemper, Sjaak; Blom, Leen; van Vliet, Rob</text:p>
          </table:table-cell>
          <table:table-cell office:value-type="string" calcext:value-type="string">
            <text:p>Comput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oftware architectures for big data: a systematic literature review</text:p>
          </table:table-cell>
          <table:table-cell office:value-type="string" calcext:value-type="string">
            <text:p>Avci, Cigdem; Tekinerdogan, Bedir; Athanasiadis, Ioannis N.</text:p>
          </table:table-cell>
          <table:table-cell office:value-type="string" calcext:value-type="string">
            <text:p>Big Data Analytic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oward an Integrated Quality Evaluation of Web Applications with DEVS</text:p>
          </table:table-cell>
          <table:table-cell office:value-type="string" calcext:value-type="string">
            <text:p>Bogado, Verónica; Gonnet, Silvio; Leone, Horacio</text:p>
          </table:table-cell>
          <table:table-cell office:value-type="string" calcext:value-type="string">
            <text:p>Current Trends in Web Engineer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xploring the suitability of source code metrics for indicating architectural inconsistencies</text:p>
          </table:table-cell>
          <table:table-cell office:value-type="string" calcext:value-type="string">
            <text:p>Lenhard, Jörg; Blom, Martin; Herold, Sebastian</text:p>
          </table:table-cell>
          <table:table-cell office:value-type="string" calcext:value-type="string">
            <text:p>Software Quality Journa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rchitecture-Driven Development of an Electronic Health Record Considering the SOAQM Quality Model</text:p>
          </table:table-cell>
          <table:table-cell office:value-type="string" calcext:value-type="string">
            <text:p>França, Joyce M. S.; da Costa Junior, Ademir Almeida; Soares, Michel S.</text:p>
          </table:table-cell>
          <table:table-cell office:value-type="string" calcext:value-type="string">
            <text:p>SN Computer Scienc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enchmarking lightweight face architectures on specific face recognition scenarios</text:p>
          </table:table-cell>
          <table:table-cell office:value-type="string" calcext:value-type="string">
            <text:p>Martinez-Diaz, Yoanna and Nicolas-Diaz, Miguel and Mendez-Vazquez, Heydi and Luevano, Luis S and Chang, Leonardo and Gonzalez-Mendoza, Miguel and Sucar, Luis Enrique</text:p>
          </table:table-cell>
          <table:table-cell office:value-type="string" calcext:value-type="string">
            <text:p>Artificial Intelligence Review</text:p>
          </table:table-cell>
          <table:table-cell office:value-type="float" office:value="2021" calcext:value-type="float">
            <text:p>2021</text:p>
          </table:table-cell>
        </table:table-row>
        <calcext:conditional-formats>
          <calcext:conditional-format calcext:target-range-address="Springerlink.A1:Springerlink.A1">
            <calcext:condition calcext:apply-style-name="cf6" calcext:value="formula-is(AND(COUNTIF([.$A$1:.$A$1048576]; [.A1])&gt;1;NOT(ISBLANK([.A1]))))" calcext:base-cell-address="Springerlink.A1"/>
            <calcext:condition calcext:apply-style-name="cf5" calcext:value="formula-is(AND(COUNTIF([.$A$1:.$A$1048576]; [.A1])&gt;1;NOT(ISBLANK([.A1]))))" calcext:base-cell-address="Springerlink.A1"/>
          </calcext:conditional-format>
        </calcext:conditional-formats>
      </table:table>
      <table:table table:name="ScienceDirect" table:style-name="ta1">
        <table:table-column table:style-name="co3" table:number-columns-repeated="4" table:default-cell-style-name="Default"/>
        <table:table-row table:style-name="ro1">
          <table:table-cell table:style-name="ce12" office:value-type="string" calcext:value-type="string">
            <text:p>Document 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Publication Title</text:p>
          </table:table-cell>
          <table:table-cell table:style-name="ce4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Evaluating REST architecturesâApproach, tooling and guidelines</text:p>
          </table:table-cell>
          <table:table-cell office:value-type="string" calcext:value-type="string">
            <text:p>Costa, Bruno; Pires, Paulo F.; Delicato, FlÃḂvia C.; Merson, Paulo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oftware architectures of the convergence of cloud computing and the Internet of Things: A systematic literature review</text:p>
          </table:table-cell>
          <table:table-cell office:value-type="string" calcext:value-type="string">
            <text:p>Banijamali, Ahmad; Pakanen, Olli-Pekka; Kuvaja, Pasi; Oivo, Markku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pirical validation of cyber-foraging architectural tactics for surrogate provisioning</text:p>
          </table:table-cell>
          <table:table-cell office:value-type="string" calcext:value-type="string">
            <text:p>Moghaddam, Fahimeh Alizadeh; Procaccianti, Giuseppe; Lewis, Grace A.; Lago, Patricia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systematic mapping study on architectural smells detection</text:p>
          </table:table-cell>
          <table:table-cell office:value-type="string" calcext:value-type="string">
            <text:p>Mumtaz, Haris; Singh, Paramvir; Blincoe, Kelly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chitecting systems of systems: A tertiary study</text:p>
          </table:table-cell>
          <table:table-cell office:value-type="string" calcext:value-type="string">
            <text:p>Cadavid, HÃ©ctor; Andrikopoulos, Vasilios; Avgeriou, Paris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lysing and modelling runtime architectural stability for self-adaptive software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hapter 13 - Influences of architectural and implementation choices on CyberInfrastructure qualityâa case study</text:p>
          </table:table-cell>
          <table:table-cell office:value-type="string" calcext:value-type="string">
            <text:p>Farcas, Emilia; Menarini, Massimiliano; Farcas, Claudiu; Griswold, William G.; Patrick, Kevin; Krueger, Ingolf; Demchak, Barry; Raab, Fred; Yan, Yan; Ziftci, Celal</text:p>
          </table:table-cell>
          <table:table-cell office:value-type="string" calcext:value-type="string">
            <text:p>Software Quality Assura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Improving software product line configuration: A quality attribute-driven approach</text:p>
          </table:table-cell>
          <table:table-cell office:value-type="string" calcext:value-type="string">
            <text:p>Guana, Victor; Correal, Dario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nowledge-based approaches in software documentation: A systematic literature review</text:p>
          </table:table-cell>
          <table:table-cell office:value-type="string" calcext:value-type="string">
            <text:p>Ding, Wei; Liang, Peng; Tang, Antony; Vliet, Hans van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What can violations of good practices tell about the relationship between GoF patterns and run-time quality attributes?</text:p>
          </table:table-cell>
          <table:table-cell office:value-type="string" calcext:value-type="string">
            <text:p>Feitosa, Daniel; Ampatzoglou, Apostolos; Avgeriou, Paris; Chatzigeorgiou, Alexander; Nakagawa, Elisa Y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hapter Four - Model Transformation Using Multiobjective Optimization</text:p>
          </table:table-cell>
          <table:table-cell office:value-type="string" calcext:value-type="string">
            <text:p>Mkaouer, Mohamed Wiem; Kessentini, Marouane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rchitecture design evaluation of PaaS cloud applications using generated prototypes: PaaSArch Cloud Prototyper tool</text:p>
          </table:table-cell>
          <table:table-cell office:value-type="string" calcext:value-type="string">
            <text:p>Gesvindr, David; Gasior, Ondrej; Buhnova, Barbora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HyFTOO, an object-oriented Monte Carlo simulation library for the modeling of Stochastic Hybrid Fault Tree Automaton</text:p>
          </table:table-cell>
          <table:table-cell office:value-type="string" calcext:value-type="string">
            <text:p>Chiacchio, Ferdinando; Aizpurua, Jose Ignacio; Compagno, Lucio; D'Urso, Diego</text:p>
          </table:table-cell>
          <table:table-cell office:value-type="string" calcext:value-type="string">
            <text:p>Expert Systems with Application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n the relationships between QoS and software adaptability at the architectural level</text:p>
          </table:table-cell>
          <table:table-cell office:value-type="string" calcext:value-type="string">
            <text:p>Perez-Palacin, Diego; Mirandola, Raffaela; Merseguer, JosÃ©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eriving architectural models from requirements specifications: A systematic mapping study</text:p>
          </table:table-cell>
          <table:table-cell office:value-type="string" calcext:value-type="string">
            <text:p>Souza, Eric; Moreira, Ana; GoulÃ£o, Miguel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CCORDANT: A domain specific-model and DevOps approach for big data analytics architectures</text:p>
          </table:table-cell>
          <table:table-cell office:value-type="string" calcext:value-type="string">
            <text:p>Castellanos, Camilo; Varela, Carlos A.; Correal, Dario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apturing software architecture knowledge for pattern-driven design</text:p>
          </table:table-cell>
          <table:table-cell office:value-type="string" calcext:value-type="string">
            <text:p>Farshidi, Siamak; Jansen, Slinger; Werf, Jan Martijn van der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oT architecture for adaptation to transient devices</text:p>
          </table:table-cell>
          <table:table-cell office:value-type="string" calcext:value-type="string">
            <text:p>Ariza, Jairo; GarcÃ©s, Kelly; Cardozo, NicolÃḂs; SÃḂnchez, Juan Pablo RodrÃ­guez; Vargas, Fernando JimÃ©nez</text:p>
          </table:table-cell>
          <table:table-cell office:value-type="string" calcext:value-type="string">
            <text:p>Journal of Parallel and Distributed Computing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ntegrating quality requirements in engineering web service orchestrations</text:p>
          </table:table-cell>
          <table:table-cell office:value-type="string" calcext:value-type="string">
            <text:p>Zernadji, Tarek; Tibermacine, Chouki; Cherif, Foudil; Zouioueche, Amina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asuring the impact of changes to the complexity and coupling properties of automotive software systems</text:p>
          </table:table-cell>
          <table:table-cell office:value-type="string" calcext:value-type="string">
            <text:p>Durisic, Darko; Nilsson, Martin; Staron, Miroslaw; Hansson, JÃ¶rge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alidating a model-driven software architecture evaluation and improvement method: A family of experiments</text:p>
          </table:table-cell>
          <table:table-cell office:value-type="string" calcext:value-type="string">
            <text:p>Gonzalez-Huerta, Javier; Insfran, Emilio; AbrahÃ£o, Silvia; Scanniello, Giuseppe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rvice monitoring and differentiation techniques for resource allocation in the grid, on the basis of the level of service</text:p>
          </table:table-cell>
          <table:table-cell office:value-type="string" calcext:value-type="string">
            <text:p>Torres, E.; Segrelles, D.; Blanquer, I.; HernÃḂndez, V.</text:p>
          </table:table-cell>
          <table:table-cell office:value-type="string" calcext:value-type="string">
            <text:p>Future Generation Computer System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rchitecture for embedded open software ecosystems</text:p>
          </table:table-cell>
          <table:table-cell office:value-type="string" calcext:value-type="string">
            <text:p>Eklund, Ulrik; Bosch, Ja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st and future of software architectural decisions â A systematic mapping study</text:p>
          </table:table-cell>
          <table:table-cell office:value-type="string" calcext:value-type="string">
            <text:p>Tofan, Dan; Galster, Matthias; Avgeriou, Paris; Schuitema, Wes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Interactive multi-objective evolutionary optimization of software architectures</text:p>
          </table:table-cell>
          <table:table-cell office:value-type="string" calcext:value-type="string">
            <text:p>RamÃ­rez, Aurora; Romero, JosÃ© RaÃẃl; Ventura, SebastiÃḂn</text:p>
          </table:table-cell>
          <table:table-cell office:value-type="string" calcext:value-type="string">
            <text:p>Information Scienc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quantitative algorithm to select software architecture by tradeoff between quality attributes</text:p>
          </table:table-cell>
          <table:table-cell office:value-type="string" calcext:value-type="string">
            <text:p>Jabali, Farzaneh Hoseini; Sharafi, Sayed Mehran; Zamanifar, Kamran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eliability-driven deployment optimization for embedded systems</text:p>
          </table:table-cell>
          <table:table-cell office:value-type="string" calcext:value-type="string">
            <text:p>Meedeniya, Indika; Buhnova, Barbora; Aleti, Aldeida; Grunske, La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ariability models for generating efficient configurations of functional quality attributes</text:p>
          </table:table-cell>
          <table:table-cell office:value-type="string" calcext:value-type="string">
            <text:p>Horcas, Jose-Miguel; Pinto, MÃġnica; Fuentes, Lidia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owards a Knowledge Based Approach to Style Driven Architecture Design</text:p>
          </table:table-cell>
          <table:table-cell office:value-type="string" calcext:value-type="string">
            <text:p>Moaven, Shahrouz; Habibi, Jafar; Alidoosti, Razie; Mosaed, Alireza Parvizi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 architecture, system engineering, and acquisition approach for space system software resiliency</text:p>
          </table:table-cell>
          <table:table-cell office:value-type="string" calcext:value-type="string">
            <text:p>Phillips, Dewanne M.; Mazzuchi, Thomas A.; Sarkani, Shahram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Precepts and Evolvability of Complex Systems</text:p>
          </table:table-cell>
          <table:table-cell office:value-type="string" calcext:value-type="string">
            <text:p>Vora, Urjaswala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hapter 11 - Managing Trade-offs in Self-Adaptive Software Architectures: A Systematic Mapping Study</text:p>
          </table:table-cell>
          <table:table-cell office:value-type="string" calcext:value-type="string">
            <text:p>Salama, M.; Bahsoon, R.; Bencomo, N.</text:p>
          </table:table-cell>
          <table:table-cell office:value-type="string" calcext:value-type="string">
            <text:p>Managing Trade-Offs in Adaptable Software Architectur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Hierarchical Criterion Approach for Architecture Structure Selection of Transportation Software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ew degrees of freedom in metaheuristic optimization of component-based systems architecture: Architecture topology and load balancing</text:p>
          </table:table-cell>
          <table:table-cell office:value-type="string" calcext:value-type="string">
            <text:p>Etemaadi, Ramin; Chaudron, Michel R. V.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ining architecture tactics and quality attributes knowledge in Stack Overflow</text:p>
          </table:table-cell>
          <table:table-cell office:value-type="string" calcext:value-type="string">
            <text:p>Bi, Tingting; Liang, Peng; Tang, Antony; Xia, Xi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alyzing the sensitivity of multi-objective software architecture refactoring to configuration characteristics</text:p>
          </table:table-cell>
          <table:table-cell office:value-type="string" calcext:value-type="string">
            <text:p>Cortellessa, Vittorio; Pompeo, Daniele Di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radeoff-based architecting of the software system for autonomous robotized open pit mining</text:p>
          </table:table-cell>
          <table:table-cell office:value-type="string" calcext:value-type="string">
            <text:p>Zykov, Sergey V.; Temkin, Igor O.; Deryabin, Sergey A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ecision Model for Software Architectural Tactics Selection Based on Quality Attributes Requirements</text:p>
          </table:table-cell>
          <table:table-cell office:value-type="string" calcext:value-type="string">
            <text:p>Sabry, Ahmed E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Knowledge representation and information extraction for analysing architectural patterns</text:p>
          </table:table-cell>
          <table:table-cell office:value-type="string" calcext:value-type="string">
            <text:p>Velasco-Elizondo, Perla; MarÃ­n-PiÃḟa, Rosario; Vazquez-Reyes, Sodel; Mora-Soto, Arturo; Mejia, Jezreel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apter 2 - Architecting Software Systems for Runtime Self-Adaptation: Concepts, Models, and Challenges</text:p>
          </table:table-cell>
          <table:table-cell office:value-type="string" calcext:value-type="string">
            <text:p>Villegas, N. M.; Tamura, G.; MÃỳller, H. A.</text:p>
          </table:table-cell>
          <table:table-cell office:value-type="string" calcext:value-type="string">
            <text:p>Managing Trade-Offs in Adaptable Software Architectur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oftware architecture evolution through evolvability analysis</text:p>
          </table:table-cell>
          <table:table-cell office:value-type="string" calcext:value-type="string">
            <text:p>Breivold, Hongyu Pei; Crnkovic, Ivica; Larsson, Magnu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hapter 5 - HASARD: A Model-Based Method for Quality Analysis of Software Architecture</text:p>
          </table:table-cell>
          <table:table-cell office:value-type="string" calcext:value-type="string">
            <text:p>Zhu, Hong; Zhang, Qian; Zhang, Yanlong</text:p>
          </table:table-cell>
          <table:table-cell office:value-type="string" calcext:value-type="string">
            <text:p>Relating System Quality and Software Architectu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hapter 13 - The Design Implications of Usersâ Values for Software and System Architecture</text:p>
          </table:table-cell>
          <table:table-cell office:value-type="string" calcext:value-type="string">
            <text:p>Sutcliffe, Alistair; Thew, Sarah</text:p>
          </table:table-cell>
          <table:table-cell office:value-type="string" calcext:value-type="string">
            <text:p>Economics-Driven Software Architectu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 empirical study of software architecturesâ effect on product quality</text:p>
          </table:table-cell>
          <table:table-cell office:value-type="string" calcext:value-type="string">
            <text:p>Hansen, Klaus Marius; Jonasson, Kristjan; Neukirchen, Helmut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RIZ for software architecture</text:p>
          </table:table-cell>
          <table:table-cell office:value-type="string" calcext:value-type="string">
            <text:p>Kluender, Daniel</text:p>
          </table:table-cell>
          <table:table-cell office:value-type="string" calcext:value-type="string">
            <text:p>Procedia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rchitecture evaluation in continuous development</text:p>
          </table:table-cell>
          <table:table-cell office:value-type="string" calcext:value-type="string">
            <text:p>Agren, S Magnus and Knauss, Eric and Heldal, Rogardt and Pelliccione, Patrizio and Alminger, Anders and Antonsson, Magnus and Karlkvist, Thomas and Lindeborg, Ande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S-QuAAF: A generic evaluation framework for monitoring software architecture quality</text:p>
          </table:table-cell>
          <table:table-cell office:value-type="string" calcext:value-type="string">
            <text:p>Kadri, Salim and Aouag, Sofiane and Hedjazi, Djalal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1" calcext:value-type="float">
            <text:p>2021</text:p>
          </table:table-cell>
        </table:table-row>
        <calcext:conditional-formats>
          <calcext:conditional-format calcext:target-range-address="ScienceDirect.A1:ScienceDirect.A1">
            <calcext:condition calcext:apply-style-name="cf6" calcext:value="formula-is(AND(COUNTIF([.$A$1:.$A$1048576]; [.A1])&gt;1;NOT(ISBLANK([.A1]))))" calcext:base-cell-address="ScienceDirect.A1"/>
            <calcext:condition calcext:apply-style-name="cf5" calcext:value="formula-is(AND(COUNTIF([.$A$1:.$A$1048576]; [.A1])&gt;1;NOT(ISBLANK([.A1]))))" calcext:base-cell-address="ScienceDirec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5" style:family="table-cell" style:parent-style-name="Default">
      <style:table-cell-properties fo:background-color="#ffc7ce"/>
      <style:text-properties fo:color="#9c0006"/>
    </style:style>
    <style:style style:name="cf6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2:31:14.459748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23:01:42.162850528</meta:creation-date>
    <meta:generator>LibreOffice/6.0.7.3$Linux_X86_64 LibreOffice_project/00m0$Build-3</meta:generator>
    <dc:date>2022-05-17T02:40:26.465562346</dc:date>
    <meta:editing-duration>PT1H5M20S</meta:editing-duration>
    <meta:editing-cycles>25</meta:editing-cycles>
    <meta:document-statistic meta:table-count="5" meta:cell-count="2998" meta:object-count="0"/>
  </office:meta>
</office:document-meta>
</file>